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b613d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RDATA2.mdb lokalowe" table:style-name="ta1" table:print="false">
        <table:table-column table:style-name="co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8" table:default-cell-style-name="Default"/>
        <table:table-row table:style-name="ro1">
          <table:table-cell office:value-type="float" office:value="7553.57" calcext:value-type="float">
            <text:p>7553.57</text:p>
          </table:table-cell>
          <table:table-cell table:formula="of:=[.A1]/[.$F$2]" office:value-type="float" office:value="106.388309859155" calcext:value-type="float">
            <text:p>106.388309859155</text:p>
          </table:table-cell>
          <table:table-cell table:formula="of:=([.A1]-[.$F$3])/[.$F$6]" office:value-type="float" office:value="3.10149636046737" calcext:value-type="float">
            <text:p>3.10149636046737</text:p>
          </table:table-cell>
          <table:table-cell table:formula="of:=ROUND([.C1]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bucke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float" office:value="7666.67" calcext:value-type="float">
            <text:p>7666.67</text:p>
          </table:table-cell>
          <table:table-cell table:formula="of:=[.A2]/[.$F$2]" office:value-type="float" office:value="107.981267605634" calcext:value-type="float">
            <text:p>107.981267605634</text:p>
          </table:table-cell>
          <table:table-cell table:formula="of:=([.A2]-[.$F$3])/[.$F$6]" office:value-type="float" office:value="3.18766173466753" calcext:value-type="float">
            <text:p>3.18766173466753</text:p>
          </table:table-cell>
          <table:table-cell table:formula="of:=ROUND([.C2])" office:value-type="float" office:value="3" calcext:value-type="float">
            <text:p>3</text:p>
          </table:table-cell>
          <table:table-cell office:value-type="string" calcext:value-type="string">
            <text:p>ile</text:p>
          </table:table-cell>
          <table:table-cell table:formula="of:=COUNT([.A1:.A71])" office:value-type="float" office:value="71" calcext:value-type="float">
            <text:p>7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$D$1:.$D$71];[.H2])" office:value-type="float" office:value="8" calcext:value-type="float">
            <text:p>8</text:p>
          </table:table-cell>
          <table:table-cell table:formula="of:=[.I2]/[.$F$2]" office:value-type="float" office:value="0.112676056338028" calcext:value-type="float">
            <text:p>0.112676056338028</text:p>
          </table:table-cell>
          <table:table-cell table:formula="of:=[.H2]*[.I2]/[.$F$2]" office:value-type="float" office:value="0" calcext:value-type="float">
            <text:p>0</text:p>
          </table:table-cell>
          <table:table-cell/>
          <table:table-cell table:formula="of:=[.H2]*[.H2]*[.I2]/[.$F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5.58" calcext:value-type="float">
            <text:p>5995.58</text:p>
          </table:table-cell>
          <table:table-cell table:formula="of:=[.A3]/[.$F$2]" office:value-type="float" office:value="84.4447887323944" calcext:value-type="float">
            <text:p>84.4447887323944</text:p>
          </table:table-cell>
          <table:table-cell table:formula="of:=([.A3]-[.$F$3])/[.$F$6]" office:value-type="float" office:value="1.91453976143898" calcext:value-type="float">
            <text:p>1.91453976143898</text:p>
          </table:table-cell>
          <table:table-cell table:formula="of:=ROUND([.C3])" office:value-type="float" office:value="2" calcext:value-type="float">
            <text:p>2</text:p>
          </table:table-cell>
          <table:table-cell office:value-type="string" calcext:value-type="string">
            <text:p>min</text:p>
          </table:table-cell>
          <table:table-cell table:formula="of:=MIN([.A1:.A71])" office:value-type="float" office:value="3482.57" calcext:value-type="float">
            <text:p>3482.57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$D$1:.$D$71];[.H3])" office:value-type="float" office:value="16" calcext:value-type="float">
            <text:p>16</text:p>
          </table:table-cell>
          <table:table-cell table:formula="of:=[.I3]/[.$F$2]" office:value-type="float" office:value="0.225352112676056" calcext:value-type="float">
            <text:p>0.225352112676056</text:p>
          </table:table-cell>
          <table:table-cell table:formula="of:=[.H3]*[.I3]/[.$F$2]" office:value-type="float" office:value="0.225352112676056" calcext:value-type="float">
            <text:p>0.225352112676056</text:p>
          </table:table-cell>
          <table:table-cell/>
          <table:table-cell table:formula="of:=[.H3]*[.H3]*[.I3]/[.$F$2]" office:value-type="float" office:value="0.225352112676056" calcext:value-type="float">
            <text:p>0.22535211267605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A4]/[.$F$2]" office:value-type="float" office:value="70.4225352112676" calcext:value-type="float">
            <text:p>70.4225352112676</text:p>
          </table:table-cell>
          <table:table-cell table:formula="of:=([.A4]-[.$F$3])/[.$F$6]" office:value-type="float" office:value="1.15605591310833" calcext:value-type="float">
            <text:p>1.15605591310833</text:p>
          </table:table-cell>
          <table:table-cell table:formula="of:=ROUND([.C4])"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table:formula="of:=MAX([.A1:.A71])" office:value-type="float" office:value="15295.9" calcext:value-type="float">
            <text:p>15295.9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$D$1:.$D$71];[.H4])" office:value-type="float" office:value="13" calcext:value-type="float">
            <text:p>13</text:p>
          </table:table-cell>
          <table:table-cell table:formula="of:=[.I4]/[.$F$2]" office:value-type="float" office:value="0.183098591549296" calcext:value-type="float">
            <text:p>0.183098591549296</text:p>
          </table:table-cell>
          <table:table-cell table:formula="of:=[.H4]*[.I4]/[.$F$2]" office:value-type="float" office:value="0.366197183098592" calcext:value-type="float">
            <text:p>0.366197183098592</text:p>
          </table:table-cell>
          <table:table-cell/>
          <table:table-cell table:formula="of:=[.H4]*[.H4]*[.I4]/[.$F$2]" office:value-type="float" office:value="0.732394366197183" calcext:value-type="float">
            <text:p>0.732394366197183</text:p>
          </table:table-cell>
        </table:table-row>
        <table:table-row table:style-name="ro1">
          <table:table-cell office:value-type="float" office:value="9782.61" calcext:value-type="float">
            <text:p>9782.61</text:p>
          </table:table-cell>
          <table:table-cell table:formula="of:=[.A5]/[.$F$2]" office:value-type="float" office:value="137.78323943662" calcext:value-type="float">
            <text:p>137.78323943662</text:p>
          </table:table-cell>
          <table:table-cell table:formula="of:=([.A5]-[.$F$3])/[.$F$6]" office:value-type="float" office:value="4.79969322790441" calcext:value-type="float">
            <text:p>4.79969322790441</text:p>
          </table:table-cell>
          <table:table-cell table:formula="of:=ROUND([.C5])" office:value-type="float" office:value="5" calcext:value-type="float">
            <text:p>5</text:p>
          </table:table-cell>
          <table:table-cell office:value-type="string" calcext:value-type="string">
            <text:p>ilość przedziałów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$D$1:.$D$71];[.H5])" office:value-type="float" office:value="14" calcext:value-type="float">
            <text:p>14</text:p>
          </table:table-cell>
          <table:table-cell table:formula="of:=[.I5]/[.$F$2]" office:value-type="float" office:value="0.197183098591549" calcext:value-type="float">
            <text:p>0.197183098591549</text:p>
          </table:table-cell>
          <table:table-cell table:formula="of:=[.H5]*[.I5]/[.$F$2]" office:value-type="float" office:value="0.591549295774648" calcext:value-type="float">
            <text:p>0.591549295774648</text:p>
          </table:table-cell>
          <table:table-cell/>
          <table:table-cell table:formula="of:=[.H5]*[.H5]*[.I5]/[.$F$2]" office:value-type="float" office:value="1.77464788732394" calcext:value-type="float">
            <text:p>1.77464788732394</text:p>
          </table:table-cell>
        </table:table-row>
        <table:table-row table:style-name="ro1">
          <table:table-cell office:value-type="float" office:value="4307.69" calcext:value-type="float">
            <text:p>4307.69</text:p>
          </table:table-cell>
          <table:table-cell table:formula="of:=[.A6]/[.$F$2]" office:value-type="float" office:value="60.6716901408451" calcext:value-type="float">
            <text:p>60.6716901408451</text:p>
          </table:table-cell>
          <table:table-cell table:formula="of:=([.A6]-[.$F$3])/[.$F$6]" office:value-type="float" office:value="0.628618687533489" calcext:value-type="float">
            <text:p>0.628618687533489</text:p>
          </table:table-cell>
          <table:table-cell table:formula="of:=ROUND([.C6])" office:value-type="float" office:value="1" calcext:value-type="float">
            <text:p>1</text:p>
          </table:table-cell>
          <table:table-cell office:value-type="string" calcext:value-type="string">
            <text:p>krok</text:p>
          </table:table-cell>
          <table:table-cell table:formula="of:=([.F4]-[.F3])/([.F5]-1)" office:value-type="float" office:value="1312.59222222222" calcext:value-type="float">
            <text:p>1312.59222222222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$D$1:.$D$71];[.H6])" office:value-type="float" office:value="4" calcext:value-type="float">
            <text:p>4</text:p>
          </table:table-cell>
          <table:table-cell table:formula="of:=[.I6]/[.$F$2]" office:value-type="float" office:value="0.0563380281690141" calcext:value-type="float">
            <text:p>0.056338028169014</text:p>
          </table:table-cell>
          <table:table-cell table:formula="of:=[.H6]*[.I6]/[.$F$2]" office:value-type="float" office:value="0.225352112676056" calcext:value-type="float">
            <text:p>0.225352112676056</text:p>
          </table:table-cell>
          <table:table-cell/>
          <table:table-cell table:formula="of:=[.H6]*[.H6]*[.I6]/[.$F$2]" office:value-type="float" office:value="0.901408450704225" calcext:value-type="float">
            <text:p>0.901408450704225</text:p>
          </table:table-cell>
        </table:table-row>
        <table:table-row table:style-name="ro1">
          <table:table-cell office:value-type="float" office:value="3846.15" calcext:value-type="float">
            <text:p>3846.15</text:p>
          </table:table-cell>
          <table:table-cell table:formula="of:=[.A7]/[.$F$2]" office:value-type="float" office:value="54.1711267605634" calcext:value-type="float">
            <text:p>54.1711267605634</text:p>
          </table:table-cell>
          <table:table-cell table:formula="of:=([.A7]-[.$F$3])/[.$F$6]" office:value-type="float" office:value="0.276993870483598" calcext:value-type="float">
            <text:p>0.276993870483598</text:p>
          </table:table-cell>
          <table:table-cell table:formula="of:=ROUND([.C7])"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COUNTIF([.$D$1:.$D$71];[.H7])" office:value-type="float" office:value="5" calcext:value-type="float">
            <text:p>5</text:p>
          </table:table-cell>
          <table:table-cell table:formula="of:=[.I7]/[.$F$2]" office:value-type="float" office:value="0.0704225352112676" calcext:value-type="float">
            <text:p>0.070422535211268</text:p>
          </table:table-cell>
          <table:table-cell table:formula="of:=[.H7]*[.I7]/[.$F$2]" office:value-type="float" office:value="0.352112676056338" calcext:value-type="float">
            <text:p>0.352112676056338</text:p>
          </table:table-cell>
          <table:table-cell/>
          <table:table-cell table:formula="of:=[.H7]*[.H7]*[.I7]/[.$F$2]" office:value-type="float" office:value="1.76056338028169" calcext:value-type="float">
            <text:p>1.76056338028169</text:p>
          </table:table-cell>
        </table:table-row>
        <table:table-row table:style-name="ro1">
          <table:table-cell office:value-type="float" office:value="6333.33" calcext:value-type="float">
            <text:p>6333.33</text:p>
          </table:table-cell>
          <table:table-cell table:formula="of:=[.A8]/[.$F$2]" office:value-type="float" office:value="89.2018309859155" calcext:value-type="float">
            <text:p>89.2018309859155</text:p>
          </table:table-cell>
          <table:table-cell table:formula="of:=([.A8]-[.$F$3])/[.$F$6]" office:value-type="float" office:value="2.17185501463178" calcext:value-type="float">
            <text:p>2.17185501463178</text:p>
          </table:table-cell>
          <table:table-cell table:formula="of:=ROUND([.C8])" office:value-type="float" office:value="2" calcext:value-type="float">
            <text:p>2</text:p>
          </table:table-cell>
          <table:table-cell/>
          <table:table-cell office:value-type="string" calcext:value-type="string">
            <text:p>q10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$D$1:.$D$71];[.H8])" office:value-type="float" office:value="4" calcext:value-type="float">
            <text:p>4</text:p>
          </table:table-cell>
          <table:table-cell table:formula="of:=[.I8]/[.$F$2]" office:value-type="float" office:value="0.0563380281690141" calcext:value-type="float">
            <text:p>0.056338028169014</text:p>
          </table:table-cell>
          <table:table-cell table:formula="of:=[.H8]*[.I8]/[.$F$2]" office:value-type="float" office:value="0.338028169014084" calcext:value-type="float">
            <text:p>0.338028169014084</text:p>
          </table:table-cell>
          <table:table-cell/>
          <table:table-cell table:formula="of:=[.H8]*[.H8]*[.I8]/[.$F$2]" office:value-type="float" office:value="2.02816901408451" calcext:value-type="float">
            <text:p>2.02816901408451</text:p>
          </table:table-cell>
        </table:table-row>
        <table:table-row table:style-name="ro1">
          <table:table-cell office:value-type="float" office:value="8181.82" calcext:value-type="float">
            <text:p>8181.82</text:p>
          </table:table-cell>
          <table:table-cell table:formula="of:=[.A9]/[.$F$2]" office:value-type="float" office:value="115.236901408451" calcext:value-type="float">
            <text:p>115.236901408451</text:p>
          </table:table-cell>
          <table:table-cell table:formula="of:=([.A9]-[.$F$3])/[.$F$6]" office:value-type="float" office:value="3.58012939619904" calcext:value-type="float">
            <text:p>3.58012939619904</text:p>
          </table:table-cell>
          <table:table-cell table:formula="of:=ROUND([.C9])" office:value-type="float" office:value="4" calcext:value-type="float">
            <text:p>4</text:p>
          </table:table-cell>
          <table:table-cell/>
          <table:table-cell office:value-type="string" calcext:value-type="string">
            <text:p>q25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$D$1:.$D$71];[.H9])" office:value-type="float" office:value="4" calcext:value-type="float">
            <text:p>4</text:p>
          </table:table-cell>
          <table:table-cell table:formula="of:=[.I9]/[.$F$2]" office:value-type="float" office:value="0.0563380281690141" calcext:value-type="float">
            <text:p>0.056338028169014</text:p>
          </table:table-cell>
          <table:table-cell table:formula="of:=[.H9]*[.I9]/[.$F$2]" office:value-type="float" office:value="0.394366197183099" calcext:value-type="float">
            <text:p>0.394366197183099</text:p>
          </table:table-cell>
          <table:table-cell/>
          <table:table-cell table:formula="of:=[.H9]*[.H9]*[.I9]/[.$F$2]" office:value-type="float" office:value="2.76056338028169" calcext:value-type="float">
            <text:p>2.76056338028169</text:p>
          </table:table-cell>
        </table:table-row>
        <table:table-row table:style-name="ro1">
          <table:table-cell office:value-type="float" office:value="10526.3" calcext:value-type="float">
            <text:p>10526.3</text:p>
          </table:table-cell>
          <table:table-cell table:formula="of:=[.A10]/[.$F$2]" office:value-type="float" office:value="148.257746478873" calcext:value-type="float">
            <text:p>148.257746478873</text:p>
          </table:table-cell>
          <table:table-cell table:formula="of:=([.A10]-[.$F$3])/[.$F$6]" office:value-type="float" office:value="5.36627436971624" calcext:value-type="float">
            <text:p>5.36627436971624</text:p>
          </table:table-cell>
          <table:table-cell table:formula="of:=ROUND([.C10])" office:value-type="float" office:value="5" calcext:value-type="float">
            <text:p>5</text:p>
          </table:table-cell>
          <table:table-cell/>
          <table:table-cell office:value-type="string" calcext:value-type="string">
            <text:p>q50</text:p>
          </table:table-cell>
          <table:table-cell table:formula="of:=MEDIAN([.A1:.A71])" office:value-type="float" office:value="6566.65" calcext:value-type="float">
            <text:p>6566.65</text:p>
          </table:table-cell>
          <table:table-cell office:value-type="float" office:value="8" calcext:value-type="float">
            <text:p>8</text:p>
          </table:table-cell>
          <table:table-cell table:formula="of:=COUNTIF([.$D$1:.$D$71];[.H10])" office:value-type="float" office:value="2" calcext:value-type="float">
            <text:p>2</text:p>
          </table:table-cell>
          <table:table-cell table:formula="of:=[.I10]/[.$F$2]" office:value-type="float" office:value="0.028169014084507" calcext:value-type="float">
            <text:p>0.028169014084507</text:p>
          </table:table-cell>
          <table:table-cell table:formula="of:=[.H10]*[.I10]/[.$F$2]" office:value-type="float" office:value="0.225352112676056" calcext:value-type="float">
            <text:p>0.225352112676056</text:p>
          </table:table-cell>
          <table:table-cell/>
          <table:table-cell table:formula="of:=[.H10]*[.H10]*[.I10]/[.$F$2]" office:value-type="float" office:value="1.80281690140845" calcext:value-type="float">
            <text:p>1.80281690140845</text:p>
          </table:table-cell>
        </table:table-row>
        <table:table-row table:style-name="ro1">
          <table:table-cell office:value-type="float" office:value="5087.72" calcext:value-type="float">
            <text:p>5087.72</text:p>
          </table:table-cell>
          <table:table-cell table:formula="of:=[.A11]/[.$F$2]" office:value-type="float" office:value="71.6580281690141" calcext:value-type="float">
            <text:p>71.6580281690141</text:p>
          </table:table-cell>
          <table:table-cell table:formula="of:=([.A11]-[.$F$3])/[.$F$6]" office:value-type="float" office:value="1.22288550307153" calcext:value-type="float">
            <text:p>1.22288550307153</text:p>
          </table:table-cell>
          <table:table-cell table:formula="of:=ROUND([.C11])" office:value-type="float" office:value="1" calcext:value-type="float">
            <text:p>1</text:p>
          </table:table-cell>
          <table:table-cell/>
          <table:table-cell office:value-type="string" calcext:value-type="string">
            <text:p>q75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$D$1:.$D$71];[.H11])" office:value-type="float" office:value="1" calcext:value-type="float">
            <text:p>1</text:p>
          </table:table-cell>
          <table:table-cell table:formula="of:=[.I11]/[.$F$2]" office:value-type="float" office:value="0.0140845070422535" calcext:value-type="float">
            <text:p>0.014084507042254</text:p>
          </table:table-cell>
          <table:table-cell table:formula="of:=[.H11]*[.I11]/[.$F$2]" office:value-type="float" office:value="0.126760563380282" calcext:value-type="float">
            <text:p>0.126760563380282</text:p>
          </table:table-cell>
          <table:table-cell/>
          <table:table-cell table:formula="of:=[.H11]*[.H11]*[.I11]/[.$F$2]" office:value-type="float" office:value="1.14084507042254" calcext:value-type="float">
            <text:p>1.14084507042254</text:p>
          </table:table-cell>
        </table:table-row>
        <table:table-row table:style-name="ro1">
          <table:table-cell office:value-type="float" office:value="6119.4" calcext:value-type="float">
            <text:p>6119.4</text:p>
          </table:table-cell>
          <table:table-cell table:formula="of:=[.A12]/[.$F$2]" office:value-type="float" office:value="86.1887323943662" calcext:value-type="float">
            <text:p>86.1887323943662</text:p>
          </table:table-cell>
          <table:table-cell table:formula="of:=([.A12]-[.$F$3])/[.$F$6]" office:value-type="float" office:value="2.00887218083301" calcext:value-type="float">
            <text:p>2.00887218083301</text:p>
          </table:table-cell>
          <table:table-cell table:formula="of:=ROUND([.C12])" office:value-type="float" office:value="2" calcext:value-type="float">
            <text:p>2</text:p>
          </table:table-cell>
          <table:table-cell/>
          <table:table-cell office:value-type="string" calcext:value-type="string">
            <text:p>q90</text:p>
          </table:table-cell>
          <table:table-cell table:number-columns-repeated="3"/>
          <table:table-cell table:style-name="ce1" office:value-type="string" calcext:value-type="string">
            <text:p>ex</text:p>
          </table:table-cell>
          <table:table-cell table:formula="of:=SUM([.K2:.K11])" office:value-type="float" office:value="2.84507042253521" calcext:value-type="float">
            <text:p>2.84507042253521</text:p>
          </table:table-cell>
          <table:table-cell table:style-name="ce1" office:value-type="string" calcext:value-type="string">
            <text:p>ex2</text:p>
          </table:table-cell>
          <table:table-cell table:formula="of:=SUM([.M2:.M11])" office:value-type="float" office:value="13.1267605633803" calcext:value-type="float">
            <text:p>13.1267605633803</text:p>
          </table:table-cell>
        </table:table-row>
        <table:table-row table:style-name="ro1">
          <table:table-cell office:value-type="float" office:value="7560.98" calcext:value-type="float">
            <text:p>7560.98</text:p>
          </table:table-cell>
          <table:table-cell table:formula="of:=[.A13]/[.$F$2]" office:value-type="float" office:value="106.492676056338" calcext:value-type="float">
            <text:p>106.492676056338</text:p>
          </table:table-cell>
          <table:table-cell table:formula="of:=([.A13]-[.$F$3])/[.$F$6]" office:value-type="float" office:value="3.10714167808738" calcext:value-type="float">
            <text:p>3.10714167808738</text:p>
          </table:table-cell>
          <table:table-cell table:formula="of:=ROUND([.C13]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5735.29" calcext:value-type="float">
            <text:p>5735.29</text:p>
          </table:table-cell>
          <table:table-cell table:formula="of:=[.A14]/[.$F$2]" office:value-type="float" office:value="80.7787323943662" calcext:value-type="float">
            <text:p>80.7787323943662</text:p>
          </table:table-cell>
          <table:table-cell table:formula="of:=([.A14]-[.$F$3])/[.$F$6]" office:value-type="float" office:value="1.71623750458169" calcext:value-type="float">
            <text:p>1.71623750458169</text:p>
          </table:table-cell>
          <table:table-cell table:formula="of:=ROUND([.C14])" office:value-type="float" office:value="2" calcext:value-type="float">
            <text:p>2</text:p>
          </table:table-cell>
          <table:table-cell table:number-columns-repeated="6"/>
          <table:table-cell table:style-name="ce1" office:value-type="string" calcext:value-type="string">
            <text:p>sigma</text:p>
          </table:table-cell>
          <table:table-cell table:formula="of:=SQRT([.M12]-[.K12]*[.K12])" office:value-type="float" office:value="2.24328661882417" calcext:value-type="float">
            <text:p>2.24328661882417</text:p>
          </table:table-cell>
          <table:table-cell/>
        </table:table-row>
        <table:table-row table:style-name="ro1">
          <table:table-cell office:value-type="float" office:value="6779.66" calcext:value-type="float">
            <text:p>6779.66</text:p>
          </table:table-cell>
          <table:table-cell table:formula="of:=[.A15]/[.$F$2]" office:value-type="float" office:value="95.4881690140845" calcext:value-type="float">
            <text:p>95.4881690140845</text:p>
          </table:table-cell>
          <table:table-cell table:formula="of:=([.A15]-[.$F$3])/[.$F$6]" office:value-type="float" office:value="2.51189207446165" calcext:value-type="float">
            <text:p>2.51189207446165</text:p>
          </table:table-cell>
          <table:table-cell table:formula="of:=ROUND([.C15])"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sigma check</text:p>
          </table:table-cell>
          <table:table-cell table:formula="of:=STDEV([.D1:.D71])" office:value-type="float" office:value="2.25925327312205" calcext:value-type="float">
            <text:p>2.25925327312205</text:p>
          </table:table-cell>
          <table:table-cell/>
        </table:table-row>
        <table:table-row table:style-name="ro1">
          <table:table-cell office:value-type="float" office:value="4242.42" calcext:value-type="float">
            <text:p>4242.42</text:p>
          </table:table-cell>
          <table:table-cell table:formula="of:=[.A16]/[.$F$2]" office:value-type="float" office:value="59.7523943661972" calcext:value-type="float">
            <text:p>59.7523943661972</text:p>
          </table:table-cell>
          <table:table-cell table:formula="of:=([.A16]-[.$F$3])/[.$F$6]" office:value-type="float" office:value="0.578892657701088" calcext:value-type="float">
            <text:p>0.578892657701088</text:p>
          </table:table-cell>
          <table:table-cell table:formula="of:=ROUND([.C16]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NORMDIST([.F16]; [.$K$12];[.$L$14];0)*[.$F$2]" office:value-type="float" office:value="5.64944747642665" calcext:value-type="float">
            <text:p>5.64944747642665</text:p>
          </table:table-cell>
          <table:table-cell>
            <draw:frame table:end-cell-address="'RDATA2.mdb lokalowe'.O44" table:end-x="0.753cm" table:end-y="0.115cm" draw:z-index="0" draw:style-name="gr1" draw:text-style-name="P1" svg:width="16.088cm" svg:height="12.607cm" svg:x="0.524cm" svg:y="0.229cm">
              <draw:object draw:notify-on-update-of-ranges="'RDATA2.mdb lokalowe'.H2:'RDATA2.mdb lokalowe'.H11 'RDATA2.mdb lokalowe'.I1:'RDATA2.mdb lokalowe'.I1 'RDATA2.mdb lokalowe'.I2:'RDATA2.mdb lokalowe'.I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6222.22" calcext:value-type="float">
            <text:p>6222.22</text:p>
          </table:table-cell>
          <table:table-cell table:formula="of:=[.A17]/[.$F$2]" office:value-type="float" office:value="87.6369014084507" calcext:value-type="float">
            <text:p>87.6369014084507</text:p>
          </table:table-cell>
          <table:table-cell table:formula="of:=([.A17]-[.$F$3])/[.$F$6]" office:value-type="float" office:value="2.08720572438085" calcext:value-type="float">
            <text:p>2.08720572438085</text:p>
          </table:table-cell>
          <table:table-cell table:formula="of:=ROUND([.C17])" office:value-type="float" office:value="2" calcext:value-type="float">
            <text:p>2</text:p>
          </table:table-cell>
          <table:table-cell/>
          <table:table-cell table:formula="of:=[.F16]+0.1" office:value-type="float" office:value="0.1" calcext:value-type="float">
            <text:p>0.1</text:p>
          </table:table-cell>
          <table:table-cell table:formula="of:=NORMDIST([.F17]; [.$K$12];[.$L$14];0)*[.$F$2]" office:value-type="float" office:value="5.9721080192858" calcext:value-type="float">
            <text:p>5.9721080192858</text:p>
          </table:table-cell>
          <table:table-cell table:number-columns-repeated="6"/>
        </table:table-row>
        <table:table-row table:style-name="ro1">
          <table:table-cell office:value-type="float" office:value="4909.09" calcext:value-type="float">
            <text:p>4909.09</text:p>
          </table:table-cell>
          <table:table-cell table:formula="of:=[.A18]/[.$F$2]" office:value-type="float" office:value="69.1421126760563" calcext:value-type="float">
            <text:p>69.1421126760563</text:p>
          </table:table-cell>
          <table:table-cell table:formula="of:=([.A18]-[.$F$3])/[.$F$6]" office:value-type="float" office:value="1.08679601771897" calcext:value-type="float">
            <text:p>1.08679601771897</text:p>
          </table:table-cell>
          <table:table-cell table:formula="of:=ROUND([.C18])" office:value-type="float" office:value="1" calcext:value-type="float">
            <text:p>1</text:p>
          </table:table-cell>
          <table:table-cell/>
          <table:table-cell table:formula="of:=[.F17]+0.1" office:value-type="float" office:value="0.2" calcext:value-type="float">
            <text:p>0.2</text:p>
          </table:table-cell>
          <table:table-cell table:formula="of:=NORMDIST([.F18]; [.$K$12];[.$L$14];0)*[.$F$2]" office:value-type="float" office:value="6.30066407463949" calcext:value-type="float">
            <text:p>6.30066407463949</text:p>
          </table:table-cell>
          <table:table-cell table:number-columns-repeated="6"/>
        </table:table-row>
        <table:table-row table:style-name="ro1">
          <table:table-cell office:value-type="float" office:value="8253.3" calcext:value-type="float">
            <text:p>8253.3</text:p>
          </table:table-cell>
          <table:table-cell table:formula="of:=[.A19]/[.$F$2]" office:value-type="float" office:value="116.243661971831" calcext:value-type="float">
            <text:p>116.243661971831</text:p>
          </table:table-cell>
          <table:table-cell table:formula="of:=([.A19]-[.$F$3])/[.$F$6]" office:value-type="float" office:value="3.63458652217453" calcext:value-type="float">
            <text:p>3.63458652217453</text:p>
          </table:table-cell>
          <table:table-cell table:formula="of:=ROUND([.C19])" office:value-type="float" office:value="4" calcext:value-type="float">
            <text:p>4</text:p>
          </table:table-cell>
          <table:table-cell/>
          <table:table-cell table:formula="of:=[.F18]+0.1" office:value-type="float" office:value="0.3" calcext:value-type="float">
            <text:p>0.3</text:p>
          </table:table-cell>
          <table:table-cell table:formula="of:=NORMDIST([.F19]; [.$K$12];[.$L$14];0)*[.$F$2]" office:value-type="float" office:value="6.63409961825126" calcext:value-type="float">
            <text:p>6.63409961825126</text:p>
          </table:table-cell>
          <table:table-cell table:number-columns-repeated="6"/>
        </table:table-row>
        <table:table-row table:style-name="ro1">
          <table:table-cell office:value-type="float" office:value="5813.95" calcext:value-type="float">
            <text:p>5813.95</text:p>
          </table:table-cell>
          <table:table-cell table:formula="of:=[.A20]/[.$F$2]" office:value-type="float" office:value="81.8866197183099" calcext:value-type="float">
            <text:p>81.8866197183099</text:p>
          </table:table-cell>
          <table:table-cell table:formula="of:=([.A20]-[.$F$3])/[.$F$6]" office:value-type="float" office:value="1.77616472239411" calcext:value-type="float">
            <text:p>1.77616472239411</text:p>
          </table:table-cell>
          <table:table-cell table:formula="of:=ROUND([.C20])" office:value-type="float" office:value="2" calcext:value-type="float">
            <text:p>2</text:p>
          </table:table-cell>
          <table:table-cell/>
          <table:table-cell table:formula="of:=[.F19]+0.1" office:value-type="float" office:value="0.4" calcext:value-type="float">
            <text:p>0.4</text:p>
          </table:table-cell>
          <table:table-cell table:formula="of:=NORMDIST([.F20]; [.$K$12];[.$L$14];0)*[.$F$2]" office:value-type="float" office:value="6.9713139898037" calcext:value-type="float">
            <text:p>6.9713139898037</text:p>
          </table:table-cell>
          <table:table-cell table:number-columns-repeated="6"/>
        </table:table-row>
        <table:table-row table:style-name="ro1">
          <table:table-cell office:value-type="float" office:value="4179.1" calcext:value-type="float">
            <text:p>4179.1</text:p>
          </table:table-cell>
          <table:table-cell table:formula="of:=[.A21]/[.$F$2]" office:value-type="float" office:value="58.8605633802817" calcext:value-type="float">
            <text:p>58.8605633802817</text:p>
          </table:table-cell>
          <table:table-cell table:formula="of:=([.A21]-[.$F$3])/[.$F$6]" office:value-type="float" office:value="0.53065223776869" calcext:value-type="float">
            <text:p>0.53065223776869</text:p>
          </table:table-cell>
          <table:table-cell table:formula="of:=ROUND([.C21])" office:value-type="float" office:value="1" calcext:value-type="float">
            <text:p>1</text:p>
          </table:table-cell>
          <table:table-cell/>
          <table:table-cell table:formula="of:=[.F20]+0.1" office:value-type="float" office:value="0.5" calcext:value-type="float">
            <text:p>0.5</text:p>
          </table:table-cell>
          <table:table-cell table:formula="of:=NORMDIST([.F21]; [.$K$12];[.$L$14];0)*[.$F$2]" office:value-type="float" office:value="7.31112638163056" calcext:value-type="float">
            <text:p>7.31112638163056</text:p>
          </table:table-cell>
          <table:table-cell table:number-columns-repeated="6"/>
        </table:table-row>
        <table:table-row table:style-name="ro1">
          <table:table-cell office:value-type="float" office:value="4166.67" calcext:value-type="float">
            <text:p>4166.67</text:p>
          </table:table-cell>
          <table:table-cell table:formula="of:=[.A22]/[.$F$2]" office:value-type="float" office:value="58.6854929577465" calcext:value-type="float">
            <text:p>58.6854929577465</text:p>
          </table:table-cell>
          <table:table-cell table:formula="of:=([.A22]-[.$F$3])/[.$F$6]" office:value-type="float" office:value="0.521182426970211" calcext:value-type="float">
            <text:p>0.521182426970211</text:p>
          </table:table-cell>
          <table:table-cell table:formula="of:=ROUND([.C22])" office:value-type="float" office:value="1" calcext:value-type="float">
            <text:p>1</text:p>
          </table:table-cell>
          <table:table-cell/>
          <table:table-cell table:formula="of:=[.F21]+0.1" office:value-type="float" office:value="0.6" calcext:value-type="float">
            <text:p>0.6</text:p>
          </table:table-cell>
          <table:table-cell table:formula="of:=NORMDIST([.F22]; [.$K$12];[.$L$14];0)*[.$F$2]" office:value-type="float" office:value="7.65228137540576" calcext:value-type="float">
            <text:p>7.65228137540576</text:p>
          </table:table-cell>
          <table:table-cell table:number-columns-repeated="6"/>
        </table:table-row>
        <table:table-row table:style-name="ro1">
          <table:table-cell office:value-type="float" office:value="7674.51" calcext:value-type="float">
            <text:p>7674.51</text:p>
          </table:table-cell>
          <table:table-cell table:formula="of:=[.A23]/[.$F$2]" office:value-type="float" office:value="108.091690140845" calcext:value-type="float">
            <text:p>108.091690140845</text:p>
          </table:table-cell>
          <table:table-cell table:formula="of:=([.A23]-[.$F$3])/[.$F$6]" office:value-type="float" office:value="3.19363464831677" calcext:value-type="float">
            <text:p>3.19363464831677</text:p>
          </table:table-cell>
          <table:table-cell table:formula="of:=ROUND([.C23])" office:value-type="float" office:value="3" calcext:value-type="float">
            <text:p>3</text:p>
          </table:table-cell>
          <table:table-cell/>
          <table:table-cell table:formula="of:=[.F22]+0.1" office:value-type="float" office:value="0.7" calcext:value-type="float">
            <text:p>0.7</text:p>
          </table:table-cell>
          <table:table-cell table:formula="of:=NORMDIST([.F23]; [.$K$12];[.$L$14];0)*[.$F$2]" office:value-type="float" office:value="7.9934555124731" calcext:value-type="float">
            <text:p>7.9934555124731</text:p>
          </table:table-cell>
          <table:table-cell table:number-columns-repeated="6"/>
        </table:table-row>
        <table:table-row table:style-name="ro1">
          <table:table-cell office:value-type="float" office:value="10780.7" calcext:value-type="float">
            <text:p>10780.7</text:p>
          </table:table-cell>
          <table:table-cell table:formula="of:=[.A24]/[.$F$2]" office:value-type="float" office:value="151.840845070423" calcext:value-type="float">
            <text:p>151.840845070423</text:p>
          </table:table-cell>
          <table:table-cell table:formula="of:=([.A24]-[.$F$3])/[.$F$6]" office:value-type="float" office:value="5.5600893228243" calcext:value-type="float">
            <text:p>5.5600893228243</text:p>
          </table:table-cell>
          <table:table-cell table:formula="of:=ROUND([.C24])" office:value-type="float" office:value="6" calcext:value-type="float">
            <text:p>6</text:p>
          </table:table-cell>
          <table:table-cell/>
          <table:table-cell table:formula="of:=[.F23]+0.1" office:value-type="float" office:value="0.8" calcext:value-type="float">
            <text:p>0.8</text:p>
          </table:table-cell>
          <table:table-cell table:formula="of:=NORMDIST([.F24]; [.$K$12];[.$L$14];0)*[.$F$2]" office:value-type="float" office:value="8.33326486809263" calcext:value-type="float">
            <text:p>8.33326486809263</text:p>
          </table:table-cell>
          <table:table-cell table:number-columns-repeated="6"/>
        </table:table-row>
        <table:table-row table:style-name="ro1">
          <table:table-cell office:value-type="float" office:value="7674.33" calcext:value-type="float">
            <text:p>7674.33</text:p>
          </table:table-cell>
          <table:table-cell table:formula="of:=[.A25]/[.$F$2]" office:value-type="float" office:value="108.089154929577" calcext:value-type="float">
            <text:p>108.089154929577</text:p>
          </table:table-cell>
          <table:table-cell table:formula="of:=([.A25]-[.$F$3])/[.$F$6]" office:value-type="float" office:value="3.19349751509524" calcext:value-type="float">
            <text:p>3.19349751509524</text:p>
          </table:table-cell>
          <table:table-cell table:formula="of:=ROUND([.C25])" office:value-type="float" office:value="3" calcext:value-type="float">
            <text:p>3</text:p>
          </table:table-cell>
          <table:table-cell/>
          <table:table-cell table:formula="of:=[.F24]+0.1" office:value-type="float" office:value="0.9" calcext:value-type="float">
            <text:p>0.9</text:p>
          </table:table-cell>
          <table:table-cell table:formula="of:=NORMDIST([.F25]; [.$K$12];[.$L$14];0)*[.$F$2]" office:value-type="float" office:value="8.67027358420389" calcext:value-type="float">
            <text:p>8.67027358420389</text:p>
          </table:table-cell>
          <table:table-cell table:number-columns-repeated="6"/>
        </table:table-row>
        <table:table-row table:style-name="ro1">
          <table:table-cell office:value-type="float" office:value="15295.9" calcext:value-type="float">
            <text:p>15295.9</text:p>
          </table:table-cell>
          <table:table-cell table:formula="of:=[.A26]/[.$F$2]" office:value-type="float" office:value="215.435211267606" calcext:value-type="float">
            <text:p>215.435211267606</text:p>
          </table:table-cell>
          <table:table-cell table:formula="of:=([.A26]-[.$F$3])/[.$F$6]" office:value-type="float" office:value="9" calcext:value-type="float">
            <text:p>9</text:p>
          </table:table-cell>
          <table:table-cell table:formula="of:=ROUND([.C26])" office:value-type="float" office:value="9" calcext:value-type="float">
            <text:p>9</text:p>
          </table:table-cell>
          <table:table-cell/>
          <table:table-cell table:formula="of:=[.F25]+0.1" office:value-type="float" office:value="1" calcext:value-type="float">
            <text:p>1</text:p>
          </table:table-cell>
          <table:table-cell table:formula="of:=NORMDIST([.F26]; [.$K$12];[.$L$14];0)*[.$F$2]" office:value-type="float" office:value="9.00300329963688" calcext:value-type="float">
            <text:p>9.00300329963688</text:p>
          </table:table-cell>
          <table:table-cell table:number-columns-repeated="6"/>
        </table:table-row>
        <table:table-row table:style-name="ro1">
          <table:table-cell office:value-type="float" office:value="4182.89" calcext:value-type="float">
            <text:p>4182.89</text:p>
          </table:table-cell>
          <table:table-cell table:formula="of:=[.A27]/[.$F$2]" office:value-type="float" office:value="58.9139436619718" calcext:value-type="float">
            <text:p>58.9139436619718</text:p>
          </table:table-cell>
          <table:table-cell table:formula="of:=([.A27]-[.$F$3])/[.$F$6]" office:value-type="float" office:value="0.533539653933311" calcext:value-type="float">
            <text:p>0.533539653933311</text:p>
          </table:table-cell>
          <table:table-cell table:formula="of:=ROUND([.C27])" office:value-type="float" office:value="1" calcext:value-type="float">
            <text:p>1</text:p>
          </table:table-cell>
          <table:table-cell/>
          <table:table-cell table:formula="of:=[.F26]+0.1" office:value-type="float" office:value="1.1" calcext:value-type="float">
            <text:p>1.1</text:p>
          </table:table-cell>
          <table:table-cell table:formula="of:=NORMDIST([.F27]; [.$K$12];[.$L$14];0)*[.$F$2]" office:value-type="float" office:value="9.329943401324" calcext:value-type="float">
            <text:p>9.329943401324</text:p>
          </table:table-cell>
          <table:table-cell table:number-columns-repeated="6"/>
        </table:table-row>
        <table:table-row table:style-name="ro1">
          <table:table-cell office:value-type="float" office:value="7674.51" calcext:value-type="float">
            <text:p>7674.51</text:p>
          </table:table-cell>
          <table:table-cell table:formula="of:=[.A28]/[.$F$2]" office:value-type="float" office:value="108.091690140845" calcext:value-type="float">
            <text:p>108.091690140845</text:p>
          </table:table-cell>
          <table:table-cell table:formula="of:=([.A28]-[.$F$3])/[.$F$6]" office:value-type="float" office:value="3.19363464831677" calcext:value-type="float">
            <text:p>3.19363464831677</text:p>
          </table:table-cell>
          <table:table-cell table:formula="of:=ROUND([.C28])" office:value-type="float" office:value="3" calcext:value-type="float">
            <text:p>3</text:p>
          </table:table-cell>
          <table:table-cell/>
          <table:table-cell table:formula="of:=[.F27]+0.1" office:value-type="float" office:value="1.2" calcext:value-type="float">
            <text:p>1.2</text:p>
          </table:table-cell>
          <table:table-cell table:formula="of:=NORMDIST([.F28]; [.$K$12];[.$L$14];0)*[.$F$2]" office:value-type="float" office:value="9.64956200527273" calcext:value-type="float">
            <text:p>9.64956200527273</text:p>
          </table:table-cell>
          <table:table-cell table:number-columns-repeated="6"/>
        </table:table-row>
        <table:table-row table:style-name="ro1">
          <table:table-cell office:value-type="float" office:value="9783.51" calcext:value-type="float">
            <text:p>9783.51</text:p>
          </table:table-cell>
          <table:table-cell table:formula="of:=[.A29]/[.$F$2]" office:value-type="float" office:value="137.795915492958" calcext:value-type="float">
            <text:p>137.795915492958</text:p>
          </table:table-cell>
          <table:table-cell table:formula="of:=([.A29]-[.$F$3])/[.$F$6]" office:value-type="float" office:value="4.8003788940121" calcext:value-type="float">
            <text:p>4.8003788940121</text:p>
          </table:table-cell>
          <table:table-cell table:formula="of:=ROUND([.C29])" office:value-type="float" office:value="5" calcext:value-type="float">
            <text:p>5</text:p>
          </table:table-cell>
          <table:table-cell/>
          <table:table-cell table:formula="of:=[.F28]+0.1" office:value-type="float" office:value="1.3" calcext:value-type="float">
            <text:p>1.3</text:p>
          </table:table-cell>
          <table:table-cell table:formula="of:=NORMDIST([.F29]; [.$K$12];[.$L$14];0)*[.$F$2]" office:value-type="float" office:value="9.96031756214386" calcext:value-type="float">
            <text:p>9.96031756214386</text:p>
          </table:table-cell>
          <table:table-cell table:number-columns-repeated="6"/>
        </table:table-row>
        <table:table-row table:style-name="ro1">
          <table:table-cell office:value-type="float" office:value="3513.97" calcext:value-type="float">
            <text:p>3513.97</text:p>
          </table:table-cell>
          <table:table-cell table:formula="of:=[.A30]/[.$F$2]" office:value-type="float" office:value="49.4925352112676" calcext:value-type="float">
            <text:p>49.4925352112676</text:p>
          </table:table-cell>
          <table:table-cell table:formula="of:=([.A30]-[.$F$3])/[.$F$6]" office:value-type="float" office:value="0.0239221286461985" calcext:value-type="float">
            <text:p>0.023922128646199</text:p>
          </table:table-cell>
          <table:table-cell table:formula="of:=ROUND([.C30])" office:value-type="float" office:value="0" calcext:value-type="float">
            <text:p>0</text:p>
          </table:table-cell>
          <table:table-cell/>
          <table:table-cell table:formula="of:=[.F29]+0.1" office:value-type="float" office:value="1.4" calcext:value-type="float">
            <text:p>1.4</text:p>
          </table:table-cell>
          <table:table-cell table:formula="of:=NORMDIST([.F30]; [.$K$12];[.$L$14];0)*[.$F$2]" office:value-type="float" office:value="10.2606709695304" calcext:value-type="float">
            <text:p>10.2606709695304</text:p>
          </table:table-cell>
          <table:table-cell table:number-columns-repeated="6"/>
        </table:table-row>
        <table:table-row table:style-name="ro1">
          <table:table-cell office:value-type="float" office:value="6697.74" calcext:value-type="float">
            <text:p>6697.74</text:p>
          </table:table-cell>
          <table:table-cell table:formula="of:=[.A31]/[.$F$2]" office:value-type="float" office:value="94.3343661971831" calcext:value-type="float">
            <text:p>94.3343661971831</text:p>
          </table:table-cell>
          <table:table-cell table:formula="of:=([.A31]-[.$F$3])/[.$F$6]" office:value-type="float" office:value="2.44948122163691" calcext:value-type="float">
            <text:p>2.44948122163691</text:p>
          </table:table-cell>
          <table:table-cell table:formula="of:=ROUND([.C31])" office:value-type="float" office:value="2" calcext:value-type="float">
            <text:p>2</text:p>
          </table:table-cell>
          <table:table-cell/>
          <table:table-cell table:formula="of:=[.F30]+0.1" office:value-type="float" office:value="1.5" calcext:value-type="float">
            <text:p>1.5</text:p>
          </table:table-cell>
          <table:table-cell table:formula="of:=NORMDIST([.F31]; [.$K$12];[.$L$14];0)*[.$F$2]" office:value-type="float" office:value="10.5490980617223" calcext:value-type="float">
            <text:p>10.5490980617223</text:p>
          </table:table-cell>
          <table:table-cell table:number-columns-repeated="6"/>
        </table:table-row>
        <table:table-row table:style-name="ro1">
          <table:table-cell office:value-type="float" office:value="12196.1" calcext:value-type="float">
            <text:p>12196.1</text:p>
          </table:table-cell>
          <table:table-cell table:formula="of:=[.A32]/[.$F$2]" office:value-type="float" office:value="171.776056338028" calcext:value-type="float">
            <text:p>171.776056338028</text:p>
          </table:table-cell>
          <table:table-cell table:formula="of:=([.A32]-[.$F$3])/[.$F$6]" office:value-type="float" office:value="6.6384135548571" calcext:value-type="float">
            <text:p>6.6384135548571</text:p>
          </table:table-cell>
          <table:table-cell table:formula="of:=ROUND([.C32])" office:value-type="float" office:value="7" calcext:value-type="float">
            <text:p>7</text:p>
          </table:table-cell>
          <table:table-cell/>
          <table:table-cell table:formula="of:=[.F31]+0.1" office:value-type="float" office:value="1.6" calcext:value-type="float">
            <text:p>1.6</text:p>
          </table:table-cell>
          <table:table-cell table:formula="of:=NORMDIST([.F32]; [.$K$12];[.$L$14];0)*[.$F$2]" office:value-type="float" office:value="10.8241023381307" calcext:value-type="float">
            <text:p>10.8241023381307</text:p>
          </table:table-cell>
          <table:table-cell table:number-columns-repeated="6"/>
        </table:table-row>
        <table:table-row table:style-name="ro1">
          <table:table-cell office:value-type="float" office:value="5236.78" calcext:value-type="float">
            <text:p>5236.78</text:p>
          </table:table-cell>
          <table:table-cell table:formula="of:=[.A33]/[.$F$2]" office:value-type="float" office:value="73.7574647887324" calcext:value-type="float">
            <text:p>73.7574647887324</text:p>
          </table:table-cell>
          <table:table-cell table:formula="of:=([.A33]-[.$F$3])/[.$F$6]" office:value-type="float" office:value="1.3364470475302" calcext:value-type="float">
            <text:p>1.3364470475302</text:p>
          </table:table-cell>
          <table:table-cell table:formula="of:=ROUND([.C33])" office:value-type="float" office:value="1" calcext:value-type="float">
            <text:p>1</text:p>
          </table:table-cell>
          <table:table-cell/>
          <table:table-cell table:formula="of:=[.F32]+0.1" office:value-type="float" office:value="1.7" calcext:value-type="float">
            <text:p>1.7</text:p>
          </table:table-cell>
          <table:table-cell table:formula="of:=NORMDIST([.F33]; [.$K$12];[.$L$14];0)*[.$F$2]" office:value-type="float" office:value="11.0842277838562" calcext:value-type="float">
            <text:p>11.0842277838562</text:p>
          </table:table-cell>
          <table:table-cell table:number-columns-repeated="6"/>
        </table:table-row>
        <table:table-row table:style-name="ro1">
          <table:table-cell office:value-type="float" office:value="7008.69" calcext:value-type="float">
            <text:p>7008.69</text:p>
          </table:table-cell>
          <table:table-cell table:formula="of:=[.A34]/[.$F$2]" office:value-type="float" office:value="98.7139436619718" calcext:value-type="float">
            <text:p>98.7139436619718</text:p>
          </table:table-cell>
          <table:table-cell table:formula="of:=([.A34]-[.$F$3])/[.$F$6]" office:value-type="float" office:value="2.68637886184505" calcext:value-type="float">
            <text:p>2.68637886184505</text:p>
          </table:table-cell>
          <table:table-cell table:formula="of:=ROUND([.C34])" office:value-type="float" office:value="3" calcext:value-type="float">
            <text:p>3</text:p>
          </table:table-cell>
          <table:table-cell/>
          <table:table-cell table:formula="of:=[.F33]+0.1" office:value-type="float" office:value="1.8" calcext:value-type="float">
            <text:p>1.8</text:p>
          </table:table-cell>
          <table:table-cell table:formula="of:=NORMDIST([.F34]; [.$K$12];[.$L$14];0)*[.$F$2]" office:value-type="float" office:value="11.3280716303295" calcext:value-type="float">
            <text:p>11.3280716303295</text:p>
          </table:table-cell>
          <table:table-cell table:number-columns-repeated="6"/>
        </table:table-row>
        <table:table-row table:style-name="ro1">
          <table:table-cell office:value-type="float" office:value="5167.95" calcext:value-type="float">
            <text:p>5167.95</text:p>
          </table:table-cell>
          <table:table-cell table:formula="of:=[.A35]/[.$F$2]" office:value-type="float" office:value="72.7880281690141" calcext:value-type="float">
            <text:p>72.7880281690141</text:p>
          </table:table-cell>
          <table:table-cell table:formula="of:=([.A35]-[.$F$3])/[.$F$6]" office:value-type="float" office:value="1.28400882731626" calcext:value-type="float">
            <text:p>1.28400882731626</text:p>
          </table:table-cell>
          <table:table-cell table:formula="of:=ROUND([.C35])" office:value-type="float" office:value="1" calcext:value-type="float">
            <text:p>1</text:p>
          </table:table-cell>
          <table:table-cell/>
          <table:table-cell table:formula="of:=[.F34]+0.1" office:value-type="float" office:value="1.9" calcext:value-type="float">
            <text:p>1.9</text:p>
          </table:table-cell>
          <table:table-cell table:formula="of:=NORMDIST([.F35]; [.$K$12];[.$L$14];0)*[.$F$2]" office:value-type="float" office:value="11.5542969006763" calcext:value-type="float">
            <text:p>11.5542969006763</text:p>
          </table:table-cell>
          <table:table-cell table:number-columns-repeated="6"/>
        </table:table-row>
        <table:table-row table:style-name="ro1">
          <table:table-cell office:value-type="float" office:value="5293.34" calcext:value-type="float">
            <text:p>5293.34</text:p>
          </table:table-cell>
          <table:table-cell table:formula="of:=[.A36]/[.$F$2]" office:value-type="float" office:value="74.5540845070423" calcext:value-type="float">
            <text:p>74.5540845070423</text:p>
          </table:table-cell>
          <table:table-cell table:formula="of:=([.A36]-[.$F$3])/[.$F$6]" office:value-type="float" office:value="1.37953735314259" calcext:value-type="float">
            <text:p>1.37953735314259</text:p>
          </table:table-cell>
          <table:table-cell table:formula="of:=ROUND([.C36])" office:value-type="float" office:value="1" calcext:value-type="float">
            <text:p>1</text:p>
          </table:table-cell>
          <table:table-cell/>
          <table:table-cell table:formula="of:=[.F35]+0.1" office:value-type="float" office:value="2" calcext:value-type="float">
            <text:p>2</text:p>
          </table:table-cell>
          <table:table-cell table:formula="of:=NORMDIST([.F36]; [.$K$12];[.$L$14];0)*[.$F$2]" office:value-type="float" office:value="11.7616445835994" calcext:value-type="float">
            <text:p>11.7616445835994</text:p>
          </table:table-cell>
          <table:table-cell table:number-columns-repeated="6"/>
        </table:table-row>
        <table:table-row table:style-name="ro1">
          <table:table-cell office:value-type="float" office:value="6566.65" calcext:value-type="float">
            <text:p>6566.65</text:p>
          </table:table-cell>
          <table:table-cell table:formula="of:=[.A37]/[.$F$2]" office:value-type="float" office:value="92.4880281690141" calcext:value-type="float">
            <text:p>92.4880281690141</text:p>
          </table:table-cell>
          <table:table-cell table:formula="of:=([.A37]-[.$F$3])/[.$F$6]" office:value-type="float" office:value="2.34961014379519" calcext:value-type="float">
            <text:p>2.34961014379519</text:p>
          </table:table-cell>
          <table:table-cell table:formula="of:=ROUND([.C37])" office:value-type="float" office:value="2" calcext:value-type="float">
            <text:p>2</text:p>
          </table:table-cell>
          <table:table-cell/>
          <table:table-cell table:formula="of:=[.F36]+0.1" office:value-type="float" office:value="2.1" calcext:value-type="float">
            <text:p>2.1</text:p>
          </table:table-cell>
          <table:table-cell table:formula="of:=NORMDIST([.F37]; [.$K$12];[.$L$14];0)*[.$F$2]" office:value-type="float" office:value="11.9489452811922" calcext:value-type="float">
            <text:p>11.9489452811922</text:p>
          </table:table-cell>
          <table:table-cell table:number-columns-repeated="6"/>
        </table:table-row>
        <table:table-row table:style-name="ro1">
          <table:table-cell office:value-type="float" office:value="7494.56" calcext:value-type="float">
            <text:p>7494.56</text:p>
          </table:table-cell>
          <table:table-cell table:formula="of:=[.A38]/[.$F$2]" office:value-type="float" office:value="105.557183098592" calcext:value-type="float">
            <text:p>105.557183098592</text:p>
          </table:table-cell>
          <table:table-cell table:formula="of:=([.A38]-[.$F$3])/[.$F$6]" office:value-type="float" office:value="3.05653951933959" calcext:value-type="float">
            <text:p>3.05653951933959</text:p>
          </table:table-cell>
          <table:table-cell table:formula="of:=ROUND([.C38])" office:value-type="float" office:value="3" calcext:value-type="float">
            <text:p>3</text:p>
          </table:table-cell>
          <table:table-cell/>
          <table:table-cell table:formula="of:=[.F37]+0.1" office:value-type="float" office:value="2.2" calcext:value-type="float">
            <text:p>2.2</text:p>
          </table:table-cell>
          <table:table-cell table:formula="of:=NORMDIST([.F38]; [.$K$12];[.$L$14];0)*[.$F$2]" office:value-type="float" office:value="12.115130180232" calcext:value-type="float">
            <text:p>12.115130180232</text:p>
          </table:table-cell>
          <table:table-cell table:number-columns-repeated="6"/>
        </table:table-row>
        <table:table-row table:style-name="ro1">
          <table:table-cell office:value-type="float" office:value="7184.93" calcext:value-type="float">
            <text:p>7184.93</text:p>
          </table:table-cell>
          <table:table-cell table:formula="of:=[.A39]/[.$F$2]" office:value-type="float" office:value="101.196197183099" calcext:value-type="float">
            <text:p>101.196197183099</text:p>
          </table:table-cell>
          <table:table-cell table:formula="of:=([.A39]-[.$F$3])/[.$F$6]" office:value-type="float" office:value="2.82064752275607" calcext:value-type="float">
            <text:p>2.82064752275607</text:p>
          </table:table-cell>
          <table:table-cell table:formula="of:=ROUND([.C39])" office:value-type="float" office:value="3" calcext:value-type="float">
            <text:p>3</text:p>
          </table:table-cell>
          <table:table-cell/>
          <table:table-cell table:formula="of:=[.F38]+0.1" office:value-type="float" office:value="2.3" calcext:value-type="float">
            <text:p>2.3</text:p>
          </table:table-cell>
          <table:table-cell table:formula="of:=NORMDIST([.F39]; [.$K$12];[.$L$14];0)*[.$F$2]" office:value-type="float" office:value="12.2592412031317" calcext:value-type="float">
            <text:p>12.2592412031317</text:p>
          </table:table-cell>
          <table:table-cell table:number-columns-repeated="6"/>
        </table:table-row>
        <table:table-row table:style-name="ro1">
          <table:table-cell office:value-type="float" office:value="7026.87" calcext:value-type="float">
            <text:p>7026.87</text:p>
          </table:table-cell>
          <table:table-cell table:formula="of:=[.A40]/[.$F$2]" office:value-type="float" office:value="98.97" calcext:value-type="float">
            <text:p>98.97</text:p>
          </table:table-cell>
          <table:table-cell table:formula="of:=([.A40]-[.$F$3])/[.$F$6]" office:value-type="float" office:value="2.70022931722046" calcext:value-type="float">
            <text:p>2.70022931722046</text:p>
          </table:table-cell>
          <table:table-cell table:formula="of:=ROUND([.C40])" office:value-type="float" office:value="3" calcext:value-type="float">
            <text:p>3</text:p>
          </table:table-cell>
          <table:table-cell/>
          <table:table-cell table:formula="of:=[.F39]+0.1" office:value-type="float" office:value="2.4" calcext:value-type="float">
            <text:p>2.4</text:p>
          </table:table-cell>
          <table:table-cell table:formula="of:=NORMDIST([.F40]; [.$K$12];[.$L$14];0)*[.$F$2]" office:value-type="float" office:value="12.3804402037706" calcext:value-type="float">
            <text:p>12.3804402037706</text:p>
          </table:table-cell>
          <table:table-cell table:number-columns-repeated="6"/>
        </table:table-row>
        <table:table-row table:style-name="ro1">
          <table:table-cell office:value-type="float" office:value="11605.2" calcext:value-type="float">
            <text:p>11605.2</text:p>
          </table:table-cell>
          <table:table-cell table:formula="of:=[.A41]/[.$F$2]" office:value-type="float" office:value="163.453521126761" calcext:value-type="float">
            <text:p>163.453521126761</text:p>
          </table:table-cell>
          <table:table-cell table:formula="of:=([.A41]-[.$F$3])/[.$F$6]" office:value-type="float" office:value="6.18823566259471" calcext:value-type="float">
            <text:p>6.18823566259471</text:p>
          </table:table-cell>
          <table:table-cell table:formula="of:=ROUND([.C41])" office:value-type="float" office:value="6" calcext:value-type="float">
            <text:p>6</text:p>
          </table:table-cell>
          <table:table-cell/>
          <table:table-cell table:formula="of:=[.F40]+0.1" office:value-type="float" office:value="2.5" calcext:value-type="float">
            <text:p>2.5</text:p>
          </table:table-cell>
          <table:table-cell table:formula="of:=NORMDIST([.F41]; [.$K$12];[.$L$14];0)*[.$F$2]" office:value-type="float" office:value="12.4780170847726" calcext:value-type="float">
            <text:p>12.4780170847726</text:p>
          </table:table-cell>
          <table:table-cell table:number-columns-repeated="6"/>
        </table:table-row>
        <table:table-row table:style-name="ro1">
          <table:table-cell office:value-type="float" office:value="8082.65" calcext:value-type="float">
            <text:p>8082.65</text:p>
          </table:table-cell>
          <table:table-cell table:formula="of:=[.A42]/[.$F$2]" office:value-type="float" office:value="113.84014084507" calcext:value-type="float">
            <text:p>113.84014084507</text:p>
          </table:table-cell>
          <table:table-cell table:formula="of:=([.A42]-[.$F$3])/[.$F$6]" office:value-type="float" office:value="3.50457660964351" calcext:value-type="float">
            <text:p>3.50457660964351</text:p>
          </table:table-cell>
          <table:table-cell table:formula="of:=ROUND([.C42])" office:value-type="float" office:value="4" calcext:value-type="float">
            <text:p>4</text:p>
          </table:table-cell>
          <table:table-cell/>
          <table:table-cell table:formula="of:=[.F41]+0.1" office:value-type="float" office:value="2.6" calcext:value-type="float">
            <text:p>2.6</text:p>
          </table:table-cell>
          <table:table-cell table:formula="of:=NORMDIST([.F42]; [.$K$12];[.$L$14];0)*[.$F$2]" office:value-type="float" office:value="12.5513967262659" calcext:value-type="float">
            <text:p>12.5513967262659</text:p>
          </table:table-cell>
          <table:table-cell table:number-columns-repeated="6"/>
        </table:table-row>
        <table:table-row table:style-name="ro1">
          <table:table-cell office:value-type="float" office:value="5463.08" calcext:value-type="float">
            <text:p>5463.08</text:p>
          </table:table-cell>
          <table:table-cell table:formula="of:=[.A43]/[.$F$2]" office:value-type="float" office:value="76.9447887323944" calcext:value-type="float">
            <text:p>76.9447887323944</text:p>
          </table:table-cell>
          <table:table-cell table:formula="of:=([.A43]-[.$F$3])/[.$F$6]" office:value-type="float" office:value="1.50885398105361" calcext:value-type="float">
            <text:p>1.50885398105361</text:p>
          </table:table-cell>
          <table:table-cell table:formula="of:=ROUND([.C43])" office:value-type="float" office:value="2" calcext:value-type="float">
            <text:p>2</text:p>
          </table:table-cell>
          <table:table-cell/>
          <table:table-cell table:formula="of:=[.F42]+0.1" office:value-type="float" office:value="2.7" calcext:value-type="float">
            <text:p>2.7</text:p>
          </table:table-cell>
          <table:table-cell table:formula="of:=NORMDIST([.F43]; [.$K$12];[.$L$14];0)*[.$F$2]" office:value-type="float" office:value="12.6001446315495" calcext:value-type="float">
            <text:p>12.6001446315495</text:p>
          </table:table-cell>
          <table:table-cell table:number-columns-repeated="6"/>
        </table:table-row>
        <table:table-row table:style-name="ro1">
          <table:table-cell office:value-type="float" office:value="3766.47" calcext:value-type="float">
            <text:p>3766.47</text:p>
          </table:table-cell>
          <table:table-cell table:formula="of:=[.A44]/[.$F$2]" office:value-type="float" office:value="53.0488732394366" calcext:value-type="float">
            <text:p>53.0488732394366</text:p>
          </table:table-cell>
          <table:table-cell table:formula="of:=([.A44]-[.$F$3])/[.$F$6]" office:value-type="float" office:value="0.216289564415791" calcext:value-type="float">
            <text:p>0.216289564415791</text:p>
          </table:table-cell>
          <table:table-cell table:formula="of:=ROUND([.C44])" office:value-type="float" office:value="0" calcext:value-type="float">
            <text:p>0</text:p>
          </table:table-cell>
          <table:table-cell/>
          <table:table-cell table:formula="of:=[.F43]+0.1" office:value-type="float" office:value="2.8" calcext:value-type="float">
            <text:p>2.8</text:p>
          </table:table-cell>
          <table:table-cell table:formula="of:=NORMDIST([.F44]; [.$K$12];[.$L$14];0)*[.$F$2]" office:value-type="float" office:value="12.6239712121287" calcext:value-type="float">
            <text:p>12.6239712121287</text:p>
          </table:table-cell>
          <table:table-cell table:number-columns-repeated="6"/>
        </table:table-row>
        <table:table-row table:style-name="ro1">
          <table:table-cell office:value-type="float" office:value="3756.82" calcext:value-type="float">
            <text:p>3756.82</text:p>
          </table:table-cell>
          <table:table-cell table:formula="of:=[.A45]/[.$F$2]" office:value-type="float" office:value="52.9129577464789" calcext:value-type="float">
            <text:p>52.9129577464789</text:p>
          </table:table-cell>
          <table:table-cell table:formula="of:=([.A45]-[.$F$3])/[.$F$6]" office:value-type="float" office:value="0.208937700038854" calcext:value-type="float">
            <text:p>0.208937700038854</text:p>
          </table:table-cell>
          <table:table-cell table:formula="of:=ROUND([.C45])" office:value-type="float" office:value="0" calcext:value-type="float">
            <text:p>0</text:p>
          </table:table-cell>
          <table:table-cell/>
          <table:table-cell table:formula="of:=[.F44]+0.1" office:value-type="float" office:value="2.9" calcext:value-type="float">
            <text:p>2.9</text:p>
          </table:table-cell>
          <table:table-cell table:formula="of:=NORMDIST([.F45]; [.$K$12];[.$L$14];0)*[.$F$2]" office:value-type="float" office:value="12.6227346529986" calcext:value-type="float">
            <text:p>12.6227346529986</text:p>
          </table:table-cell>
          <table:table-cell>
            <draw:frame table:end-cell-address="'RDATA2.mdb lokalowe'.O64" table:end-x="0.514cm" table:end-y="0.448cm" draw:z-index="1" draw:style-name="gr1" draw:text-style-name="P1" svg:width="16.051cm" svg:height="9.031cm" svg:x="0.322cm" svg:y="0.108cm">
              <draw:object draw:notify-on-update-of-ranges="'RDATA2.mdb lokalowe'.F17:'RDATA2.mdb lokalowe'.F106 'RDATA2.mdb lokalowe'.G16:'RDATA2.mdb lokalowe'.G16 'RDATA2.mdb lokalowe'.G17:'RDATA2.mdb lokalowe'.G10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9585.63" calcext:value-type="float">
            <text:p>9585.63</text:p>
          </table:table-cell>
          <table:table-cell table:formula="of:=[.A46]/[.$F$2]" office:value-type="float" office:value="135.008873239437" calcext:value-type="float">
            <text:p>135.008873239437</text:p>
          </table:table-cell>
          <table:table-cell table:formula="of:=([.A46]-[.$F$3])/[.$F$6]" office:value-type="float" office:value="4.6496237724672" calcext:value-type="float">
            <text:p>4.6496237724672</text:p>
          </table:table-cell>
          <table:table-cell table:formula="of:=ROUND([.C46])" office:value-type="float" office:value="5" calcext:value-type="float">
            <text:p>5</text:p>
          </table:table-cell>
          <table:table-cell/>
          <table:table-cell table:formula="of:=[.F45]+0.1" office:value-type="float" office:value="3" calcext:value-type="float">
            <text:p>3</text:p>
          </table:table-cell>
          <table:table-cell table:formula="of:=NORMDIST([.F46]; [.$K$12];[.$L$14];0)*[.$F$2]" office:value-type="float" office:value="12.5964423185102" calcext:value-type="float">
            <text:p>12.5964423185102</text:p>
          </table:table-cell>
          <table:table-cell table:number-columns-repeated="6"/>
        </table:table-row>
        <table:table-row table:style-name="ro1">
          <table:table-cell office:value-type="float" office:value="5591.75" calcext:value-type="float">
            <text:p>5591.75</text:p>
          </table:table-cell>
          <table:table-cell table:formula="of:=[.A47]/[.$F$2]" office:value-type="float" office:value="78.7570422535211" calcext:value-type="float">
            <text:p>78.7570422535211</text:p>
          </table:table-cell>
          <table:table-cell table:formula="of:=([.A47]-[.$F$3])/[.$F$6]" office:value-type="float" office:value="1.60688137891687" calcext:value-type="float">
            <text:p>1.60688137891687</text:p>
          </table:table-cell>
          <table:table-cell table:formula="of:=ROUND([.C47])" office:value-type="float" office:value="2" calcext:value-type="float">
            <text:p>2</text:p>
          </table:table-cell>
          <table:table-cell/>
          <table:table-cell table:formula="of:=[.F46]+0.1" office:value-type="float" office:value="3.1" calcext:value-type="float">
            <text:p>3.1</text:p>
          </table:table-cell>
          <table:table-cell table:formula="of:=NORMDIST([.F47]; [.$K$12];[.$L$14];0)*[.$F$2]" office:value-type="float" office:value="12.5452506793214" calcext:value-type="float">
            <text:p>12.5452506793214</text:p>
          </table:table-cell>
          <table:table-cell table:number-columns-repeated="6"/>
        </table:table-row>
        <table:table-row table:style-name="ro1">
          <table:table-cell office:value-type="float" office:value="11814.2" calcext:value-type="float">
            <text:p>11814.2</text:p>
          </table:table-cell>
          <table:table-cell table:formula="of:=[.A48]/[.$F$2]" office:value-type="float" office:value="166.397183098592" calcext:value-type="float">
            <text:p>166.397183098592</text:p>
          </table:table-cell>
          <table:table-cell table:formula="of:=([.A48]-[.$F$3])/[.$F$6]" office:value-type="float" office:value="6.34746256982578" calcext:value-type="float">
            <text:p>6.34746256982578</text:p>
          </table:table-cell>
          <table:table-cell table:formula="of:=ROUND([.C48])" office:value-type="float" office:value="6" calcext:value-type="float">
            <text:p>6</text:p>
          </table:table-cell>
          <table:table-cell/>
          <table:table-cell table:formula="of:=[.F47]+0.1" office:value-type="float" office:value="3.2" calcext:value-type="float">
            <text:p>3.2</text:p>
          </table:table-cell>
          <table:table-cell table:formula="of:=NORMDIST([.F48]; [.$K$12];[.$L$14];0)*[.$F$2]" office:value-type="float" office:value="12.4694637614456" calcext:value-type="float">
            <text:p>12.4694637614456</text:p>
          </table:table-cell>
          <table:table-cell table:number-columns-repeated="6"/>
        </table:table-row>
        <table:table-row table:style-name="ro1">
          <table:table-cell office:value-type="float" office:value="10067" calcext:value-type="float">
            <text:p>10067</text:p>
          </table:table-cell>
          <table:table-cell table:formula="of:=[.A49]/[.$F$2]" office:value-type="float" office:value="141.788732394366" calcext:value-type="float">
            <text:p>141.788732394366</text:p>
          </table:table-cell>
          <table:table-cell table:formula="of:=([.A49]-[.$F$3])/[.$F$6]" office:value-type="float" office:value="5.01635609942328" calcext:value-type="float">
            <text:p>5.01635609942328</text:p>
          </table:table-cell>
          <table:table-cell table:formula="of:=ROUND([.C49])" office:value-type="float" office:value="5" calcext:value-type="float">
            <text:p>5</text:p>
          </table:table-cell>
          <table:table-cell/>
          <table:table-cell table:formula="of:=[.F48]+0.1" office:value-type="float" office:value="3.3" calcext:value-type="float">
            <text:p>3.3</text:p>
          </table:table-cell>
          <table:table-cell table:formula="of:=NORMDIST([.F49]; [.$K$12];[.$L$14];0)*[.$F$2]" office:value-type="float" office:value="12.3695301389082" calcext:value-type="float">
            <text:p>12.3695301389082</text:p>
          </table:table-cell>
          <table:table-cell table:number-columns-repeated="6"/>
        </table:table-row>
        <table:table-row table:style-name="ro1">
          <table:table-cell office:value-type="float" office:value="13336.9" calcext:value-type="float">
            <text:p>13336.9</text:p>
          </table:table-cell>
          <table:table-cell table:formula="of:=[.A50]/[.$F$2]" office:value-type="float" office:value="187.843661971831" calcext:value-type="float">
            <text:p>187.843661971831</text:p>
          </table:table-cell>
          <table:table-cell table:formula="of:=([.A50]-[.$F$3])/[.$F$6]" office:value-type="float" office:value="7.50753343892027" calcext:value-type="float">
            <text:p>7.50753343892027</text:p>
          </table:table-cell>
          <table:table-cell table:formula="of:=ROUND([.C50])" office:value-type="float" office:value="8" calcext:value-type="float">
            <text:p>8</text:p>
          </table:table-cell>
          <table:table-cell/>
          <table:table-cell table:formula="of:=[.F49]+0.1" office:value-type="float" office:value="3.4" calcext:value-type="float">
            <text:p>3.4</text:p>
          </table:table-cell>
          <table:table-cell table:formula="of:=NORMDIST([.F50]; [.$K$12];[.$L$14];0)*[.$F$2]" office:value-type="float" office:value="12.2460385116268" calcext:value-type="float">
            <text:p>12.2460385116268</text:p>
          </table:table-cell>
          <table:table-cell table:number-columns-repeated="6"/>
        </table:table-row>
        <table:table-row table:style-name="ro1">
          <table:table-cell office:value-type="float" office:value="12125.2" calcext:value-type="float">
            <text:p>12125.2</text:p>
          </table:table-cell>
          <table:table-cell table:formula="of:=[.A51]/[.$F$2]" office:value-type="float" office:value="170.777464788732" calcext:value-type="float">
            <text:p>170.777464788732</text:p>
          </table:table-cell>
          <table:table-cell table:formula="of:=([.A51]-[.$F$3])/[.$F$6]" office:value-type="float" office:value="6.58439830259546" calcext:value-type="float">
            <text:p>6.58439830259546</text:p>
          </table:table-cell>
          <table:table-cell table:formula="of:=ROUND([.C51])" office:value-type="float" office:value="7" calcext:value-type="float">
            <text:p>7</text:p>
          </table:table-cell>
          <table:table-cell/>
          <table:table-cell table:formula="of:=[.F50]+0.1" office:value-type="float" office:value="3.5" calcext:value-type="float">
            <text:p>3.5</text:p>
          </table:table-cell>
          <table:table-cell table:formula="of:=NORMDIST([.F51]; [.$K$12];[.$L$14];0)*[.$F$2]" office:value-type="float" office:value="12.0997119295098" calcext:value-type="float">
            <text:p>12.0997119295098</text:p>
          </table:table-cell>
          <table:table-cell table:number-columns-repeated="6"/>
        </table:table-row>
        <table:table-row table:style-name="ro1">
          <table:table-cell office:value-type="float" office:value="7290.28" calcext:value-type="float">
            <text:p>7290.28</text:p>
          </table:table-cell>
          <table:table-cell table:formula="of:=[.A52]/[.$F$2]" office:value-type="float" office:value="102.68" calcext:value-type="float">
            <text:p>102.68</text:p>
          </table:table-cell>
          <table:table-cell table:formula="of:=([.A52]-[.$F$3])/[.$F$6]" office:value-type="float" office:value="2.90090854991776" calcext:value-type="float">
            <text:p>2.90090854991776</text:p>
          </table:table-cell>
          <table:table-cell table:formula="of:=ROUND([.C52])" office:value-type="float" office:value="3" calcext:value-type="float">
            <text:p>3</text:p>
          </table:table-cell>
          <table:table-cell/>
          <table:table-cell table:formula="of:=[.F51]+0.1" office:value-type="float" office:value="3.6" calcext:value-type="float">
            <text:p>3.6</text:p>
          </table:table-cell>
          <table:table-cell table:formula="of:=NORMDIST([.F52]; [.$K$12];[.$L$14];0)*[.$F$2]" office:value-type="float" office:value="11.9314007420511" calcext:value-type="float">
            <text:p>11.9314007420511</text:p>
          </table:table-cell>
          <table:table-cell table:number-columns-repeated="6"/>
        </table:table-row>
        <table:table-row table:style-name="ro1">
          <table:table-cell office:value-type="float" office:value="7296.89" calcext:value-type="float">
            <text:p>7296.89</text:p>
          </table:table-cell>
          <table:table-cell table:formula="of:=[.A53]/[.$F$2]" office:value-type="float" office:value="102.773098591549" calcext:value-type="float">
            <text:p>102.773098591549</text:p>
          </table:table-cell>
          <table:table-cell table:formula="of:=([.A53]-[.$F$3])/[.$F$6]" office:value-type="float" office:value="2.90594438655316" calcext:value-type="float">
            <text:p>2.90594438655316</text:p>
          </table:table-cell>
          <table:table-cell table:formula="of:=ROUND([.C53])" office:value-type="float" office:value="3" calcext:value-type="float">
            <text:p>3</text:p>
          </table:table-cell>
          <table:table-cell/>
          <table:table-cell table:formula="of:=[.F52]+0.1" office:value-type="float" office:value="3.7" calcext:value-type="float">
            <text:p>3.7</text:p>
          </table:table-cell>
          <table:table-cell table:formula="of:=NORMDIST([.F53]; [.$K$12];[.$L$14];0)*[.$F$2]" office:value-type="float" office:value="11.7420743695952" calcext:value-type="float">
            <text:p>11.7420743695952</text:p>
          </table:table-cell>
          <table:table-cell table:number-columns-repeated="6"/>
        </table:table-row>
        <table:table-row table:style-name="ro1">
          <table:table-cell office:value-type="float" office:value="12258.9" calcext:value-type="float">
            <text:p>12258.9</text:p>
          </table:table-cell>
          <table:table-cell table:formula="of:=[.A54]/[.$F$2]" office:value-type="float" office:value="172.660563380282" calcext:value-type="float">
            <text:p>172.660563380282</text:p>
          </table:table-cell>
          <table:table-cell table:formula="of:=([.A54]-[.$F$3])/[.$F$6]" office:value-type="float" office:value="6.6862578121495" calcext:value-type="float">
            <text:p>6.6862578121495</text:p>
          </table:table-cell>
          <table:table-cell table:formula="of:=ROUND([.C54])" office:value-type="float" office:value="7" calcext:value-type="float">
            <text:p>7</text:p>
          </table:table-cell>
          <table:table-cell/>
          <table:table-cell table:formula="of:=[.F53]+0.1" office:value-type="float" office:value="3.8" calcext:value-type="float">
            <text:p>3.8</text:p>
          </table:table-cell>
          <table:table-cell table:formula="of:=NORMDIST([.F54]; [.$K$12];[.$L$14];0)*[.$F$2]" office:value-type="float" office:value="11.5328120076529" calcext:value-type="float">
            <text:p>11.5328120076529</text:p>
          </table:table-cell>
          <table:table-cell table:number-columns-repeated="6"/>
        </table:table-row>
        <table:table-row table:style-name="ro1">
          <table:table-cell office:value-type="float" office:value="5629.05" calcext:value-type="float">
            <text:p>5629.05</text:p>
          </table:table-cell>
          <table:table-cell table:formula="of:=[.A55]/[.$F$2]" office:value-type="float" office:value="79.2823943661972" calcext:value-type="float">
            <text:p>79.2823943661972</text:p>
          </table:table-cell>
          <table:table-cell table:formula="of:=([.A55]-[.$F$3])/[.$F$6]" office:value-type="float" office:value="1.63529842982461" calcext:value-type="float">
            <text:p>1.63529842982461</text:p>
          </table:table-cell>
          <table:table-cell table:formula="of:=ROUND([.C55])" office:value-type="float" office:value="2" calcext:value-type="float">
            <text:p>2</text:p>
          </table:table-cell>
          <table:table-cell/>
          <table:table-cell table:formula="of:=[.F54]+0.1" office:value-type="float" office:value="3.9" calcext:value-type="float">
            <text:p>3.9</text:p>
          </table:table-cell>
          <table:table-cell table:formula="of:=NORMDIST([.F55]; [.$K$12];[.$L$14];0)*[.$F$2]" office:value-type="float" office:value="11.3047923889164" calcext:value-type="float">
            <text:p>11.3047923889164</text:p>
          </table:table-cell>
          <table:table-cell table:number-columns-repeated="6"/>
        </table:table-row>
        <table:table-row table:style-name="ro1">
          <table:table-cell office:value-type="float" office:value="12568.1" calcext:value-type="float">
            <text:p>12568.1</text:p>
          </table:table-cell>
          <table:table-cell table:formula="of:=[.A56]/[.$F$2]" office:value-type="float" office:value="177.015492957746" calcext:value-type="float">
            <text:p>177.015492957746</text:p>
          </table:table-cell>
          <table:table-cell table:formula="of:=([.A56]-[.$F$3])/[.$F$6]" office:value-type="float" office:value="6.92182221270379" calcext:value-type="float">
            <text:p>6.92182221270379</text:p>
          </table:table-cell>
          <table:table-cell table:formula="of:=ROUND([.C56])" office:value-type="float" office:value="7" calcext:value-type="float">
            <text:p>7</text:p>
          </table:table-cell>
          <table:table-cell/>
          <table:table-cell table:formula="of:=[.F55]+0.1" office:value-type="float" office:value="4" calcext:value-type="float">
            <text:p>4</text:p>
          </table:table-cell>
          <table:table-cell table:formula="of:=NORMDIST([.F56]; [.$K$12];[.$L$14];0)*[.$F$2]" office:value-type="float" office:value="11.0592827387492" calcext:value-type="float">
            <text:p>11.0592827387492</text:p>
          </table:table-cell>
          <table:table-cell table:number-columns-repeated="6"/>
        </table:table-row>
        <table:table-row table:style-name="ro1">
          <table:table-cell office:value-type="float" office:value="3933.63" calcext:value-type="float">
            <text:p>3933.63</text:p>
          </table:table-cell>
          <table:table-cell table:formula="of:=[.A57]/[.$F$2]" office:value-type="float" office:value="55.4032394366197" calcext:value-type="float">
            <text:p>55.4032394366197</text:p>
          </table:table-cell>
          <table:table-cell table:formula="of:=([.A57]-[.$F$3])/[.$F$6]" office:value-type="float" office:value="0.343640616151415" calcext:value-type="float">
            <text:p>0.343640616151415</text:p>
          </table:table-cell>
          <table:table-cell table:formula="of:=ROUND([.C57])" office:value-type="float" office:value="0" calcext:value-type="float">
            <text:p>0</text:p>
          </table:table-cell>
          <table:table-cell/>
          <table:table-cell table:formula="of:=[.F56]+0.1" office:value-type="float" office:value="4.1" calcext:value-type="float">
            <text:p>4.1</text:p>
          </table:table-cell>
          <table:table-cell table:formula="of:=NORMDIST([.F57]; [.$K$12];[.$L$14];0)*[.$F$2]" office:value-type="float" office:value="10.7976270687347" calcext:value-type="float">
            <text:p>10.7976270687347</text:p>
          </table:table-cell>
          <table:table-cell table:number-columns-repeated="6"/>
        </table:table-row>
        <table:table-row table:style-name="ro1">
          <table:table-cell office:value-type="float" office:value="5034.78" calcext:value-type="float">
            <text:p>5034.78</text:p>
          </table:table-cell>
          <table:table-cell table:formula="of:=[.A58]/[.$F$2]" office:value-type="float" office:value="70.9123943661972" calcext:value-type="float">
            <text:p>70.9123943661972</text:p>
          </table:table-cell>
          <table:table-cell table:formula="of:=([.A58]-[.$F$3])/[.$F$6]" office:value-type="float" office:value="1.18255309891453" calcext:value-type="float">
            <text:p>1.18255309891453</text:p>
          </table:table-cell>
          <table:table-cell table:formula="of:=ROUND([.C58])" office:value-type="float" office:value="1" calcext:value-type="float">
            <text:p>1</text:p>
          </table:table-cell>
          <table:table-cell/>
          <table:table-cell table:formula="of:=[.F57]+0.1" office:value-type="float" office:value="4.2" calcext:value-type="float">
            <text:p>4.2</text:p>
          </table:table-cell>
          <table:table-cell table:formula="of:=NORMDIST([.F58]; [.$K$12];[.$L$14];0)*[.$F$2]" office:value-type="float" office:value="10.521233959254" calcext:value-type="float">
            <text:p>10.521233959254</text:p>
          </table:table-cell>
          <table:table-cell table:number-columns-repeated="6"/>
        </table:table-row>
        <table:table-row table:style-name="ro1">
          <table:table-cell office:value-type="float" office:value="13679.1" calcext:value-type="float">
            <text:p>13679.1</text:p>
          </table:table-cell>
          <table:table-cell table:formula="of:=[.A59]/[.$F$2]" office:value-type="float" office:value="192.66338028169" calcext:value-type="float">
            <text:p>192.66338028169</text:p>
          </table:table-cell>
          <table:table-cell table:formula="of:=([.A59]-[.$F$3])/[.$F$6]" office:value-type="float" office:value="7.76823893008999" calcext:value-type="float">
            <text:p>7.76823893008999</text:p>
          </table:table-cell>
          <table:table-cell table:formula="of:=ROUND([.C59])" office:value-type="float" office:value="8" calcext:value-type="float">
            <text:p>8</text:p>
          </table:table-cell>
          <table:table-cell/>
          <table:table-cell table:formula="of:=[.F58]+0.1" office:value-type="float" office:value="4.3" calcext:value-type="float">
            <text:p>4.3</text:p>
          </table:table-cell>
          <table:table-cell table:formula="of:=NORMDIST([.F59]; [.$K$12];[.$L$14];0)*[.$F$2]" office:value-type="float" office:value="10.23156398595" calcext:value-type="float">
            <text:p>10.23156398595</text:p>
          </table:table-cell>
          <table:table-cell table:number-columns-repeated="6"/>
        </table:table-row>
        <table:table-row table:style-name="ro1">
          <table:table-cell office:value-type="float" office:value="9274.59" calcext:value-type="float">
            <text:p>9274.59</text:p>
          </table:table-cell>
          <table:table-cell table:formula="of:=[.A60]/[.$F$2]" office:value-type="float" office:value="130.628028169014" calcext:value-type="float">
            <text:p>130.628028169014</text:p>
          </table:table-cell>
          <table:table-cell table:formula="of:=([.A60]-[.$F$3])/[.$F$6]" office:value-type="float" office:value="4.4126575656483" calcext:value-type="float">
            <text:p>4.4126575656483</text:p>
          </table:table-cell>
          <table:table-cell table:formula="of:=ROUND([.C60])" office:value-type="float" office:value="4" calcext:value-type="float">
            <text:p>4</text:p>
          </table:table-cell>
          <table:table-cell/>
          <table:table-cell table:formula="of:=[.F59]+0.1" office:value-type="float" office:value="4.4" calcext:value-type="float">
            <text:p>4.4</text:p>
          </table:table-cell>
          <table:table-cell table:formula="of:=NORMDIST([.F60]; [.$K$12];[.$L$14];0)*[.$F$2]" office:value-type="float" office:value="9.93011694631139" calcext:value-type="float">
            <text:p>9.93011694631139</text:p>
          </table:table-cell>
          <table:table-cell table:number-columns-repeated="6"/>
        </table:table-row>
        <table:table-row table:style-name="ro1">
          <table:table-cell office:value-type="float" office:value="11220.3" calcext:value-type="float">
            <text:p>11220.3</text:p>
          </table:table-cell>
          <table:table-cell table:formula="of:=[.A61]/[.$F$2]" office:value-type="float" office:value="158.032394366197" calcext:value-type="float">
            <text:p>158.032394366197</text:p>
          </table:table-cell>
          <table:table-cell table:formula="of:=([.A61]-[.$F$3])/[.$F$6]" office:value-type="float" office:value="5.89499912387108" calcext:value-type="float">
            <text:p>5.89499912387108</text:p>
          </table:table-cell>
          <table:table-cell table:formula="of:=ROUND([.C61])" office:value-type="float" office:value="6" calcext:value-type="float">
            <text:p>6</text:p>
          </table:table-cell>
          <table:table-cell/>
          <table:table-cell table:formula="of:=[.F60]+0.1" office:value-type="float" office:value="4.5" calcext:value-type="float">
            <text:p>4.5</text:p>
          </table:table-cell>
          <table:table-cell table:formula="of:=NORMDIST([.F61]; [.$K$12];[.$L$14];0)*[.$F$2]" office:value-type="float" office:value="9.61841904150362" calcext:value-type="float">
            <text:p>9.61841904150362</text:p>
          </table:table-cell>
          <table:table-cell table:number-columns-repeated="6"/>
        </table:table-row>
        <table:table-row table:style-name="ro1">
          <table:table-cell office:value-type="float" office:value="4940.92" calcext:value-type="float">
            <text:p>4940.92</text:p>
          </table:table-cell>
          <table:table-cell table:formula="of:=[.A62]/[.$F$2]" office:value-type="float" office:value="69.5904225352113" calcext:value-type="float">
            <text:p>69.5904225352113</text:p>
          </table:table-cell>
          <table:table-cell table:formula="of:=([.A62]-[.$F$3])/[.$F$6]" office:value-type="float" office:value="1.1110457423944" calcext:value-type="float">
            <text:p>1.1110457423944</text:p>
          </table:table-cell>
          <table:table-cell table:formula="of:=ROUND([.C62])" office:value-type="float" office:value="1" calcext:value-type="float">
            <text:p>1</text:p>
          </table:table-cell>
          <table:table-cell/>
          <table:table-cell table:formula="of:=[.F61]+0.1" office:value-type="float" office:value="4.6" calcext:value-type="float">
            <text:p>4.6</text:p>
          </table:table-cell>
          <table:table-cell table:formula="of:=NORMDIST([.F62]; [.$K$12];[.$L$14];0)*[.$F$2]" office:value-type="float" office:value="9.29801016507412" calcext:value-type="float">
            <text:p>9.29801016507412</text:p>
          </table:table-cell>
          <table:table-cell table:number-columns-repeated="6"/>
        </table:table-row>
        <table:table-row table:style-name="ro1">
          <table:table-cell office:value-type="float" office:value="5954.67" calcext:value-type="float">
            <text:p>5954.67</text:p>
          </table:table-cell>
          <table:table-cell table:formula="of:=[.A63]/[.$F$2]" office:value-type="float" office:value="83.8685915492958" calcext:value-type="float">
            <text:p>83.8685915492958</text:p>
          </table:table-cell>
          <table:table-cell table:formula="of:=([.A63]-[.$F$3])/[.$F$6]" office:value-type="float" office:value="1.88337242758816" calcext:value-type="float">
            <text:p>1.88337242758816</text:p>
          </table:table-cell>
          <table:table-cell table:formula="of:=ROUND([.C63])" office:value-type="float" office:value="2" calcext:value-type="float">
            <text:p>2</text:p>
          </table:table-cell>
          <table:table-cell/>
          <table:table-cell table:formula="of:=[.F62]+0.1" office:value-type="float" office:value="4.7" calcext:value-type="float">
            <text:p>4.7</text:p>
          </table:table-cell>
          <table:table-cell table:formula="of:=NORMDIST([.F63]; [.$K$12];[.$L$14];0)*[.$F$2]" office:value-type="float" office:value="8.97043144437742" calcext:value-type="float">
            <text:p>8.97043144437742</text:p>
          </table:table-cell>
          <table:table-cell table:number-columns-repeated="6"/>
        </table:table-row>
        <table:table-row table:style-name="ro1">
          <table:table-cell office:value-type="float" office:value="5280.07" calcext:value-type="float">
            <text:p>5280.07</text:p>
          </table:table-cell>
          <table:table-cell table:formula="of:=[.A64]/[.$F$2]" office:value-type="float" office:value="74.3671830985915" calcext:value-type="float">
            <text:p>74.3671830985915</text:p>
          </table:table-cell>
          <table:table-cell table:formula="of:=([.A64]-[.$F$3])/[.$F$6]" office:value-type="float" office:value="1.36942758731027" calcext:value-type="float">
            <text:p>1.36942758731027</text:p>
          </table:table-cell>
          <table:table-cell table:formula="of:=ROUND([.C64])" office:value-type="float" office:value="1" calcext:value-type="float">
            <text:p>1</text:p>
          </table:table-cell>
          <table:table-cell/>
          <table:table-cell table:formula="of:=[.F63]+0.1" office:value-type="float" office:value="4.8" calcext:value-type="float">
            <text:p>4.8</text:p>
          </table:table-cell>
          <table:table-cell table:formula="of:=NORMDIST([.F64]; [.$K$12];[.$L$14];0)*[.$F$2]" office:value-type="float" office:value="8.63721317268272" calcext:value-type="float">
            <text:p>8.63721317268272</text:p>
          </table:table-cell>
          <table:table-cell table:number-columns-repeated="6"/>
        </table:table-row>
        <table:table-row table:style-name="ro1">
          <table:table-cell office:value-type="float" office:value="4844.88" calcext:value-type="float">
            <text:p>4844.88</text:p>
          </table:table-cell>
          <table:table-cell table:formula="of:=[.A65]/[.$F$2]" office:value-type="float" office:value="68.2377464788732" calcext:value-type="float">
            <text:p>68.2377464788732</text:p>
          </table:table-cell>
          <table:table-cell table:formula="of:=([.A65]-[.$F$3])/[.$F$6]" office:value-type="float" office:value="1.03787755019118" calcext:value-type="float">
            <text:p>1.03787755019118</text:p>
          </table:table-cell>
          <table:table-cell table:formula="of:=ROUND([.C65])" office:value-type="float" office:value="1" calcext:value-type="float">
            <text:p>1</text:p>
          </table:table-cell>
          <table:table-cell/>
          <table:table-cell table:formula="of:=[.F64]+0.1" office:value-type="float" office:value="4.9" calcext:value-type="float">
            <text:p>4.9</text:p>
          </table:table-cell>
          <table:table-cell table:formula="of:=NORMDIST([.F65]; [.$K$12];[.$L$14];0)*[.$F$2]" office:value-type="float" office:value="8.29986326013453" calcext:value-type="float">
            <text:p>8.29986326013453</text:p>
          </table:table-cell>
          <table:table-cell table:number-columns-repeated="6"/>
        </table:table-row>
        <table:table-row table:style-name="ro1">
          <table:table-cell office:value-type="float" office:value="3482.57" calcext:value-type="float">
            <text:p>3482.57</text:p>
          </table:table-cell>
          <table:table-cell table:formula="of:=[.A66]/[.$F$2]" office:value-type="float" office:value="49.0502816901409" calcext:value-type="float">
            <text:p>49.0502816901409</text:p>
          </table:table-cell>
          <table:table-cell table:formula="of:=([.A66]-[.$F$3])/[.$F$6]" office:value-type="float" office:value="0" calcext:value-type="float">
            <text:p>0</text:p>
          </table:table-cell>
          <table:table-cell table:formula="of:=ROUND([.C66])" office:value-type="float" office:value="0" calcext:value-type="float">
            <text:p>0</text:p>
          </table:table-cell>
          <table:table-cell/>
          <table:table-cell table:formula="of:=[.F65]+0.1" office:value-type="float" office:value="5" calcext:value-type="float">
            <text:p>5</text:p>
          </table:table-cell>
          <table:table-cell table:formula="of:=NORMDIST([.F66]; [.$K$12];[.$L$14];0)*[.$F$2]" office:value-type="float" office:value="7.95985632027384" calcext:value-type="float">
            <text:p>7.95985632027384</text:p>
          </table:table-cell>
          <table:table-cell table:number-columns-repeated="6"/>
        </table:table-row>
        <table:table-row table:style-name="ro1">
          <table:table-cell office:value-type="float" office:value="5658.86" calcext:value-type="float">
            <text:p>5658.86</text:p>
          </table:table-cell>
          <table:table-cell table:formula="of:=[.A67]/[.$F$2]" office:value-type="float" office:value="79.7022535211268" calcext:value-type="float">
            <text:p>79.7022535211268</text:p>
          </table:table-cell>
          <table:table-cell table:formula="of:=([.A67]-[.$F$3])/[.$F$6]" office:value-type="float" office:value="1.65800921501389" calcext:value-type="float">
            <text:p>1.65800921501389</text:p>
          </table:table-cell>
          <table:table-cell table:formula="of:=ROUND([.C67])" office:value-type="float" office:value="2" calcext:value-type="float">
            <text:p>2</text:p>
          </table:table-cell>
          <table:table-cell/>
          <table:table-cell table:formula="of:=[.F66]+0.1" office:value-type="float" office:value="5.1" calcext:value-type="float">
            <text:p>5.1</text:p>
          </table:table-cell>
          <table:table-cell table:formula="of:=NORMDIST([.F67]; [.$K$12];[.$L$14];0)*[.$F$2]" office:value-type="float" office:value="7.61862349595061" calcext:value-type="float">
            <text:p>7.61862349595061</text:p>
          </table:table-cell>
          <table:table-cell table:number-columns-repeated="6"/>
        </table:table-row>
        <table:table-row table:style-name="ro1">
          <table:table-cell office:value-type="float" office:value="3776.74" calcext:value-type="float">
            <text:p>3776.74</text:p>
          </table:table-cell>
          <table:table-cell table:formula="of:=[.A68]/[.$F$2]" office:value-type="float" office:value="53.1935211267606" calcext:value-type="float">
            <text:p>53.1935211267606</text:p>
          </table:table-cell>
          <table:table-cell table:formula="of:=([.A68]-[.$F$3])/[.$F$6]" office:value-type="float" office:value="0.224113776555806" calcext:value-type="float">
            <text:p>0.224113776555806</text:p>
          </table:table-cell>
          <table:table-cell table:formula="of:=ROUND([.C68])" office:value-type="float" office:value="0" calcext:value-type="float">
            <text:p>0</text:p>
          </table:table-cell>
          <table:table-cell/>
          <table:table-cell table:formula="of:=[.F67]+0.1" office:value-type="float" office:value="5.2" calcext:value-type="float">
            <text:p>5.2</text:p>
          </table:table-cell>
          <table:table-cell table:formula="of:=NORMDIST([.F68]; [.$K$12];[.$L$14];0)*[.$F$2]" office:value-type="float" office:value="7.27754311444317" calcext:value-type="float">
            <text:p>7.27754311444317</text:p>
          </table:table-cell>
          <table:table-cell table:number-columns-repeated="6"/>
        </table:table-row>
        <table:table-row table:style-name="ro1">
          <table:table-cell office:value-type="float" office:value="4852.89" calcext:value-type="float">
            <text:p>4852.89</text:p>
          </table:table-cell>
          <table:table-cell table:formula="of:=[.A69]/[.$F$2]" office:value-type="float" office:value="68.3505633802817" calcext:value-type="float">
            <text:p>68.3505633802817</text:p>
          </table:table-cell>
          <table:table-cell table:formula="of:=([.A69]-[.$F$3])/[.$F$6]" office:value-type="float" office:value="1.04397997854966" calcext:value-type="float">
            <text:p>1.04397997854966</text:p>
          </table:table-cell>
          <table:table-cell table:formula="of:=ROUND([.C69])" office:value-type="float" office:value="1" calcext:value-type="float">
            <text:p>1</text:p>
          </table:table-cell>
          <table:table-cell/>
          <table:table-cell table:formula="of:=[.F68]+0.1" office:value-type="float" office:value="5.3" calcext:value-type="float">
            <text:p>5.3</text:p>
          </table:table-cell>
          <table:table-cell table:formula="of:=NORMDIST([.F69]; [.$K$12];[.$L$14];0)*[.$F$2]" office:value-type="float" office:value="6.93793224673668" calcext:value-type="float">
            <text:p>6.93793224673668</text:p>
          </table:table-cell>
          <table:table-cell table:number-columns-repeated="6"/>
        </table:table-row>
        <table:table-row table:style-name="ro1">
          <table:table-cell office:value-type="float" office:value="7420.73" calcext:value-type="float">
            <text:p>7420.73</text:p>
          </table:table-cell>
          <table:table-cell table:formula="of:=[.A70]/[.$F$2]" office:value-type="float" office:value="104.517323943662" calcext:value-type="float">
            <text:p>104.517323943662</text:p>
          </table:table-cell>
          <table:table-cell table:formula="of:=([.A70]-[.$F$3])/[.$F$6]" office:value-type="float" office:value="3.00029204297179" calcext:value-type="float">
            <text:p>3.00029204297179</text:p>
          </table:table-cell>
          <table:table-cell table:formula="of:=ROUND([.C70])" office:value-type="float" office:value="3" calcext:value-type="float">
            <text:p>3</text:p>
          </table:table-cell>
          <table:table-cell/>
          <table:table-cell table:formula="of:=[.F69]+0.1" office:value-type="float" office:value="5.4" calcext:value-type="float">
            <text:p>5.4</text:p>
          </table:table-cell>
          <table:table-cell table:formula="of:=NORMDIST([.F70]; [.$K$12];[.$L$14];0)*[.$F$2]" office:value-type="float" office:value="6.60103923049313" calcext:value-type="float">
            <text:p>6.60103923049313</text:p>
          </table:table-cell>
          <table:table-cell table:number-columns-repeated="6"/>
        </table:table-row>
        <table:table-row table:style-name="ro1">
          <table:table-cell office:value-type="float" office:value="4119.16" calcext:value-type="float">
            <text:p>4119.16</text:p>
          </table:table-cell>
          <table:table-cell table:formula="of:=[.A71]/[.$F$2]" office:value-type="float" office:value="58.016338028169" calcext:value-type="float">
            <text:p>58.016338028169</text:p>
          </table:table-cell>
          <table:table-cell table:formula="of:=([.A71]-[.$F$3])/[.$F$6]" office:value-type="float" office:value="0.484986874996296" calcext:value-type="float">
            <text:p>0.484986874996296</text:p>
          </table:table-cell>
          <table:table-cell table:formula="of:=ROUND([.C71])" office:value-type="float" office:value="0" calcext:value-type="float">
            <text:p>0</text:p>
          </table:table-cell>
          <table:table-cell/>
          <table:table-cell table:formula="of:=[.F70]+0.1" office:value-type="float" office:value="5.5" calcext:value-type="float">
            <text:p>5.5</text:p>
          </table:table-cell>
          <table:table-cell table:formula="of:=NORMDIST([.F71]; [.$K$12];[.$L$14];0)*[.$F$2]" office:value-type="float" office:value="6.26803720056255" calcext:value-type="float">
            <text:p>6.26803720056255</text:p>
          </table:table-cell>
          <table:table-cell table:number-columns-repeated="6"/>
        </table:table-row>
        <table:table-row table:style-name="ro1">
          <table:table-cell table:formula="of:=SUM([.A1:.A71])" office:value-type="float" office:value="508429.46" calcext:value-type="float">
            <text:p>508429.46</text:p>
          </table:table-cell>
          <table:table-cell table:formula="of:=SUM([.B1:.B71])" office:value-type="float" office:value="7160.97830985916" calcext:value-type="float">
            <text:p>7160.97830985916</text:p>
          </table:table-cell>
          <table:table-cell table:number-columns-repeated="3"/>
          <table:table-cell table:formula="of:=[.F71]+0.1" office:value-type="float" office:value="5.6" calcext:value-type="float">
            <text:p>5.6</text:p>
          </table:table-cell>
          <table:table-cell table:formula="of:=NORMDIST([.F72]; [.$K$12];[.$L$14];0)*[.$F$2]" office:value-type="float" office:value="5.94001865522472" calcext:value-type="float">
            <text:p>5.94001865522472</text:p>
          </table:table-cell>
          <table:table-cell table:number-columns-repeated="6"/>
        </table:table-row>
        <table:table-row table:style-name="ro1">
          <table:table-cell table:formula="of:=[.A72]*[.A72]" office:value-type="float" office:value="258500515795.891" calcext:value-type="float">
            <text:p>258500515795.891</text:p>
          </table:table-cell>
          <table:table-cell table:formula="of:=[.B72]*[.B72]" office:value-type="float" office:value="51279610.3542733" calcext:value-type="float">
            <text:p>51279610.3542733</text:p>
          </table:table-cell>
          <table:table-cell table:number-columns-repeated="3"/>
          <table:table-cell table:formula="of:=[.F72]+0.1" office:value-type="float" office:value="5.7" calcext:value-type="float">
            <text:p>5.7</text:p>
          </table:table-cell>
          <table:table-cell table:formula="of:=NORMDIST([.F73]; [.$K$12];[.$L$14];0)*[.$F$2]" office:value-type="float" office:value="5.61799107098236" calcext:value-type="float">
            <text:p>5.6179910709823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SUMSQ([.A1:.A71])/[.F2]" office:value-type="float" office:value="59390467.9877549" calcext:value-type="float">
            <text:p>59390467.9877549</text:p>
          </table:table-cell>
          <table:table-cell table:number-columns-repeated="2"/>
          <table:table-cell table:formula="of:=[.F73]+0.1" office:value-type="float" office:value="5.8" calcext:value-type="float">
            <text:p>5.8</text:p>
          </table:table-cell>
          <table:table-cell table:formula="of:=NORMDIST([.F74]; [.$K$12];[.$L$14];0)*[.$F$2]" office:value-type="float" office:value="5.30287356390717" calcext:value-type="float">
            <text:p>5.30287356390717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74]+0.1" office:value-type="float" office:value="5.9" calcext:value-type="float">
            <text:p>5.9</text:p>
          </table:table-cell>
          <table:table-cell table:formula="of:=NORMDIST([.F75]; [.$K$12];[.$L$14];0)*[.$F$2]" office:value-type="float" office:value="4.99549458149645" calcext:value-type="float">
            <text:p>4.99549458149645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75]+0.1" office:value-type="float" office:value="6" calcext:value-type="float">
            <text:p>6</text:p>
          </table:table-cell>
          <table:table-cell table:formula="of:=NORMDIST([.F76]; [.$K$12];[.$L$14];0)*[.$F$2]" office:value-type="float" office:value="4.69659059593731" calcext:value-type="float">
            <text:p>4.6965905959373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74]-[.B73]" office:value-type="float" office:value="8110857.63348162" calcext:value-type="float">
            <text:p>8110857.63348162</text:p>
          </table:table-cell>
          <table:table-cell table:number-columns-repeated="2"/>
          <table:table-cell table:formula="of:=[.F76]+0.1" office:value-type="float" office:value="6.09999999999999" calcext:value-type="float">
            <text:p>6.09999999999999</text:p>
          </table:table-cell>
          <table:table-cell table:formula="of:=NORMDIST([.F77]; [.$K$12];[.$L$14];0)*[.$F$2]" office:value-type="float" office:value="4.40680575776944" calcext:value-type="float">
            <text:p>4.4068057577694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SQRT([.C77])" office:value-type="float" office:value="2847.95674712268" calcext:value-type="float">
            <text:p>2847.95674712268</text:p>
          </table:table-cell>
          <table:table-cell table:number-columns-repeated="2"/>
          <table:table-cell table:formula="of:=[.F77]+0.1" office:value-type="float" office:value="6.19999999999999" calcext:value-type="float">
            <text:p>6.19999999999999</text:p>
          </table:table-cell>
          <table:table-cell table:formula="of:=NORMDIST([.F78]; [.$K$12];[.$L$14];0)*[.$F$2]" office:value-type="float" office:value="4.12669245833125" calcext:value-type="float">
            <text:p>4.12669245833125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78]+0.1" office:value-type="float" office:value="6.29999999999999" calcext:value-type="float">
            <text:p>6.29999999999999</text:p>
          </table:table-cell>
          <table:table-cell table:formula="of:=NORMDIST([.F79]; [.$K$12];[.$L$14];0)*[.$F$2]" office:value-type="float" office:value="3.8567127401751" calcext:value-type="float">
            <text:p>3.8567127401751</text:p>
          </table:table-cell>
          <table:table-cell table:number-columns-repeated="6"/>
        </table:table-row>
        <table:table-row table:style-name="ro1">
          <table:table-cell table:formula="of:=MEDIAN([.A1:.A71])" office:value-type="float" office:value="6566.65" calcext:value-type="float">
            <text:p>6566.65</text:p>
          </table:table-cell>
          <table:table-cell table:number-columns-repeated="4"/>
          <table:table-cell table:formula="of:=[.F79]+0.1" office:value-type="float" office:value="6.39999999999999" calcext:value-type="float">
            <text:p>6.39999999999999</text:p>
          </table:table-cell>
          <table:table-cell table:formula="of:=NORMDIST([.F80]; [.$K$12];[.$L$14];0)*[.$F$2]" office:value-type="float" office:value="3.59724048692423" calcext:value-type="float">
            <text:p>3.597240486924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AVERAGE([.A1:.A71])" office:value-type="float" office:value="7160.97830985916" calcext:value-type="float">
            <text:p>7160.97830985916</text:p>
          </table:table-cell>
          <table:table-cell table:number-columns-repeated="2"/>
          <table:table-cell table:formula="of:=[.F80]+0.1" office:value-type="float" office:value="6.49999999999999" calcext:value-type="float">
            <text:p>6.49999999999999</text:p>
          </table:table-cell>
          <table:table-cell table:formula="of:=NORMDIST([.F81]; [.$K$12];[.$L$14];0)*[.$F$2]" office:value-type="float" office:value="3.34856431785729" calcext:value-type="float">
            <text:p>3.3485643178572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STDEV([.A1:.A71])" office:value-type="float" office:value="2868.22715771357" calcext:value-type="float">
            <text:p>2868.22715771357</text:p>
          </table:table-cell>
          <table:table-cell table:number-columns-repeated="2"/>
          <table:table-cell table:formula="of:=[.F81]+0.1" office:value-type="float" office:value="6.59999999999999" calcext:value-type="float">
            <text:p>6.59999999999999</text:p>
          </table:table-cell>
          <table:table-cell table:formula="of:=NORMDIST([.F82]; [.$K$12];[.$L$14];0)*[.$F$2]" office:value-type="float" office:value="3.11089110786028" calcext:value-type="float">
            <text:p>3.11089110786028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82]+0.1" office:value-type="float" office:value="6.69999999999999" calcext:value-type="float">
            <text:p>6.69999999999999</text:p>
          </table:table-cell>
          <table:table-cell table:formula="of:=NORMDIST([.F83]; [.$K$12];[.$L$14];0)*[.$F$2]" office:value-type="float" office:value="2.88435005025834" calcext:value-type="float">
            <text:p>2.88435005025834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83]+0.1" office:value-type="float" office:value="6.79999999999999" calcext:value-type="float">
            <text:p>6.79999999999999</text:p>
          </table:table-cell>
          <table:table-cell table:formula="of:=NORMDIST([.F84]; [.$K$12];[.$L$14];0)*[.$F$2]" office:value-type="float" office:value="2.6689971783868" calcext:value-type="float">
            <text:p>2.6689971783868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table:formula="of:=NORMDIST([.A85]; [.$C$81]; [.$L$15]; 0)" office:value-type="float" office:value="0" calcext:value-type="float">
            <text:p>0</text:p>
          </table:table-cell>
          <table:table-cell table:number-columns-repeated="2"/>
          <table:table-cell table:formula="of:=[.F84]+0.1" office:value-type="float" office:value="6.89999999999999" calcext:value-type="float">
            <text:p>6.89999999999999</text:p>
          </table:table-cell>
          <table:table-cell table:formula="of:=NORMDIST([.F85]; [.$K$12];[.$L$14];0)*[.$F$2]" office:value-type="float" office:value="2.46482026150863" calcext:value-type="float">
            <text:p>2.46482026150863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table:formula="of:=NORMDIST([.A86]; [.$C$81]; [.$L$15]; 0)" office:value-type="float" office:value="0" calcext:value-type="float">
            <text:p>0</text:p>
          </table:table-cell>
          <table:table-cell table:number-columns-repeated="2"/>
          <table:table-cell table:formula="of:=[.F85]+0.1" office:value-type="float" office:value="6.99999999999999" calcext:value-type="float">
            <text:p>6.99999999999999</text:p>
          </table:table-cell>
          <table:table-cell table:formula="of:=NORMDIST([.F86]; [.$K$12];[.$L$14];0)*[.$F$2]" office:value-type="float" office:value="2.27174399174121" calcext:value-type="float">
            <text:p>2.27174399174121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/>
          <table:table-cell table:formula="of:=NORMDIST([.A87]; [.$C$81]; [.$L$15]; 0)" office:value-type="float" office:value="0" calcext:value-type="float">
            <text:p>0</text:p>
          </table:table-cell>
          <table:table-cell table:number-columns-repeated="2"/>
          <table:table-cell table:formula="of:=[.F86]+0.1" office:value-type="float" office:value="7.09999999999999" calcext:value-type="float">
            <text:p>7.09999999999999</text:p>
          </table:table-cell>
          <table:table-cell table:formula="of:=NORMDIST([.F87]; [.$K$12];[.$L$14];0)*[.$F$2]" office:value-type="float" office:value="2.08963538090662" calcext:value-type="float">
            <text:p>2.08963538090662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/>
          <table:table-cell table:formula="of:=NORMDIST([.A88]; [.$C$81]; [.$L$15]; 0)" office:value-type="float" office:value="0" calcext:value-type="float">
            <text:p>0</text:p>
          </table:table-cell>
          <table:table-cell table:number-columns-repeated="2"/>
          <table:table-cell table:formula="of:=[.F87]+0.1" office:value-type="float" office:value="7.19999999999999" calcext:value-type="float">
            <text:p>7.19999999999999</text:p>
          </table:table-cell>
          <table:table-cell table:formula="of:=NORMDIST([.F88]; [.$K$12];[.$L$14];0)*[.$F$2]" office:value-type="float" office:value="1.91830928954012" calcext:value-type="float">
            <text:p>1.91830928954012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/>
          <table:table-cell table:formula="of:=NORMDIST([.A89]; [.$C$81]; [.$L$15]; 0)" office:value-type="float" office:value="0" calcext:value-type="float">
            <text:p>0</text:p>
          </table:table-cell>
          <table:table-cell table:number-columns-repeated="2"/>
          <table:table-cell table:formula="of:=[.F88]+0.1" office:value-type="float" office:value="7.29999999999999" calcext:value-type="float">
            <text:p>7.29999999999999</text:p>
          </table:table-cell>
          <table:table-cell table:formula="of:=NORMDIST([.F89]; [.$K$12];[.$L$14];0)*[.$F$2]" office:value-type="float" office:value="1.75753401454292" calcext:value-type="float">
            <text:p>1.75753401454292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/>
          <table:table-cell table:formula="of:=NORMDIST([.A90]; [.$C$81]; [.$L$15]; 0)" office:value-type="float" office:value="0" calcext:value-type="float">
            <text:p>0</text:p>
          </table:table-cell>
          <table:table-cell table:number-columns-repeated="2"/>
          <table:table-cell table:formula="of:=[.F89]+0.1" office:value-type="float" office:value="7.39999999999999" calcext:value-type="float">
            <text:p>7.39999999999999</text:p>
          </table:table-cell>
          <table:table-cell table:formula="of:=NORMDIST([.F90]; [.$K$12];[.$L$14];0)*[.$F$2]" office:value-type="float" office:value="1.60703686700407" calcext:value-type="float">
            <text:p>1.60703686700407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/>
          <table:table-cell table:formula="of:=NORMDIST([.A91]; [.$C$81]; [.$L$15]; 0)" office:value-type="float" office:value="0" calcext:value-type="float">
            <text:p>0</text:p>
          </table:table-cell>
          <table:table-cell table:number-columns-repeated="2"/>
          <table:table-cell table:formula="of:=[.F90]+0.1" office:value-type="float" office:value="7.49999999999999" calcext:value-type="float">
            <text:p>7.49999999999999</text:p>
          </table:table-cell>
          <table:table-cell table:formula="of:=NORMDIST([.F91]; [.$K$12];[.$L$14];0)*[.$F$2]" office:value-type="float" office:value="1.46650967739215" calcext:value-type="float">
            <text:p>1.46650967739215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/>
          <table:table-cell table:formula="of:=NORMDIST([.A92]; [.$C$81]; [.$L$15]; 0)" office:value-type="float" office:value="0" calcext:value-type="float">
            <text:p>0</text:p>
          </table:table-cell>
          <table:table-cell table:number-columns-repeated="2"/>
          <table:table-cell table:formula="of:=[.F91]+0.1" office:value-type="float" office:value="7.59999999999999" calcext:value-type="float">
            <text:p>7.59999999999999</text:p>
          </table:table-cell>
          <table:table-cell table:formula="of:=NORMDIST([.F92]; [.$K$12];[.$L$14];0)*[.$F$2]" office:value-type="float" office:value="1.33561417148366" calcext:value-type="float">
            <text:p>1.33561417148366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/>
          <table:table-cell table:formula="of:=NORMDIST([.A93]; [.$C$81]; [.$L$15]; 0)" office:value-type="float" office:value="0" calcext:value-type="float">
            <text:p>0</text:p>
          </table:table-cell>
          <table:table-cell table:number-columns-repeated="2"/>
          <table:table-cell table:formula="of:=[.F92]+0.1" office:value-type="float" office:value="7.69999999999999" calcext:value-type="float">
            <text:p>7.69999999999999</text:p>
          </table:table-cell>
          <table:table-cell table:formula="of:=NORMDIST([.F93]; [.$K$12];[.$L$14];0)*[.$F$2]" office:value-type="float" office:value="1.21398716690377" calcext:value-type="float">
            <text:p>1.21398716690377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/>
          <table:table-cell table:formula="of:=NORMDIST([.A94]; [.$C$81]; [.$L$15]; 0)" office:value-type="float" office:value="0" calcext:value-type="float">
            <text:p>0</text:p>
          </table:table-cell>
          <table:table-cell table:number-columns-repeated="2"/>
          <table:table-cell table:formula="of:=[.F93]+0.1" office:value-type="float" office:value="7.79999999999999" calcext:value-type="float">
            <text:p>7.79999999999999</text:p>
          </table:table-cell>
          <table:table-cell table:formula="of:=NORMDIST([.F94]; [.$K$12];[.$L$14];0)*[.$F$2]" office:value-type="float" office:value="1.10124554686847" calcext:value-type="float">
            <text:p>1.10124554686847</text:p>
          </table:table-cell>
          <table:table-cell table:number-columns-repeated="6"/>
        </table:table-row>
        <table:table-row table:style-name="ro1">
          <table:table-cell office:value-type="float" office:value="11000" calcext:value-type="float">
            <text:p>11000</text:p>
          </table:table-cell>
          <table:table-cell/>
          <table:table-cell table:formula="of:=NORMDIST([.A95]; [.$C$81]; [.$L$15]; 0)" office:value-type="float" office:value="0" calcext:value-type="float">
            <text:p>0</text:p>
          </table:table-cell>
          <table:table-cell table:number-columns-repeated="2"/>
          <table:table-cell table:formula="of:=[.F94]+0.1" office:value-type="float" office:value="7.89999999999999" calcext:value-type="float">
            <text:p>7.89999999999999</text:p>
          </table:table-cell>
          <table:table-cell table:formula="of:=NORMDIST([.F95]; [.$K$12];[.$L$14];0)*[.$F$2]" office:value-type="float" office:value="0.996990974500582" calcext:value-type="float">
            <text:p>0.996990974500582</text:p>
          </table:table-cell>
          <table:table-cell table:number-columns-repeated="6"/>
        </table:table-row>
        <table:table-row table:style-name="ro1">
          <table:table-cell office:value-type="float" office:value="12000" calcext:value-type="float">
            <text:p>12000</text:p>
          </table:table-cell>
          <table:table-cell/>
          <table:table-cell table:formula="of:=NORMDIST([.A96]; [.$C$81]; [.$L$15]; 0)" office:value-type="float" office:value="0" calcext:value-type="float">
            <text:p>0</text:p>
          </table:table-cell>
          <table:table-cell table:number-columns-repeated="2"/>
          <table:table-cell table:formula="of:=[.F95]+0.1" office:value-type="float" office:value="7.99999999999999" calcext:value-type="float">
            <text:p>7.99999999999999</text:p>
          </table:table-cell>
          <table:table-cell table:formula="of:=NORMDIST([.F96]; [.$K$12];[.$L$14];0)*[.$F$2]" office:value-type="float" office:value="0.900814317826488" calcext:value-type="float">
            <text:p>0.900814317826488</text:p>
          </table:table-cell>
          <table:table-cell table:number-columns-repeated="6"/>
        </table:table-row>
        <table:table-row table:style-name="ro1">
          <table:table-cell office:value-type="float" office:value="13000" calcext:value-type="float">
            <text:p>13000</text:p>
          </table:table-cell>
          <table:table-cell/>
          <table:table-cell table:formula="of:=NORMDIST([.A97]; [.$C$81]; [.$L$15]; 0)" office:value-type="float" office:value="0" calcext:value-type="float">
            <text:p>0</text:p>
          </table:table-cell>
          <table:table-cell table:number-columns-repeated="2"/>
          <table:table-cell table:formula="of:=[.F96]+0.1" office:value-type="float" office:value="8.09999999999999" calcext:value-type="float">
            <text:p>8.09999999999999</text:p>
          </table:table-cell>
          <table:table-cell table:formula="of:=NORMDIST([.F97]; [.$K$12];[.$L$14];0)*[.$F$2]" office:value-type="float" office:value="0.812299762133188" calcext:value-type="float">
            <text:p>0.812299762133188</text:p>
          </table:table-cell>
          <table:table-cell table:number-columns-repeated="6"/>
        </table:table-row>
        <table:table-row table:style-name="ro1">
          <table:table-cell office:value-type="float" office:value="14000" calcext:value-type="float">
            <text:p>14000</text:p>
          </table:table-cell>
          <table:table-cell/>
          <table:table-cell table:formula="of:=NORMDIST([.A98]; [.$C$81]; [.$L$15]; 0)" office:value-type="float" office:value="0" calcext:value-type="float">
            <text:p>0</text:p>
          </table:table-cell>
          <table:table-cell table:number-columns-repeated="2"/>
          <table:table-cell table:formula="of:=[.F97]+0.1" office:value-type="float" office:value="8.19999999999999" calcext:value-type="float">
            <text:p>8.19999999999999</text:p>
          </table:table-cell>
          <table:table-cell table:formula="of:=NORMDIST([.F98]; [.$K$12];[.$L$14];0)*[.$F$2]" office:value-type="float" office:value="0.73102859268154" calcext:value-type="float">
            <text:p>0.73102859268154</text:p>
          </table:table-cell>
          <table:table-cell table:number-columns-repeated="6"/>
        </table:table-row>
        <table:table-row table:style-name="ro1">
          <table:table-cell office:value-type="float" office:value="15000" calcext:value-type="float">
            <text:p>15000</text:p>
          </table:table-cell>
          <table:table-cell/>
          <table:table-cell table:formula="of:=NORMDIST([.A99]; [.$C$81]; [.$L$15]; 0)" office:value-type="float" office:value="0" calcext:value-type="float">
            <text:p>0</text:p>
          </table:table-cell>
          <table:table-cell table:number-columns-repeated="2"/>
          <table:table-cell table:formula="of:=[.F98]+0.1" office:value-type="float" office:value="8.29999999999999" calcext:value-type="float">
            <text:p>8.29999999999999</text:p>
          </table:table-cell>
          <table:table-cell table:formula="of:=NORMDIST([.F99]; [.$K$12];[.$L$14];0)*[.$F$2]" office:value-type="float" office:value="0.656582636746648" calcext:value-type="float">
            <text:p>0.656582636746648</text:p>
          </table:table-cell>
          <table:table-cell table:number-columns-repeated="6"/>
        </table:table-row>
        <table:table-row table:style-name="ro1">
          <table:table-cell office:value-type="float" office:value="16000" calcext:value-type="float">
            <text:p>16000</text:p>
          </table:table-cell>
          <table:table-cell/>
          <table:table-cell table:formula="of:=NORMDIST([.A100]; [.$C$81]; [.$L$15]; 0)" office:value-type="float" office:value="0" calcext:value-type="float">
            <text:p>0</text:p>
          </table:table-cell>
          <table:table-cell table:number-columns-repeated="2"/>
          <table:table-cell table:formula="of:=[.F99]+0.1" office:value-type="float" office:value="8.39999999999999" calcext:value-type="float">
            <text:p>8.39999999999999</text:p>
          </table:table-cell>
          <table:table-cell table:formula="of:=NORMDIST([.F100]; [.$K$12];[.$L$14];0)*[.$F$2]" office:value-type="float" office:value="0.588547359522325" calcext:value-type="float">
            <text:p>0.588547359522325</text:p>
          </table:table-cell>
          <table:table-cell table:number-columns-repeated="6"/>
        </table:table-row>
        <table:table-row table:style-name="ro1">
          <table:table-cell office:value-type="float" office:value="17000" calcext:value-type="float">
            <text:p>17000</text:p>
          </table:table-cell>
          <table:table-cell/>
          <table:table-cell table:formula="of:=NORMDIST([.A101]; [.$C$81]; [.$L$15]; 0)" office:value-type="float" office:value="0" calcext:value-type="float">
            <text:p>0</text:p>
          </table:table-cell>
          <table:table-cell table:number-columns-repeated="2"/>
          <table:table-cell table:formula="of:=[.F100]+0.1" office:value-type="float" office:value="8.49999999999999" calcext:value-type="float">
            <text:p>8.49999999999999</text:p>
          </table:table-cell>
          <table:table-cell table:formula="of:=NORMDIST([.F101]; [.$K$12];[.$L$14];0)*[.$F$2]" office:value-type="float" office:value="0.526514613528467" calcext:value-type="float">
            <text:p>0.526514613528467</text:p>
          </table:table-cell>
          <table:table-cell table:number-columns-repeated="6"/>
        </table:table-row>
        <table:table-row table:style-name="ro1">
          <table:table-cell office:value-type="float" office:value="18000" calcext:value-type="float">
            <text:p>18000</text:p>
          </table:table-cell>
          <table:table-cell/>
          <table:table-cell table:formula="of:=NORMDIST([.A102]; [.$C$81]; [.$L$15]; 0)" office:value-type="float" office:value="0" calcext:value-type="float">
            <text:p>0</text:p>
          </table:table-cell>
          <table:table-cell table:number-columns-repeated="2"/>
          <table:table-cell table:formula="of:=[.F101]+0.1" office:value-type="float" office:value="8.59999999999999" calcext:value-type="float">
            <text:p>8.59999999999999</text:p>
          </table:table-cell>
          <table:table-cell table:formula="of:=NORMDIST([.F102]; [.$K$12];[.$L$14];0)*[.$F$2]" office:value-type="float" office:value="0.470085045757794" calcext:value-type="float">
            <text:p>0.470085045757794</text:p>
          </table:table-cell>
          <table:table-cell table:number-columns-repeated="6"/>
        </table:table-row>
        <table:table-row table:style-name="ro1">
          <table:table-cell office:value-type="float" office:value="19000" calcext:value-type="float">
            <text:p>19000</text:p>
          </table:table-cell>
          <table:table-cell/>
          <table:table-cell table:formula="of:=NORMDIST([.A103]; [.$C$81]; [.$L$15]; 0)" office:value-type="float" office:value="0" calcext:value-type="float">
            <text:p>0</text:p>
          </table:table-cell>
          <table:table-cell table:number-columns-repeated="2"/>
          <table:table-cell table:formula="of:=[.F102]+0.1" office:value-type="float" office:value="8.69999999999999" calcext:value-type="float">
            <text:p>8.69999999999999</text:p>
          </table:table-cell>
          <table:table-cell table:formula="of:=NORMDIST([.F103]; [.$K$12];[.$L$14];0)*[.$F$2]" office:value-type="float" office:value="0.418870170864623" calcext:value-type="float">
            <text:p>0.418870170864623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/>
          <table:table-cell table:formula="of:=NORMDIST([.A104]; [.$C$81]; [.$L$15]; 0)" office:value-type="float" office:value="0" calcext:value-type="float">
            <text:p>0</text:p>
          </table:table-cell>
          <table:table-cell table:number-columns-repeated="2"/>
          <table:table-cell table:formula="of:=[.F103]+0.1" office:value-type="float" office:value="8.79999999999999" calcext:value-type="float">
            <text:p>8.79999999999999</text:p>
          </table:table-cell>
          <table:table-cell table:formula="of:=NORMDIST([.F104]; [.$K$12];[.$L$14];0)*[.$F$2]" office:value-type="float" office:value="0.372494122219157" calcext:value-type="float">
            <text:p>0.372494122219157</text:p>
          </table:table-cell>
          <table:table-cell table:number-columns-repeated="6"/>
        </table:table-row>
        <table:table-row table:style-name="ro1">
          <table:table-cell office:value-type="float" office:value="21000" calcext:value-type="float">
            <text:p>21000</text:p>
          </table:table-cell>
          <table:table-cell/>
          <table:table-cell table:formula="of:=NORMDIST([.A105]; [.$C$81]; [.$L$15]; 0)" office:value-type="float" office:value="0" calcext:value-type="float">
            <text:p>0</text:p>
          </table:table-cell>
          <table:table-cell table:number-columns-repeated="2"/>
          <table:table-cell table:formula="of:=[.F104]+0.1" office:value-type="float" office:value="8.89999999999998" calcext:value-type="float">
            <text:p>8.89999999999998</text:p>
          </table:table-cell>
          <table:table-cell table:formula="of:=NORMDIST([.F105]; [.$K$12];[.$L$14];0)*[.$F$2]" office:value-type="float" office:value="0.33059509562349" calcext:value-type="float">
            <text:p>0.33059509562349</text:p>
          </table:table-cell>
          <table:table-cell table:number-columns-repeated="6"/>
        </table:table-row>
        <table:table-row table:style-name="ro1">
          <table:table-cell office:value-type="float" office:value="22000" calcext:value-type="float">
            <text:p>22000</text:p>
          </table:table-cell>
          <table:table-cell/>
          <table:table-cell table:formula="of:=NORMDIST([.A106]; [.$C$81]; [.$L$15]; 0)" office:value-type="float" office:value="0" calcext:value-type="float">
            <text:p>0</text:p>
          </table:table-cell>
          <table:table-cell table:number-columns-repeated="2"/>
          <table:table-cell table:formula="of:=[.F105]+0.1" office:value-type="float" office:value="8.99999999999998" calcext:value-type="float">
            <text:p>8.99999999999998</text:p>
          </table:table-cell>
          <table:table-cell table:formula="of:=NORMDIST([.F106]; [.$K$12];[.$L$14];0)*[.$F$2]" office:value-type="float" office:value="0.292826502918354" calcext:value-type="float">
            <text:p>0.292826502918354</text:p>
          </table:table-cell>
          <table:table-cell table:number-columns-repeated="6"/>
        </table:table-row>
        <table:table-row table:style-name="ro1">
          <table:table-cell office:value-type="float" office:value="23000" calcext:value-type="float">
            <text:p>23000</text:p>
          </table:table-cell>
          <table:table-cell/>
          <table:table-cell table:formula="of:=NORMDIST([.A107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000" calcext:value-type="float">
            <text:p>24000</text:p>
          </table:table-cell>
          <table:table-cell/>
          <table:table-cell table:formula="of:=NORMDIST([.A108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000" calcext:value-type="float">
            <text:p>25000</text:p>
          </table:table-cell>
          <table:table-cell/>
          <table:table-cell table:formula="of:=NORMDIST([.A109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000" calcext:value-type="float">
            <text:p>26000</text:p>
          </table:table-cell>
          <table:table-cell/>
          <table:table-cell table:formula="of:=NORMDIST([.A110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000" calcext:value-type="float">
            <text:p>27000</text:p>
          </table:table-cell>
          <table:table-cell/>
          <table:table-cell table:formula="of:=NORMDIST([.A111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000" calcext:value-type="float">
            <text:p>28000</text:p>
          </table:table-cell>
          <table:table-cell/>
          <table:table-cell table:formula="of:=NORMDIST([.A112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000" calcext:value-type="float">
            <text:p>29000</text:p>
          </table:table-cell>
          <table:table-cell/>
          <table:table-cell table:formula="of:=NORMDIST([.A113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000" calcext:value-type="float">
            <text:p>30000</text:p>
          </table:table-cell>
          <table:table-cell/>
          <table:table-cell table:formula="of:=NORMDIST([.A114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000" calcext:value-type="float">
            <text:p>31000</text:p>
          </table:table-cell>
          <table:table-cell/>
          <table:table-cell table:formula="of:=NORMDIST([.A115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000" calcext:value-type="float">
            <text:p>32000</text:p>
          </table:table-cell>
          <table:table-cell/>
          <table:table-cell table:formula="of:=NORMDIST([.A116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000" calcext:value-type="float">
            <text:p>33000</text:p>
          </table:table-cell>
          <table:table-cell/>
          <table:table-cell table:formula="of:=NORMDIST([.A117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000" calcext:value-type="float">
            <text:p>34000</text:p>
          </table:table-cell>
          <table:table-cell/>
          <table:table-cell table:formula="of:=NORMDIST([.A118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000" calcext:value-type="float">
            <text:p>35000</text:p>
          </table:table-cell>
          <table:table-cell/>
          <table:table-cell table:formula="of:=NORMDIST([.A119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000" calcext:value-type="float">
            <text:p>36000</text:p>
          </table:table-cell>
          <table:table-cell/>
          <table:table-cell table:formula="of:=NORMDIST([.A120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000" calcext:value-type="float">
            <text:p>37000</text:p>
          </table:table-cell>
          <table:table-cell/>
          <table:table-cell table:formula="of:=NORMDIST([.A121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8000" calcext:value-type="float">
            <text:p>38000</text:p>
          </table:table-cell>
          <table:table-cell/>
          <table:table-cell table:formula="of:=NORMDIST([.A122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000" calcext:value-type="float">
            <text:p>39000</text:p>
          </table:table-cell>
          <table:table-cell/>
          <table:table-cell table:formula="of:=NORMDIST([.A123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000" calcext:value-type="float">
            <text:p>40000</text:p>
          </table:table-cell>
          <table:table-cell/>
          <table:table-cell table:formula="of:=NORMDIST([.A124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000" calcext:value-type="float">
            <text:p>41000</text:p>
          </table:table-cell>
          <table:table-cell/>
          <table:table-cell table:formula="of:=NORMDIST([.A125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000" calcext:value-type="float">
            <text:p>42000</text:p>
          </table:table-cell>
          <table:table-cell/>
          <table:table-cell table:formula="of:=NORMDIST([.A126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000" calcext:value-type="float">
            <text:p>43000</text:p>
          </table:table-cell>
          <table:table-cell/>
          <table:table-cell table:formula="of:=NORMDIST([.A127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4000" calcext:value-type="float">
            <text:p>44000</text:p>
          </table:table-cell>
          <table:table-cell/>
          <table:table-cell table:formula="of:=NORMDIST([.A128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000" calcext:value-type="float">
            <text:p>45000</text:p>
          </table:table-cell>
          <table:table-cell/>
          <table:table-cell table:formula="of:=NORMDIST([.A129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000" calcext:value-type="float">
            <text:p>46000</text:p>
          </table:table-cell>
          <table:table-cell/>
          <table:table-cell table:formula="of:=NORMDIST([.A130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7000" calcext:value-type="float">
            <text:p>47000</text:p>
          </table:table-cell>
          <table:table-cell/>
          <table:table-cell table:formula="of:=NORMDIST([.A131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000" calcext:value-type="float">
            <text:p>48000</text:p>
          </table:table-cell>
          <table:table-cell/>
          <table:table-cell table:formula="of:=NORMDIST([.A132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000" calcext:value-type="float">
            <text:p>49000</text:p>
          </table:table-cell>
          <table:table-cell/>
          <table:table-cell table:formula="of:=NORMDIST([.A133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/>
          <table:table-cell table:formula="of:=NORMDIST([.A134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1000" calcext:value-type="float">
            <text:p>51000</text:p>
          </table:table-cell>
          <table:table-cell/>
          <table:table-cell table:formula="of:=NORMDIST([.A135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2000" calcext:value-type="float">
            <text:p>52000</text:p>
          </table:table-cell>
          <table:table-cell/>
          <table:table-cell table:formula="of:=NORMDIST([.A136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3000" calcext:value-type="float">
            <text:p>53000</text:p>
          </table:table-cell>
          <table:table-cell/>
          <table:table-cell table:formula="of:=NORMDIST([.A137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4000" calcext:value-type="float">
            <text:p>54000</text:p>
          </table:table-cell>
          <table:table-cell/>
          <table:table-cell table:formula="of:=NORMDIST([.A138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000" calcext:value-type="float">
            <text:p>55000</text:p>
          </table:table-cell>
          <table:table-cell/>
          <table:table-cell table:formula="of:=NORMDIST([.A139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6000" calcext:value-type="float">
            <text:p>56000</text:p>
          </table:table-cell>
          <table:table-cell/>
          <table:table-cell table:formula="of:=NORMDIST([.A140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000" calcext:value-type="float">
            <text:p>57000</text:p>
          </table:table-cell>
          <table:table-cell/>
          <table:table-cell table:formula="of:=NORMDIST([.A141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000" calcext:value-type="float">
            <text:p>58000</text:p>
          </table:table-cell>
          <table:table-cell/>
          <table:table-cell table:formula="of:=NORMDIST([.A142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9000" calcext:value-type="float">
            <text:p>59000</text:p>
          </table:table-cell>
          <table:table-cell/>
          <table:table-cell table:formula="of:=NORMDIST([.A143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000" calcext:value-type="float">
            <text:p>60000</text:p>
          </table:table-cell>
          <table:table-cell/>
          <table:table-cell table:formula="of:=NORMDIST([.A144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1000" calcext:value-type="float">
            <text:p>61000</text:p>
          </table:table-cell>
          <table:table-cell/>
          <table:table-cell table:formula="of:=NORMDIST([.A145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2000" calcext:value-type="float">
            <text:p>62000</text:p>
          </table:table-cell>
          <table:table-cell/>
          <table:table-cell table:formula="of:=NORMDIST([.A146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3000" calcext:value-type="float">
            <text:p>63000</text:p>
          </table:table-cell>
          <table:table-cell/>
          <table:table-cell table:formula="of:=NORMDIST([.A147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000" calcext:value-type="float">
            <text:p>64000</text:p>
          </table:table-cell>
          <table:table-cell/>
          <table:table-cell table:formula="of:=NORMDIST([.A148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5000" calcext:value-type="float">
            <text:p>65000</text:p>
          </table:table-cell>
          <table:table-cell/>
          <table:table-cell table:formula="of:=NORMDIST([.A149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000" calcext:value-type="float">
            <text:p>66000</text:p>
          </table:table-cell>
          <table:table-cell/>
          <table:table-cell table:formula="of:=NORMDIST([.A150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7000" calcext:value-type="float">
            <text:p>67000</text:p>
          </table:table-cell>
          <table:table-cell/>
          <table:table-cell table:formula="of:=NORMDIST([.A151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8000" calcext:value-type="float">
            <text:p>68000</text:p>
          </table:table-cell>
          <table:table-cell/>
          <table:table-cell table:formula="of:=NORMDIST([.A152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9000" calcext:value-type="float">
            <text:p>69000</text:p>
          </table:table-cell>
          <table:table-cell/>
          <table:table-cell table:formula="of:=NORMDIST([.A153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0000" calcext:value-type="float">
            <text:p>70000</text:p>
          </table:table-cell>
          <table:table-cell/>
          <table:table-cell table:formula="of:=NORMDIST([.A154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1000" calcext:value-type="float">
            <text:p>71000</text:p>
          </table:table-cell>
          <table:table-cell/>
          <table:table-cell table:formula="of:=NORMDIST([.A155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2000" calcext:value-type="float">
            <text:p>72000</text:p>
          </table:table-cell>
          <table:table-cell/>
          <table:table-cell table:formula="of:=NORMDIST([.A156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3000" calcext:value-type="float">
            <text:p>73000</text:p>
          </table:table-cell>
          <table:table-cell/>
          <table:table-cell table:formula="of:=NORMDIST([.A157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4000" calcext:value-type="float">
            <text:p>74000</text:p>
          </table:table-cell>
          <table:table-cell/>
          <table:table-cell table:formula="of:=NORMDIST([.A158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5000" calcext:value-type="float">
            <text:p>75000</text:p>
          </table:table-cell>
          <table:table-cell/>
          <table:table-cell table:formula="of:=NORMDIST([.A159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6000" calcext:value-type="float">
            <text:p>76000</text:p>
          </table:table-cell>
          <table:table-cell/>
          <table:table-cell table:formula="of:=NORMDIST([.A160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7000" calcext:value-type="float">
            <text:p>77000</text:p>
          </table:table-cell>
          <table:table-cell/>
          <table:table-cell table:formula="of:=NORMDIST([.A161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8000" calcext:value-type="float">
            <text:p>78000</text:p>
          </table:table-cell>
          <table:table-cell/>
          <table:table-cell table:formula="of:=NORMDIST([.A162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9000" calcext:value-type="float">
            <text:p>79000</text:p>
          </table:table-cell>
          <table:table-cell/>
          <table:table-cell table:formula="of:=NORMDIST([.A163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0000" calcext:value-type="float">
            <text:p>80000</text:p>
          </table:table-cell>
          <table:table-cell/>
          <table:table-cell table:formula="of:=NORMDIST([.A164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1000" calcext:value-type="float">
            <text:p>81000</text:p>
          </table:table-cell>
          <table:table-cell/>
          <table:table-cell table:formula="of:=NORMDIST([.A165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2000" calcext:value-type="float">
            <text:p>82000</text:p>
          </table:table-cell>
          <table:table-cell/>
          <table:table-cell table:formula="of:=NORMDIST([.A166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3000" calcext:value-type="float">
            <text:p>83000</text:p>
          </table:table-cell>
          <table:table-cell/>
          <table:table-cell table:formula="of:=NORMDIST([.A167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4000" calcext:value-type="float">
            <text:p>84000</text:p>
          </table:table-cell>
          <table:table-cell/>
          <table:table-cell table:formula="of:=NORMDIST([.A168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5000" calcext:value-type="float">
            <text:p>85000</text:p>
          </table:table-cell>
          <table:table-cell/>
          <table:table-cell table:formula="of:=NORMDIST([.A169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6000" calcext:value-type="float">
            <text:p>86000</text:p>
          </table:table-cell>
          <table:table-cell/>
          <table:table-cell table:formula="of:=NORMDIST([.A170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7000" calcext:value-type="float">
            <text:p>87000</text:p>
          </table:table-cell>
          <table:table-cell/>
          <table:table-cell table:formula="of:=NORMDIST([.A171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8000" calcext:value-type="float">
            <text:p>88000</text:p>
          </table:table-cell>
          <table:table-cell/>
          <table:table-cell table:formula="of:=NORMDIST([.A172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9000" calcext:value-type="float">
            <text:p>89000</text:p>
          </table:table-cell>
          <table:table-cell/>
          <table:table-cell table:formula="of:=NORMDIST([.A173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0000" calcext:value-type="float">
            <text:p>90000</text:p>
          </table:table-cell>
          <table:table-cell/>
          <table:table-cell table:formula="of:=NORMDIST([.A174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1000" calcext:value-type="float">
            <text:p>91000</text:p>
          </table:table-cell>
          <table:table-cell/>
          <table:table-cell table:formula="of:=NORMDIST([.A175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2000" calcext:value-type="float">
            <text:p>92000</text:p>
          </table:table-cell>
          <table:table-cell/>
          <table:table-cell table:formula="of:=NORMDIST([.A176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3000" calcext:value-type="float">
            <text:p>93000</text:p>
          </table:table-cell>
          <table:table-cell/>
          <table:table-cell table:formula="of:=NORMDIST([.A177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4000" calcext:value-type="float">
            <text:p>94000</text:p>
          </table:table-cell>
          <table:table-cell/>
          <table:table-cell table:formula="of:=NORMDIST([.A178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5000" calcext:value-type="float">
            <text:p>95000</text:p>
          </table:table-cell>
          <table:table-cell/>
          <table:table-cell table:formula="of:=NORMDIST([.A179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6000" calcext:value-type="float">
            <text:p>96000</text:p>
          </table:table-cell>
          <table:table-cell/>
          <table:table-cell table:formula="of:=NORMDIST([.A180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7000" calcext:value-type="float">
            <text:p>97000</text:p>
          </table:table-cell>
          <table:table-cell/>
          <table:table-cell table:formula="of:=NORMDIST([.A181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8000" calcext:value-type="float">
            <text:p>98000</text:p>
          </table:table-cell>
          <table:table-cell/>
          <table:table-cell table:formula="of:=NORMDIST([.A182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9000" calcext:value-type="float">
            <text:p>99000</text:p>
          </table:table-cell>
          <table:table-cell/>
          <table:table-cell table:formula="of:=NORMDIST([.A183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0000" calcext:value-type="float">
            <text:p>100000</text:p>
          </table:table-cell>
          <table:table-cell/>
          <table:table-cell table:formula="of:=NORMDIST([.A184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1000" calcext:value-type="float">
            <text:p>101000</text:p>
          </table:table-cell>
          <table:table-cell/>
          <table:table-cell table:formula="of:=NORMDIST([.A185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2000" calcext:value-type="float">
            <text:p>102000</text:p>
          </table:table-cell>
          <table:table-cell/>
          <table:table-cell table:formula="of:=NORMDIST([.A186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3000" calcext:value-type="float">
            <text:p>103000</text:p>
          </table:table-cell>
          <table:table-cell/>
          <table:table-cell table:formula="of:=NORMDIST([.A187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4000" calcext:value-type="float">
            <text:p>104000</text:p>
          </table:table-cell>
          <table:table-cell/>
          <table:table-cell table:formula="of:=NORMDIST([.A188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5000" calcext:value-type="float">
            <text:p>105000</text:p>
          </table:table-cell>
          <table:table-cell/>
          <table:table-cell table:formula="of:=NORMDIST([.A189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6000" calcext:value-type="float">
            <text:p>106000</text:p>
          </table:table-cell>
          <table:table-cell/>
          <table:table-cell table:formula="of:=NORMDIST([.A190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7000" calcext:value-type="float">
            <text:p>107000</text:p>
          </table:table-cell>
          <table:table-cell/>
          <table:table-cell table:formula="of:=NORMDIST([.A191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000" calcext:value-type="float">
            <text:p>108000</text:p>
          </table:table-cell>
          <table:table-cell/>
          <table:table-cell table:formula="of:=NORMDIST([.A192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9000" calcext:value-type="float">
            <text:p>109000</text:p>
          </table:table-cell>
          <table:table-cell/>
          <table:table-cell table:formula="of:=NORMDIST([.A193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0000" calcext:value-type="float">
            <text:p>110000</text:p>
          </table:table-cell>
          <table:table-cell/>
          <table:table-cell table:formula="of:=NORMDIST([.A194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1000" calcext:value-type="float">
            <text:p>111000</text:p>
          </table:table-cell>
          <table:table-cell/>
          <table:table-cell table:formula="of:=NORMDIST([.A195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2000" calcext:value-type="float">
            <text:p>112000</text:p>
          </table:table-cell>
          <table:table-cell/>
          <table:table-cell table:formula="of:=NORMDIST([.A196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3000" calcext:value-type="float">
            <text:p>113000</text:p>
          </table:table-cell>
          <table:table-cell/>
          <table:table-cell table:formula="of:=NORMDIST([.A197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4000" calcext:value-type="float">
            <text:p>114000</text:p>
          </table:table-cell>
          <table:table-cell/>
          <table:table-cell table:formula="of:=NORMDIST([.A198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5000" calcext:value-type="float">
            <text:p>115000</text:p>
          </table:table-cell>
          <table:table-cell/>
          <table:table-cell table:formula="of:=NORMDIST([.A199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6000" calcext:value-type="float">
            <text:p>116000</text:p>
          </table:table-cell>
          <table:table-cell/>
          <table:table-cell table:formula="of:=NORMDIST([.A200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7000" calcext:value-type="float">
            <text:p>117000</text:p>
          </table:table-cell>
          <table:table-cell/>
          <table:table-cell table:formula="of:=NORMDIST([.A201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8000" calcext:value-type="float">
            <text:p>118000</text:p>
          </table:table-cell>
          <table:table-cell/>
          <table:table-cell table:formula="of:=NORMDIST([.A202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9000" calcext:value-type="float">
            <text:p>119000</text:p>
          </table:table-cell>
          <table:table-cell/>
          <table:table-cell table:formula="of:=NORMDIST([.A203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0000" calcext:value-type="float">
            <text:p>120000</text:p>
          </table:table-cell>
          <table:table-cell/>
          <table:table-cell table:formula="of:=NORMDIST([.A204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1000" calcext:value-type="float">
            <text:p>121000</text:p>
          </table:table-cell>
          <table:table-cell/>
          <table:table-cell table:formula="of:=NORMDIST([.A205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2000" calcext:value-type="float">
            <text:p>122000</text:p>
          </table:table-cell>
          <table:table-cell/>
          <table:table-cell table:formula="of:=NORMDIST([.A206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3000" calcext:value-type="float">
            <text:p>123000</text:p>
          </table:table-cell>
          <table:table-cell/>
          <table:table-cell table:formula="of:=NORMDIST([.A207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4000" calcext:value-type="float">
            <text:p>124000</text:p>
          </table:table-cell>
          <table:table-cell/>
          <table:table-cell table:formula="of:=NORMDIST([.A208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5000" calcext:value-type="float">
            <text:p>125000</text:p>
          </table:table-cell>
          <table:table-cell/>
          <table:table-cell table:formula="of:=NORMDIST([.A209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6000" calcext:value-type="float">
            <text:p>126000</text:p>
          </table:table-cell>
          <table:table-cell/>
          <table:table-cell table:formula="of:=NORMDIST([.A210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7000" calcext:value-type="float">
            <text:p>127000</text:p>
          </table:table-cell>
          <table:table-cell/>
          <table:table-cell table:formula="of:=NORMDIST([.A211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8000" calcext:value-type="float">
            <text:p>128000</text:p>
          </table:table-cell>
          <table:table-cell/>
          <table:table-cell table:formula="of:=NORMDIST([.A212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9000" calcext:value-type="float">
            <text:p>129000</text:p>
          </table:table-cell>
          <table:table-cell/>
          <table:table-cell table:formula="of:=NORMDIST([.A213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0000" calcext:value-type="float">
            <text:p>130000</text:p>
          </table:table-cell>
          <table:table-cell/>
          <table:table-cell table:formula="of:=NORMDIST([.A214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1000" calcext:value-type="float">
            <text:p>131000</text:p>
          </table:table-cell>
          <table:table-cell/>
          <table:table-cell table:formula="of:=NORMDIST([.A215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2000" calcext:value-type="float">
            <text:p>132000</text:p>
          </table:table-cell>
          <table:table-cell/>
          <table:table-cell table:formula="of:=NORMDIST([.A216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3000" calcext:value-type="float">
            <text:p>133000</text:p>
          </table:table-cell>
          <table:table-cell/>
          <table:table-cell table:formula="of:=NORMDIST([.A217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4000" calcext:value-type="float">
            <text:p>134000</text:p>
          </table:table-cell>
          <table:table-cell/>
          <table:table-cell table:formula="of:=NORMDIST([.A218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5000" calcext:value-type="float">
            <text:p>135000</text:p>
          </table:table-cell>
          <table:table-cell/>
          <table:table-cell table:formula="of:=NORMDIST([.A219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6000" calcext:value-type="float">
            <text:p>136000</text:p>
          </table:table-cell>
          <table:table-cell/>
          <table:table-cell table:formula="of:=NORMDIST([.A220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7000" calcext:value-type="float">
            <text:p>137000</text:p>
          </table:table-cell>
          <table:table-cell/>
          <table:table-cell table:formula="of:=NORMDIST([.A221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8000" calcext:value-type="float">
            <text:p>138000</text:p>
          </table:table-cell>
          <table:table-cell/>
          <table:table-cell table:formula="of:=NORMDIST([.A222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9000" calcext:value-type="float">
            <text:p>139000</text:p>
          </table:table-cell>
          <table:table-cell/>
          <table:table-cell table:formula="of:=NORMDIST([.A223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0000" calcext:value-type="float">
            <text:p>140000</text:p>
          </table:table-cell>
          <table:table-cell/>
          <table:table-cell table:formula="of:=NORMDIST([.A224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1000" calcext:value-type="float">
            <text:p>141000</text:p>
          </table:table-cell>
          <table:table-cell/>
          <table:table-cell table:formula="of:=NORMDIST([.A225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2000" calcext:value-type="float">
            <text:p>142000</text:p>
          </table:table-cell>
          <table:table-cell/>
          <table:table-cell table:formula="of:=NORMDIST([.A226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3000" calcext:value-type="float">
            <text:p>143000</text:p>
          </table:table-cell>
          <table:table-cell/>
          <table:table-cell table:formula="of:=NORMDIST([.A227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4000" calcext:value-type="float">
            <text:p>144000</text:p>
          </table:table-cell>
          <table:table-cell/>
          <table:table-cell table:formula="of:=NORMDIST([.A228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5000" calcext:value-type="float">
            <text:p>145000</text:p>
          </table:table-cell>
          <table:table-cell/>
          <table:table-cell table:formula="of:=NORMDIST([.A229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6000" calcext:value-type="float">
            <text:p>146000</text:p>
          </table:table-cell>
          <table:table-cell/>
          <table:table-cell table:formula="of:=NORMDIST([.A230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7000" calcext:value-type="float">
            <text:p>147000</text:p>
          </table:table-cell>
          <table:table-cell/>
          <table:table-cell table:formula="of:=NORMDIST([.A231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8000" calcext:value-type="float">
            <text:p>148000</text:p>
          </table:table-cell>
          <table:table-cell/>
          <table:table-cell table:formula="of:=NORMDIST([.A232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9000" calcext:value-type="float">
            <text:p>149000</text:p>
          </table:table-cell>
          <table:table-cell/>
          <table:table-cell table:formula="of:=NORMDIST([.A233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0000" calcext:value-type="float">
            <text:p>150000</text:p>
          </table:table-cell>
          <table:table-cell/>
          <table:table-cell table:formula="of:=NORMDIST([.A234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1000" calcext:value-type="float">
            <text:p>151000</text:p>
          </table:table-cell>
          <table:table-cell/>
          <table:table-cell table:formula="of:=NORMDIST([.A235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2000" calcext:value-type="float">
            <text:p>152000</text:p>
          </table:table-cell>
          <table:table-cell/>
          <table:table-cell table:formula="of:=NORMDIST([.A236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3000" calcext:value-type="float">
            <text:p>153000</text:p>
          </table:table-cell>
          <table:table-cell/>
          <table:table-cell table:formula="of:=NORMDIST([.A237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4000" calcext:value-type="float">
            <text:p>154000</text:p>
          </table:table-cell>
          <table:table-cell/>
          <table:table-cell table:formula="of:=NORMDIST([.A238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5000" calcext:value-type="float">
            <text:p>155000</text:p>
          </table:table-cell>
          <table:table-cell/>
          <table:table-cell table:formula="of:=NORMDIST([.A239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000" calcext:value-type="float">
            <text:p>156000</text:p>
          </table:table-cell>
          <table:table-cell/>
          <table:table-cell table:formula="of:=NORMDIST([.A240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7000" calcext:value-type="float">
            <text:p>157000</text:p>
          </table:table-cell>
          <table:table-cell/>
          <table:table-cell table:formula="of:=NORMDIST([.A241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8000" calcext:value-type="float">
            <text:p>158000</text:p>
          </table:table-cell>
          <table:table-cell/>
          <table:table-cell table:formula="of:=NORMDIST([.A242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9000" calcext:value-type="float">
            <text:p>159000</text:p>
          </table:table-cell>
          <table:table-cell/>
          <table:table-cell table:formula="of:=NORMDIST([.A243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0000" calcext:value-type="float">
            <text:p>160000</text:p>
          </table:table-cell>
          <table:table-cell/>
          <table:table-cell table:formula="of:=NORMDIST([.A244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1000" calcext:value-type="float">
            <text:p>161000</text:p>
          </table:table-cell>
          <table:table-cell/>
          <table:table-cell table:formula="of:=NORMDIST([.A245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2000" calcext:value-type="float">
            <text:p>162000</text:p>
          </table:table-cell>
          <table:table-cell/>
          <table:table-cell table:formula="of:=NORMDIST([.A246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3000" calcext:value-type="float">
            <text:p>163000</text:p>
          </table:table-cell>
          <table:table-cell/>
          <table:table-cell table:formula="of:=NORMDIST([.A247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4000" calcext:value-type="float">
            <text:p>164000</text:p>
          </table:table-cell>
          <table:table-cell/>
          <table:table-cell table:formula="of:=NORMDIST([.A248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5000" calcext:value-type="float">
            <text:p>165000</text:p>
          </table:table-cell>
          <table:table-cell/>
          <table:table-cell table:formula="of:=NORMDIST([.A249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6000" calcext:value-type="float">
            <text:p>166000</text:p>
          </table:table-cell>
          <table:table-cell/>
          <table:table-cell table:formula="of:=NORMDIST([.A250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7000" calcext:value-type="float">
            <text:p>167000</text:p>
          </table:table-cell>
          <table:table-cell/>
          <table:table-cell table:formula="of:=NORMDIST([.A251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8000" calcext:value-type="float">
            <text:p>168000</text:p>
          </table:table-cell>
          <table:table-cell/>
          <table:table-cell table:formula="of:=NORMDIST([.A252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9000" calcext:value-type="float">
            <text:p>169000</text:p>
          </table:table-cell>
          <table:table-cell/>
          <table:table-cell table:formula="of:=NORMDIST([.A253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0000" calcext:value-type="float">
            <text:p>170000</text:p>
          </table:table-cell>
          <table:table-cell/>
          <table:table-cell table:formula="of:=NORMDIST([.A254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1000" calcext:value-type="float">
            <text:p>171000</text:p>
          </table:table-cell>
          <table:table-cell/>
          <table:table-cell table:formula="of:=NORMDIST([.A255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2000" calcext:value-type="float">
            <text:p>172000</text:p>
          </table:table-cell>
          <table:table-cell/>
          <table:table-cell table:formula="of:=NORMDIST([.A256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3000" calcext:value-type="float">
            <text:p>173000</text:p>
          </table:table-cell>
          <table:table-cell/>
          <table:table-cell table:formula="of:=NORMDIST([.A257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4000" calcext:value-type="float">
            <text:p>174000</text:p>
          </table:table-cell>
          <table:table-cell/>
          <table:table-cell table:formula="of:=NORMDIST([.A258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5000" calcext:value-type="float">
            <text:p>175000</text:p>
          </table:table-cell>
          <table:table-cell/>
          <table:table-cell table:formula="of:=NORMDIST([.A259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6000" calcext:value-type="float">
            <text:p>176000</text:p>
          </table:table-cell>
          <table:table-cell/>
          <table:table-cell table:formula="of:=NORMDIST([.A260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7000" calcext:value-type="float">
            <text:p>177000</text:p>
          </table:table-cell>
          <table:table-cell/>
          <table:table-cell table:formula="of:=NORMDIST([.A261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8000" calcext:value-type="float">
            <text:p>178000</text:p>
          </table:table-cell>
          <table:table-cell/>
          <table:table-cell table:formula="of:=NORMDIST([.A262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9000" calcext:value-type="float">
            <text:p>179000</text:p>
          </table:table-cell>
          <table:table-cell/>
          <table:table-cell table:formula="of:=NORMDIST([.A263]; [.$C$81]; [.$L$15]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0000" calcext:value-type="float">
            <text:p>180000</text:p>
          </table:table-cell>
          <table:table-cell/>
          <table:table-cell table:formula="of:=NORMDIST([.A264]; [.$C$81]; [.$L$15]; 0)" office:value-type="float" office:value="0" calcext:value-type="float">
            <text:p>0</text:p>
          </table:table-cell>
          <table:table-cell table:number-columns-repeated="10"/>
        </table:table-row>
      </table:table>
      <table:table table:name="Arkusz2" table:style-name="ta1" table:print="false"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modifica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2]*71" office:value-type="float" office:value="5.6494487" calcext:value-type="float">
            <text:p>5.6494487</text:p>
          </table:table-cell>
          <table:table-cell office:value-type="float" office:value="0.0795697" calcext:value-type="float">
            <text:p>0.0795697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C3]*71" office:value-type="float" office:value="5.9721082" calcext:value-type="float">
            <text:p>5.9721082</text:p>
          </table:table-cell>
          <table:table-cell office:value-type="float" office:value="0.0841142" calcext:value-type="float">
            <text:p>0.0841142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C4]*71" office:value-type="float" office:value="6.3006678" calcext:value-type="float">
            <text:p>6.3006678</text:p>
          </table:table-cell>
          <table:table-cell office:value-type="float" office:value="0.0887418" calcext:value-type="float">
            <text:p>0.088741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C5]*71" office:value-type="float" office:value="6.634098" calcext:value-type="float">
            <text:p>6.634098</text:p>
          </table:table-cell>
          <table:table-cell office:value-type="float" office:value="0.093438" calcext:value-type="float">
            <text:p>0.093438</text:p>
          </table:table-cell>
          <table:table-cell table:number-columns-repeated="2"/>
          <table:table-cell>
            <draw:frame table:end-cell-address="Arkusz2.M25" table:end-x="0.293cm" table:end-y="0.066cm" draw:z-index="0" draw:style-name="gr1" draw:text-style-name="P1" svg:width="16.003cm" svg:height="9.015cm" svg:x="0.104cm" svg:y="0.082cm">
              <draw:object draw:notify-on-update-of-ranges="Arkusz2.A3:Arkusz2.A101 Arkusz2.B2:Arkusz2.B2 Arkusz2.B3:Arkusz2.B10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C6]*71" office:value-type="float" office:value="6.9713125" calcext:value-type="float">
            <text:p>6.9713125</text:p>
          </table:table-cell>
          <table:table-cell office:value-type="float" office:value="0.0981875" calcext:value-type="float">
            <text:p>0.0981875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C7]*71" office:value-type="float" office:value="7.311154" calcext:value-type="float">
            <text:p>7.311154</text:p>
          </table:table-cell>
          <table:table-cell office:value-type="float" office:value="0.102974" calcext:value-type="float">
            <text:p>0.102974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C8]*71" office:value-type="float" office:value="7.652309" calcext:value-type="float">
            <text:p>7.652309</text:p>
          </table:table-cell>
          <table:table-cell office:value-type="float" office:value="0.107779" calcext:value-type="float">
            <text:p>0.107779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C9]*71" office:value-type="float" office:value="7.993464" calcext:value-type="float">
            <text:p>7.993464</text:p>
          </table:table-cell>
          <table:table-cell office:value-type="float" office:value="0.112584" calcext:value-type="float">
            <text:p>0.112584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C10]*71" office:value-type="float" office:value="8.33327" calcext:value-type="float">
            <text:p>8.33327</text:p>
          </table:table-cell>
          <table:table-cell office:value-type="float" office:value="0.11737" calcext:value-type="float">
            <text:p>0.11737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C11]*71" office:value-type="float" office:value="8.670307" calcext:value-type="float">
            <text:p>8.670307</text:p>
          </table:table-cell>
          <table:table-cell office:value-type="float" office:value="0.122117" calcext:value-type="float">
            <text:p>0.1221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12]*71" office:value-type="float" office:value="9.003013" calcext:value-type="float">
            <text:p>9.003013</text:p>
          </table:table-cell>
          <table:table-cell office:value-type="float" office:value="0.126803" calcext:value-type="float">
            <text:p>0.126803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[.C13]*71" office:value-type="float" office:value="9.329968" calcext:value-type="float">
            <text:p>9.329968</text:p>
          </table:table-cell>
          <table:table-cell office:value-type="float" office:value="0.131408" calcext:value-type="float">
            <text:p>0.131408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.C14]*71" office:value-type="float" office:value="9.649539" calcext:value-type="float">
            <text:p>9.649539</text:p>
          </table:table-cell>
          <table:table-cell office:value-type="float" office:value="0.135909" calcext:value-type="float">
            <text:p>0.135909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[.C15]*71" office:value-type="float" office:value="9.960306" calcext:value-type="float">
            <text:p>9.960306</text:p>
          </table:table-cell>
          <table:table-cell office:value-type="float" office:value="0.140286" calcext:value-type="float">
            <text:p>0.140286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[.C16]*71" office:value-type="float" office:value="10.260636" calcext:value-type="float">
            <text:p>10.260636</text:p>
          </table:table-cell>
          <table:table-cell office:value-type="float" office:value="0.144516" calcext:value-type="float">
            <text:p>0.144516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C17]*71" office:value-type="float" office:value="10.549109" calcext:value-type="float">
            <text:p>10.549109</text:p>
          </table:table-cell>
          <table:table-cell office:value-type="float" office:value="0.148579" calcext:value-type="float">
            <text:p>0.148579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[.C18]*71" office:value-type="float" office:value="10.824092" calcext:value-type="float">
            <text:p>10.824092</text:p>
          </table:table-cell>
          <table:table-cell office:value-type="float" office:value="0.152452" calcext:value-type="float">
            <text:p>0.152452</text:p>
          </table:table-cell>
          <table:table-cell table:number-columns-repeated="3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[.C19]*71" office:value-type="float" office:value="11.084236" calcext:value-type="float">
            <text:p>11.084236</text:p>
          </table:table-cell>
          <table:table-cell office:value-type="float" office:value="0.156116" calcext:value-type="float">
            <text:p>0.156116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[.C20]*71" office:value-type="float" office:value="11.32805" calcext:value-type="float">
            <text:p>11.32805</text:p>
          </table:table-cell>
          <table:table-cell office:value-type="float" office:value="0.15955" calcext:value-type="float">
            <text:p>0.15955</text:p>
          </table:table-cell>
          <table:table-cell table:number-columns-repeated="3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[.C21]*71" office:value-type="float" office:value="11.554327" calcext:value-type="float">
            <text:p>11.554327</text:p>
          </table:table-cell>
          <table:table-cell office:value-type="float" office:value="0.162737" calcext:value-type="float">
            <text:p>0.16273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22]*71" office:value-type="float" office:value="11.761647" calcext:value-type="float">
            <text:p>11.761647</text:p>
          </table:table-cell>
          <table:table-cell office:value-type="float" office:value="0.165657" calcext:value-type="float">
            <text:p>0.165657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[.C23]*71" office:value-type="float" office:value="11.948945" calcext:value-type="float">
            <text:p>11.948945</text:p>
          </table:table-cell>
          <table:table-cell office:value-type="float" office:value="0.168295" calcext:value-type="float">
            <text:p>0.168295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[.C24]*71" office:value-type="float" office:value="12.115156" calcext:value-type="float">
            <text:p>12.115156</text:p>
          </table:table-cell>
          <table:table-cell office:value-type="float" office:value="0.170636" calcext:value-type="float">
            <text:p>0.170636</text:p>
          </table:table-cell>
          <table:table-cell table:number-columns-repeated="3"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[.C25]*71" office:value-type="float" office:value="12.259215" calcext:value-type="float">
            <text:p>12.259215</text:p>
          </table:table-cell>
          <table:table-cell office:value-type="float" office:value="0.172665" calcext:value-type="float">
            <text:p>0.172665</text:p>
          </table:table-cell>
          <table:table-cell table:number-columns-repeated="3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[.C26]*71" office:value-type="float" office:value="12.380412" calcext:value-type="float">
            <text:p>12.380412</text:p>
          </table:table-cell>
          <table:table-cell office:value-type="float" office:value="0.174372" calcext:value-type="float">
            <text:p>0.174372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C27]*71" office:value-type="float" office:value="12.478037" calcext:value-type="float">
            <text:p>12.478037</text:p>
          </table:table-cell>
          <table:table-cell office:value-type="float" office:value="0.175747" calcext:value-type="float">
            <text:p>0.175747</text:p>
          </table:table-cell>
          <table:table-cell table:number-columns-repeated="3"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[.C28]*71" office:value-type="float" office:value="12.55138" calcext:value-type="float">
            <text:p>12.55138</text:p>
          </table:table-cell>
          <table:table-cell office:value-type="float" office:value="0.17678" calcext:value-type="float">
            <text:p>0.17678</text:p>
          </table:table-cell>
          <table:table-cell table:number-columns-repeated="3"/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[.C29]*71" office:value-type="float" office:value="12.600157" calcext:value-type="float">
            <text:p>12.600157</text:p>
          </table:table-cell>
          <table:table-cell office:value-type="float" office:value="0.177467" calcext:value-type="float">
            <text:p>0.177467</text:p>
          </table:table-cell>
          <table:table-cell table:number-columns-repeated="3"/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[.C30]*71" office:value-type="float" office:value="12.623942" calcext:value-type="float">
            <text:p>12.623942</text:p>
          </table:table-cell>
          <table:table-cell office:value-type="float" office:value="0.177802" calcext:value-type="float">
            <text:p>0.177802</text:p>
          </table:table-cell>
          <table:table-cell table:number-columns-repeated="3"/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[.C31]*71" office:value-type="float" office:value="12.622735" calcext:value-type="float">
            <text:p>12.622735</text:p>
          </table:table-cell>
          <table:table-cell office:value-type="float" office:value="0.177785" calcext:value-type="float">
            <text:p>0.17778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32]*71" office:value-type="float" office:value="12.596465" calcext:value-type="float">
            <text:p>12.596465</text:p>
          </table:table-cell>
          <table:table-cell office:value-type="float" office:value="0.177415" calcext:value-type="float">
            <text:p>0.177415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[.C33]*71" office:value-type="float" office:value="12.545274" calcext:value-type="float">
            <text:p>12.545274</text:p>
          </table:table-cell>
          <table:table-cell office:value-type="float" office:value="0.176694" calcext:value-type="float">
            <text:p>0.176694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[.C34]*71" office:value-type="float" office:value="12.469446" calcext:value-type="float">
            <text:p>12.469446</text:p>
          </table:table-cell>
          <table:table-cell office:value-type="float" office:value="0.175626" calcext:value-type="float">
            <text:p>0.175626</text:p>
          </table:table-cell>
          <table:table-cell table:number-columns-repeated="3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[.C35]*71" office:value-type="float" office:value="12.369549" calcext:value-type="float">
            <text:p>12.369549</text:p>
          </table:table-cell>
          <table:table-cell office:value-type="float" office:value="0.174219" calcext:value-type="float">
            <text:p>0.174219</text:p>
          </table:table-cell>
          <table:table-cell table:number-columns-repeated="3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[.C36]*71" office:value-type="float" office:value="12.246009" calcext:value-type="float">
            <text:p>12.246009</text:p>
          </table:table-cell>
          <table:table-cell office:value-type="float" office:value="0.172479" calcext:value-type="float">
            <text:p>0.172479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C37]*71" office:value-type="float" office:value="12.099678" calcext:value-type="float">
            <text:p>12.099678</text:p>
          </table:table-cell>
          <table:table-cell office:value-type="float" office:value="0.170418" calcext:value-type="float">
            <text:p>0.170418</text:p>
          </table:table-cell>
          <table:table-cell table:number-columns-repeated="3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[.C38]*71" office:value-type="float" office:value="11.931408" calcext:value-type="float">
            <text:p>11.931408</text:p>
          </table:table-cell>
          <table:table-cell office:value-type="float" office:value="0.168048" calcext:value-type="float">
            <text:p>0.168048</text:p>
          </table:table-cell>
          <table:table-cell table:number-columns-repeated="3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[.C39]*71" office:value-type="float" office:value="11.742051" calcext:value-type="float">
            <text:p>11.742051</text:p>
          </table:table-cell>
          <table:table-cell office:value-type="float" office:value="0.165381" calcext:value-type="float">
            <text:p>0.165381</text:p>
          </table:table-cell>
          <table:table-cell table:number-columns-repeated="3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[.C40]*71" office:value-type="float" office:value="11.532814" calcext:value-type="float">
            <text:p>11.532814</text:p>
          </table:table-cell>
          <table:table-cell office:value-type="float" office:value="0.162434" calcext:value-type="float">
            <text:p>0.162434</text:p>
          </table:table-cell>
          <table:table-cell table:number-columns-repeated="3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[.C41]*71" office:value-type="float" office:value="11.304762" calcext:value-type="float">
            <text:p>11.304762</text:p>
          </table:table-cell>
          <table:table-cell office:value-type="float" office:value="0.159222" calcext:value-type="float">
            <text:p>0.15922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42]*71" office:value-type="float" office:value="11.059315" calcext:value-type="float">
            <text:p>11.059315</text:p>
          </table:table-cell>
          <table:table-cell office:value-type="float" office:value="0.155765" calcext:value-type="float">
            <text:p>0.155765</text:p>
          </table:table-cell>
          <table:table-cell table:number-columns-repeated="3"/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[.C43]*71" office:value-type="float" office:value="10.797609" calcext:value-type="float">
            <text:p>10.797609</text:p>
          </table:table-cell>
          <table:table-cell office:value-type="float" office:value="0.152079" calcext:value-type="float">
            <text:p>0.152079</text:p>
          </table:table-cell>
          <table:table-cell table:number-columns-repeated="3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[.C44]*71" office:value-type="float" office:value="10.521206" calcext:value-type="float">
            <text:p>10.521206</text:p>
          </table:table-cell>
          <table:table-cell office:value-type="float" office:value="0.148186" calcext:value-type="float">
            <text:p>0.148186</text:p>
          </table:table-cell>
          <table:table-cell table:number-columns-repeated="3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[.C45]*71" office:value-type="float" office:value="10.231597" calcext:value-type="float">
            <text:p>10.231597</text:p>
          </table:table-cell>
          <table:table-cell office:value-type="float" office:value="0.144107" calcext:value-type="float">
            <text:p>0.144107</text:p>
          </table:table-cell>
          <table:table-cell table:number-columns-repeated="3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[.C46]*71" office:value-type="float" office:value="9.930131" calcext:value-type="float">
            <text:p>9.930131</text:p>
          </table:table-cell>
          <table:table-cell office:value-type="float" office:value="0.139861" calcext:value-type="float">
            <text:p>0.139861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C47]*71" office:value-type="float" office:value="9.618441" calcext:value-type="float">
            <text:p>9.618441</text:p>
          </table:table-cell>
          <table:table-cell office:value-type="float" office:value="0.135471" calcext:value-type="float">
            <text:p>0.135471</text:p>
          </table:table-cell>
          <table:table-cell table:number-columns-repeated="3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[.C48]*71" office:value-type="float" office:value="9.298018" calcext:value-type="float">
            <text:p>9.298018</text:p>
          </table:table-cell>
          <table:table-cell office:value-type="float" office:value="0.130958" calcext:value-type="float">
            <text:p>0.130958</text:p>
          </table:table-cell>
          <table:table-cell table:number-columns-repeated="3"/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[.C49]*71" office:value-type="float" office:value="8.970424" calcext:value-type="float">
            <text:p>8.970424</text:p>
          </table:table-cell>
          <table:table-cell office:value-type="float" office:value="0.126344" calcext:value-type="float">
            <text:p>0.126344</text:p>
          </table:table-cell>
          <table:table-cell table:number-columns-repeated="3"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[.C50]*71" office:value-type="float" office:value="8.637221" calcext:value-type="float">
            <text:p>8.637221</text:p>
          </table:table-cell>
          <table:table-cell office:value-type="float" office:value="0.121651" calcext:value-type="float">
            <text:p>0.121651</text:p>
          </table:table-cell>
          <table:table-cell table:number-columns-repeated="3"/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[.C51]*71" office:value-type="float" office:value="8.2999" calcext:value-type="float">
            <text:p>8.2999</text:p>
          </table:table-cell>
          <table:table-cell office:value-type="float" office:value="0.1169" calcext:value-type="float">
            <text:p>0.116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52]*71" office:value-type="float" office:value="7.959881" calcext:value-type="float">
            <text:p>7.959881</text:p>
          </table:table-cell>
          <table:table-cell office:value-type="float" office:value="0.112111" calcext:value-type="float">
            <text:p>0.112111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table:formula="of:=[.C53]*71" office:value-type="float" office:value="7.618655" calcext:value-type="float">
            <text:p>7.618655</text:p>
          </table:table-cell>
          <table:table-cell office:value-type="float" office:value="0.107305" calcext:value-type="float">
            <text:p>0.107305</text:p>
          </table:table-cell>
          <table:table-cell table:number-columns-repeated="3"/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[.C54]*71" office:value-type="float" office:value="7.277571" calcext:value-type="float">
            <text:p>7.277571</text:p>
          </table:table-cell>
          <table:table-cell office:value-type="float" office:value="0.102501" calcext:value-type="float">
            <text:p>0.102501</text:p>
          </table:table-cell>
          <table:table-cell table:number-columns-repeated="3"/>
        </table:table-row>
        <table:table-row table:style-name="ro1">
          <table:table-cell office:value-type="float" office:value="5.3" calcext:value-type="float">
            <text:p>5.3</text:p>
          </table:table-cell>
          <table:table-cell table:formula="of:=[.C55]*71" office:value-type="float" office:value="6.9379425" calcext:value-type="float">
            <text:p>6.9379425</text:p>
          </table:table-cell>
          <table:table-cell office:value-type="float" office:value="0.0977175" calcext:value-type="float">
            <text:p>0.0977175</text:p>
          </table:table-cell>
          <table:table-cell table:number-columns-repeated="3"/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[.C56]*71" office:value-type="float" office:value="6.6010475" calcext:value-type="float">
            <text:p>6.6010475</text:p>
          </table:table-cell>
          <table:table-cell office:value-type="float" office:value="0.0929725" calcext:value-type="float">
            <text:p>0.0929725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[.C57]*71" office:value-type="float" office:value="6.2680433" calcext:value-type="float">
            <text:p>6.2680433</text:p>
          </table:table-cell>
          <table:table-cell office:value-type="float" office:value="0.0882823" calcext:value-type="float">
            <text:p>0.0882823</text:p>
          </table:table-cell>
          <table:table-cell table:number-columns-repeated="3"/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[.C58]*71" office:value-type="float" office:value="5.9400304" calcext:value-type="float">
            <text:p>5.9400304</text:p>
          </table:table-cell>
          <table:table-cell office:value-type="float" office:value="0.0836624" calcext:value-type="float">
            <text:p>0.0836624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table:formula="of:=[.C59]*71" office:value-type="float" office:value="5.6180028" calcext:value-type="float">
            <text:p>5.6180028</text:p>
          </table:table-cell>
          <table:table-cell office:value-type="float" office:value="0.0791268" calcext:value-type="float">
            <text:p>0.0791268</text:p>
          </table:table-cell>
          <table:table-cell table:number-columns-repeated="3"/>
        </table:table-row>
        <table:table-row table:style-name="ro1">
          <table:table-cell office:value-type="float" office:value="5.8" calcext:value-type="float">
            <text:p>5.8</text:p>
          </table:table-cell>
          <table:table-cell table:formula="of:=[.C60]*71" office:value-type="float" office:value="5.3028835" calcext:value-type="float">
            <text:p>5.3028835</text:p>
          </table:table-cell>
          <table:table-cell office:value-type="float" office:value="0.0746885" calcext:value-type="float">
            <text:p>0.0746885</text:p>
          </table:table-cell>
          <table:table-cell table:number-columns-repeated="3"/>
        </table:table-row>
        <table:table-row table:style-name="ro1">
          <table:table-cell office:value-type="float" office:value="5.9" calcext:value-type="float">
            <text:p>5.9</text:p>
          </table:table-cell>
          <table:table-cell table:formula="of:=[.C61]*71" office:value-type="float" office:value="4.9955032" calcext:value-type="float">
            <text:p>4.9955032</text:p>
          </table:table-cell>
          <table:table-cell office:value-type="float" office:value="0.0703592" calcext:value-type="float">
            <text:p>0.070359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62]*71" office:value-type="float" office:value="4.6966003" calcext:value-type="float">
            <text:p>4.6966003</text:p>
          </table:table-cell>
          <table:table-cell office:value-type="float" office:value="0.0661493" calcext:value-type="float">
            <text:p>0.0661493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 table:formula="of:=[.C63]*71" office:value-type="float" office:value="4.4068138" calcext:value-type="float">
            <text:p>4.4068138</text:p>
          </table:table-cell>
          <table:table-cell office:value-type="float" office:value="0.0620678" calcext:value-type="float">
            <text:p>0.0620678</text:p>
          </table:table-cell>
          <table:table-cell table:number-columns-repeated="3"/>
        </table:table-row>
        <table:table-row table:style-name="ro1">
          <table:table-cell office:value-type="float" office:value="6.2" calcext:value-type="float">
            <text:p>6.2</text:p>
          </table:table-cell>
          <table:table-cell table:formula="of:=[.C64]*71" office:value-type="float" office:value="4.1267046" calcext:value-type="float">
            <text:p>4.1267046</text:p>
          </table:table-cell>
          <table:table-cell office:value-type="float" office:value="0.0581226" calcext:value-type="float">
            <text:p>0.0581226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table:formula="of:=[.C65]*71" office:value-type="float" office:value="3.85672" calcext:value-type="float">
            <text:p>3.85672</text:p>
          </table:table-cell>
          <table:table-cell office:value-type="float" office:value="0.05432" calcext:value-type="float">
            <text:p>0.05432</text:p>
          </table:table-cell>
          <table:table-cell table:number-columns-repeated="3"/>
        </table:table-row>
        <table:table-row table:style-name="ro1">
          <table:table-cell office:value-type="float" office:value="6.4" calcext:value-type="float">
            <text:p>6.4</text:p>
          </table:table-cell>
          <table:table-cell table:formula="of:=[.C66]*71" office:value-type="float" office:value="3.5972505" calcext:value-type="float">
            <text:p>3.5972505</text:p>
          </table:table-cell>
          <table:table-cell office:value-type="float" office:value="0.0506655" calcext:value-type="float">
            <text:p>0.0506655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[.C67]*71" office:value-type="float" office:value="3.348573" calcext:value-type="float">
            <text:p>3.348573</text:p>
          </table:table-cell>
          <table:table-cell office:value-type="float" office:value="0.047163" calcext:value-type="float">
            <text:p>0.047163</text:p>
          </table:table-cell>
          <table:table-cell table:number-columns-repeated="3"/>
        </table:table-row>
        <table:table-row table:style-name="ro1">
          <table:table-cell office:value-type="float" office:value="6.6" calcext:value-type="float">
            <text:p>6.6</text:p>
          </table:table-cell>
          <table:table-cell table:formula="of:=[.C68]*71" office:value-type="float" office:value="3.1109005" calcext:value-type="float">
            <text:p>3.1109005</text:p>
          </table:table-cell>
          <table:table-cell office:value-type="float" office:value="0.0438155" calcext:value-type="float">
            <text:p>0.0438155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table:formula="of:=[.C69]*71" office:value-type="float" office:value="2.8843608" calcext:value-type="float">
            <text:p>2.8843608</text:p>
          </table:table-cell>
          <table:table-cell office:value-type="float" office:value="0.0406248" calcext:value-type="float">
            <text:p>0.0406248</text:p>
          </table:table-cell>
          <table:table-cell table:number-columns-repeated="3"/>
        </table:table-row>
        <table:table-row table:style-name="ro1">
          <table:table-cell office:value-type="float" office:value="6.8" calcext:value-type="float">
            <text:p>6.8</text:p>
          </table:table-cell>
          <table:table-cell table:formula="of:=[.C70]*71" office:value-type="float" office:value="2.6690036" calcext:value-type="float">
            <text:p>2.6690036</text:p>
          </table:table-cell>
          <table:table-cell office:value-type="float" office:value="0.0375916" calcext:value-type="float">
            <text:p>0.0375916</text:p>
          </table:table-cell>
          <table:table-cell table:number-columns-repeated="3"/>
        </table:table-row>
        <table:table-row table:style-name="ro1">
          <table:table-cell office:value-type="float" office:value="6.9" calcext:value-type="float">
            <text:p>6.9</text:p>
          </table:table-cell>
          <table:table-cell table:formula="of:=[.C71]*71" office:value-type="float" office:value="2.4648289" calcext:value-type="float">
            <text:p>2.4648289</text:p>
          </table:table-cell>
          <table:table-cell office:value-type="float" office:value="0.0347159" calcext:value-type="float">
            <text:p>0.034715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72]*71" office:value-type="float" office:value="2.2717515" calcext:value-type="float">
            <text:p>2.2717515</text:p>
          </table:table-cell>
          <table:table-cell office:value-type="float" office:value="0.0319965" calcext:value-type="float">
            <text:p>0.0319965</text:p>
          </table:table-cell>
          <table:table-cell table:number-columns-repeated="3"/>
        </table:table-row>
        <table:table-row table:style-name="ro1">
          <table:table-cell office:value-type="float" office:value="7.1" calcext:value-type="float">
            <text:p>7.1</text:p>
          </table:table-cell>
          <table:table-cell table:formula="of:=[.C73]*71" office:value-type="float" office:value="2.0896436" calcext:value-type="float">
            <text:p>2.0896436</text:p>
          </table:table-cell>
          <table:table-cell office:value-type="float" office:value="0.0294316" calcext:value-type="float">
            <text:p>0.0294316</text:p>
          </table:table-cell>
          <table:table-cell table:number-columns-repeated="3"/>
        </table:table-row>
        <table:table-row table:style-name="ro1">
          <table:table-cell office:value-type="float" office:value="7.2" calcext:value-type="float">
            <text:p>7.2</text:p>
          </table:table-cell>
          <table:table-cell table:formula="of:=[.C74]*71" office:value-type="float" office:value="1.9183206" calcext:value-type="float">
            <text:p>1.9183206</text:p>
          </table:table-cell>
          <table:table-cell office:value-type="float" office:value="0.0270186" calcext:value-type="float">
            <text:p>0.0270186</text:p>
          </table:table-cell>
          <table:table-cell table:number-columns-repeated="3"/>
        </table:table-row>
        <table:table-row table:style-name="ro1">
          <table:table-cell office:value-type="float" office:value="7.3" calcext:value-type="float">
            <text:p>7.3</text:p>
          </table:table-cell>
          <table:table-cell table:formula="of:=[.C75]*71" office:value-type="float" office:value="1.7575411" calcext:value-type="float">
            <text:p>1.7575411</text:p>
          </table:table-cell>
          <table:table-cell office:value-type="float" office:value="0.0247541" calcext:value-type="float">
            <text:p>0.0247541</text:p>
          </table:table-cell>
          <table:table-cell table:number-columns-repeated="3"/>
        </table:table-row>
        <table:table-row table:style-name="ro1">
          <table:table-cell office:value-type="float" office:value="7.4" calcext:value-type="float">
            <text:p>7.4</text:p>
          </table:table-cell>
          <table:table-cell table:formula="of:=[.C76]*71" office:value-type="float" office:value="1.6070424" calcext:value-type="float">
            <text:p>1.6070424</text:p>
          </table:table-cell>
          <table:table-cell office:value-type="float" office:value="0.0226344" calcext:value-type="float">
            <text:p>0.0226344</text:p>
          </table:table-cell>
          <table:table-cell table:number-columns-repeated="3"/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[.C77]*71" office:value-type="float" office:value="1.4665192" calcext:value-type="float">
            <text:p>1.4665192</text:p>
          </table:table-cell>
          <table:table-cell office:value-type="float" office:value="0.0206552" calcext:value-type="float">
            <text:p>0.0206552</text:p>
          </table:table-cell>
          <table:table-cell table:number-columns-repeated="3"/>
        </table:table-row>
        <table:table-row table:style-name="ro1">
          <table:table-cell office:value-type="float" office:value="7.6" calcext:value-type="float">
            <text:p>7.6</text:p>
          </table:table-cell>
          <table:table-cell table:formula="of:=[.C78]*71" office:value-type="float" office:value="1.3356236" calcext:value-type="float">
            <text:p>1.3356236</text:p>
          </table:table-cell>
          <table:table-cell office:value-type="float" office:value="0.0188116" calcext:value-type="float">
            <text:p>0.0188116</text:p>
          </table:table-cell>
          <table:table-cell table:number-columns-repeated="3"/>
        </table:table-row>
        <table:table-row table:style-name="ro1">
          <table:table-cell office:value-type="float" office:value="7.7" calcext:value-type="float">
            <text:p>7.7</text:p>
          </table:table-cell>
          <table:table-cell table:formula="of:=[.C79]*71" office:value-type="float" office:value="1.2139935" calcext:value-type="float">
            <text:p>1.2139935</text:p>
          </table:table-cell>
          <table:table-cell office:value-type="float" office:value="0.0170985" calcext:value-type="float">
            <text:p>0.0170985</text:p>
          </table:table-cell>
          <table:table-cell table:number-columns-repeated="3"/>
        </table:table-row>
        <table:table-row table:style-name="ro1">
          <table:table-cell office:value-type="float" office:value="7.79999" calcext:value-type="float">
            <text:p>7.79999</text:p>
          </table:table-cell>
          <table:table-cell table:formula="of:=[.C80]*71" office:value-type="float" office:value="1.1012526" calcext:value-type="float">
            <text:p>1.1012526</text:p>
          </table:table-cell>
          <table:table-cell office:value-type="float" office:value="0.0155106" calcext:value-type="float">
            <text:p>0.0155106</text:p>
          </table:table-cell>
          <table:table-cell table:number-columns-repeated="3"/>
        </table:table-row>
        <table:table-row table:style-name="ro1">
          <table:table-cell office:value-type="float" office:value="7.89999" calcext:value-type="float">
            <text:p>7.89999</text:p>
          </table:table-cell>
          <table:table-cell table:formula="of:=[.C81]*71" office:value-type="float" office:value="0.9969962" calcext:value-type="float">
            <text:p>0.9969962</text:p>
          </table:table-cell>
          <table:table-cell office:value-type="float" office:value="0.0140422" calcext:value-type="float">
            <text:p>0.0140422</text:p>
          </table:table-cell>
          <table:table-cell table:number-columns-repeated="3"/>
        </table:table-row>
        <table:table-row table:style-name="ro1">
          <table:table-cell office:value-type="float" office:value="7.99999" calcext:value-type="float">
            <text:p>7.99999</text:p>
          </table:table-cell>
          <table:table-cell table:formula="of:=[.C82]*71" office:value-type="float" office:value="0.9008196" calcext:value-type="float">
            <text:p>0.9008196</text:p>
          </table:table-cell>
          <table:table-cell office:value-type="float" office:value="0.0126876" calcext:value-type="float">
            <text:p>0.0126876</text:p>
          </table:table-cell>
          <table:table-cell table:number-columns-repeated="3"/>
        </table:table-row>
        <table:table-row table:style-name="ro1">
          <table:table-cell office:value-type="float" office:value="8.09999" calcext:value-type="float">
            <text:p>8.09999</text:p>
          </table:table-cell>
          <table:table-cell table:formula="of:=[.C83]*71" office:value-type="float" office:value="0.8123039" calcext:value-type="float">
            <text:p>0.8123039</text:p>
          </table:table-cell>
          <table:table-cell office:value-type="float" office:value="0.0114409" calcext:value-type="float">
            <text:p>0.0114409</text:p>
          </table:table-cell>
          <table:table-cell table:number-columns-repeated="3"/>
        </table:table-row>
        <table:table-row table:style-name="ro1">
          <table:table-cell office:value-type="float" office:value="8.2" calcext:value-type="float">
            <text:p>8.2</text:p>
          </table:table-cell>
          <table:table-cell table:formula="of:=[.C84]*71" office:value-type="float" office:value="0.7310302" calcext:value-type="float">
            <text:p>0.7310302</text:p>
          </table:table-cell>
          <table:table-cell office:value-type="float" office:value="0.0102962" calcext:value-type="float">
            <text:p>0.0102962</text:p>
          </table:table-cell>
          <table:table-cell table:number-columns-repeated="3"/>
        </table:table-row>
        <table:table-row table:style-name="ro1">
          <table:table-cell office:value-type="float" office:value="8.3" calcext:value-type="float">
            <text:p>8.3</text:p>
          </table:table-cell>
          <table:table-cell table:formula="of:=[.C85]*71" office:value-type="float" office:value="0.65658599" calcext:value-type="float">
            <text:p>0.65658599</text:p>
          </table:table-cell>
          <table:table-cell office:value-type="float" office:value="0.00924769" calcext:value-type="float">
            <text:p>0.00924769</text:p>
          </table:table-cell>
          <table:table-cell table:number-columns-repeated="3"/>
        </table:table-row>
        <table:table-row table:style-name="ro1">
          <table:table-cell office:value-type="float" office:value="8.4" calcext:value-type="float">
            <text:p>8.4</text:p>
          </table:table-cell>
          <table:table-cell table:formula="of:=[.C86]*71" office:value-type="float" office:value="0.58855024" calcext:value-type="float">
            <text:p>0.58855024</text:p>
          </table:table-cell>
          <table:table-cell office:value-type="float" office:value="0.00828944" calcext:value-type="float">
            <text:p>0.00828944</text:p>
          </table:table-cell>
          <table:table-cell table:number-columns-repeated="3"/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[.C87]*71" office:value-type="float" office:value="0.52651683" calcext:value-type="float">
            <text:p>0.52651683</text:p>
          </table:table-cell>
          <table:table-cell office:value-type="float" office:value="0.00741573" calcext:value-type="float">
            <text:p>0.00741573</text:p>
          </table:table-cell>
          <table:table-cell table:number-columns-repeated="3"/>
        </table:table-row>
        <table:table-row table:style-name="ro1">
          <table:table-cell office:value-type="float" office:value="8.6" calcext:value-type="float">
            <text:p>8.6</text:p>
          </table:table-cell>
          <table:table-cell table:formula="of:=[.C88]*71" office:value-type="float" office:value="0.47008745" calcext:value-type="float">
            <text:p>0.47008745</text:p>
          </table:table-cell>
          <table:table-cell office:value-type="float" office:value="0.00662095" calcext:value-type="float">
            <text:p>0.00662095</text:p>
          </table:table-cell>
          <table:table-cell table:number-columns-repeated="3"/>
        </table:table-row>
        <table:table-row table:style-name="ro1">
          <table:table-cell office:value-type="float" office:value="8.7" calcext:value-type="float">
            <text:p>8.7</text:p>
          </table:table-cell>
          <table:table-cell table:formula="of:=[.C89]*71" office:value-type="float" office:value="0.4188716" calcext:value-type="float">
            <text:p>0.4188716</text:p>
          </table:table-cell>
          <table:table-cell office:value-type="float" office:value="0.0058996" calcext:value-type="float">
            <text:p>0.0058996</text:p>
          </table:table-cell>
          <table:table-cell table:number-columns-repeated="3"/>
        </table:table-row>
        <table:table-row table:style-name="ro1">
          <table:table-cell office:value-type="float" office:value="8.8" calcext:value-type="float">
            <text:p>8.8</text:p>
          </table:table-cell>
          <table:table-cell table:formula="of:=[.C90]*71" office:value-type="float" office:value="0.37249582" calcext:value-type="float">
            <text:p>0.37249582</text:p>
          </table:table-cell>
          <table:table-cell office:value-type="float" office:value="0.00524642" calcext:value-type="float">
            <text:p>0.00524642</text:p>
          </table:table-cell>
          <table:table-cell table:number-columns-repeated="3"/>
        </table:table-row>
        <table:table-row table:style-name="ro1">
          <table:table-cell office:value-type="float" office:value="8.9" calcext:value-type="float">
            <text:p>8.9</text:p>
          </table:table-cell>
          <table:table-cell table:formula="of:=[.C91]*71" office:value-type="float" office:value="0.33059588" calcext:value-type="float">
            <text:p>0.33059588</text:p>
          </table:table-cell>
          <table:table-cell office:value-type="float" office:value="0.00465628" calcext:value-type="float">
            <text:p>0.0046562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92]*71" office:value-type="float" office:value="0.29282743" calcext:value-type="float">
            <text:p>0.29282743</text:p>
          </table:table-cell>
          <table:table-cell office:value-type="float" office:value="0.00412433" calcext:value-type="float">
            <text:p>0.00412433</text:p>
          </table:table-cell>
          <table:table-cell table:number-columns-repeated="3"/>
        </table:table-row>
        <table:table-row table:style-name="ro1">
          <table:table-cell office:value-type="float" office:value="9.1" calcext:value-type="float">
            <text:p>9.1</text:p>
          </table:table-cell>
          <table:table-cell table:formula="of:=[.C93]*71" office:value-type="float" office:value="0.25885819" calcext:value-type="float">
            <text:p>0.25885819</text:p>
          </table:table-cell>
          <table:table-cell office:value-type="float" office:value="0.00364589" calcext:value-type="float">
            <text:p>0.00364589</text:p>
          </table:table-cell>
          <table:table-cell table:number-columns-repeated="3"/>
        </table:table-row>
        <table:table-row table:style-name="ro1">
          <table:table-cell office:value-type="float" office:value="9.2" calcext:value-type="float">
            <text:p>9.2</text:p>
          </table:table-cell>
          <table:table-cell table:formula="of:=[.C94]*71" office:value-type="float" office:value="0.22837576" calcext:value-type="float">
            <text:p>0.22837576</text:p>
          </table:table-cell>
          <table:table-cell office:value-type="float" office:value="0.00321656" calcext:value-type="float">
            <text:p>0.00321656</text:p>
          </table:table-cell>
          <table:table-cell table:number-columns-repeated="3"/>
        </table:table-row>
        <table:table-row table:style-name="ro1">
          <table:table-cell office:value-type="float" office:value="9.3" calcext:value-type="float">
            <text:p>9.3</text:p>
          </table:table-cell>
          <table:table-cell table:formula="of:=[.C95]*71" office:value-type="float" office:value="0.20108265" calcext:value-type="float">
            <text:p>0.20108265</text:p>
          </table:table-cell>
          <table:table-cell office:value-type="float" office:value="0.00283215" calcext:value-type="float">
            <text:p>0.00283215</text:p>
          </table:table-cell>
          <table:table-cell table:number-columns-repeated="3"/>
        </table:table-row>
        <table:table-row table:style-name="ro1">
          <table:table-cell office:value-type="float" office:value="9.4" calcext:value-type="float">
            <text:p>9.4</text:p>
          </table:table-cell>
          <table:table-cell table:formula="of:=[.C96]*71" office:value-type="float" office:value="0.17669983" calcext:value-type="float">
            <text:p>0.17669983</text:p>
          </table:table-cell>
          <table:table-cell office:value-type="float" office:value="0.00248873" calcext:value-type="float">
            <text:p>0.00248873</text:p>
          </table:table-cell>
          <table:table-cell table:number-columns-repeated="3"/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[.C97]*71" office:value-type="float" office:value="0.15496531" calcext:value-type="float">
            <text:p>0.15496531</text:p>
          </table:table-cell>
          <table:table-cell office:value-type="float" office:value="0.00218261" calcext:value-type="float">
            <text:p>0.00218261</text:p>
          </table:table-cell>
          <table:table-cell table:number-columns-repeated="3"/>
        </table:table-row>
        <table:table-row table:style-name="ro1">
          <table:table-cell office:value-type="float" office:value="9.6" calcext:value-type="float">
            <text:p>9.6</text:p>
          </table:table-cell>
          <table:table-cell table:formula="of:=[.C98]*71" office:value-type="float" office:value="0.13563485" calcext:value-type="float">
            <text:p>0.13563485</text:p>
          </table:table-cell>
          <table:table-cell office:value-type="float" office:value="0.00191035" calcext:value-type="float">
            <text:p>0.00191035</text:p>
          </table:table-cell>
          <table:table-cell table:number-columns-repeated="3"/>
        </table:table-row>
        <table:table-row table:style-name="ro1">
          <table:table-cell office:value-type="float" office:value="9.7" calcext:value-type="float">
            <text:p>9.7</text:p>
          </table:table-cell>
          <table:table-cell table:formula="of:=[.C99]*71" office:value-type="float" office:value="0.11847983" calcext:value-type="float">
            <text:p>0.11847983</text:p>
          </table:table-cell>
          <table:table-cell office:value-type="float" office:value="0.00166873" calcext:value-type="float">
            <text:p>0.00166873</text:p>
          </table:table-cell>
          <table:table-cell table:number-columns-repeated="3"/>
        </table:table-row>
        <table:table-row table:style-name="ro1">
          <table:table-cell office:value-type="float" office:value="9.8" calcext:value-type="float">
            <text:p>9.8</text:p>
          </table:table-cell>
          <table:table-cell table:formula="of:=[.C100]*71" office:value-type="float" office:value="0.10328867" calcext:value-type="float">
            <text:p>0.10328867</text:p>
          </table:table-cell>
          <table:table-cell office:value-type="float" office:value="0.00145477" calcext:value-type="float">
            <text:p>0.00145477</text:p>
          </table:table-cell>
          <table:table-cell table:number-columns-repeated="3"/>
        </table:table-row>
        <table:table-row table:style-name="ro1">
          <table:table-cell office:value-type="float" office:value="9.9" calcext:value-type="float">
            <text:p>9.9</text:p>
          </table:table-cell>
          <table:table-cell table:formula="of:=[.C101]*71" office:value-type="float" office:value="0.08986683" calcext:value-type="float">
            <text:p>0.08986683</text:p>
          </table:table-cell>
          <table:table-cell office:value-type="float" office:value="0.00126573" calcext:value-type="float">
            <text:p>0.00126573</text:p>
          </table:table-cell>
          <table:table-cell table:number-columns-repeated="3"/>
        </table:table-row>
      </table:table>
      <table:table table:name="Arkusz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4:19:12.64025807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rzemek U.</meta:initial-creator>
    <meta:creation-date>2011-09-24T18:24:01.41</meta:creation-date>
    <dc:date>2020-05-03T14:19:46.725074376</dc:date>
    <meta:editing-duration>PT9H53S</meta:editing-duration>
    <meta:editing-cycles>7</meta:editing-cycles>
    <meta:generator>LibreOffice/6.4.2.2$Linux_X86_64 LibreOffice_project/40$Build-2</meta:generator>
    <meta:document-statistic meta:table-count="3" meta:cell-count="1216" meta:object-count="3"/>
    <meta:user-defined meta:name="qrichtext">1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37cm" svg:height="12.561cm" xlink:href=".." xlink:type="simple" chart:class="chart:bar" chart:style-name="ch1">
        <chart:legend chart:legend-position="end" svg:x="14.462cm" svg:y="5.981cm" style:legend-expansion="high" chart:style-name="ch2"/>
        <chart:plot-area chart:style-name="ch3" table:cell-range-address="'RDATA2.mdb lokalowe'.H2:'RDATA2.mdb lokalowe'.I11 'RDATA2.mdb lokalowe'.I1:'RDATA2.mdb lokalowe'.I1" chart:data-source-has-labels="both" svg:x="0.8cm" svg:y="0.572cm" svg:width="12.832cm" svg:height="10.781cm">
          <chartooo:coordinate-region svg:x="1.421cm" svg:y="0.771cm" svg:width="12.211cm" svg:height="9.935cm"/>
          <chart:axis chart:dimension="x" chart:name="primary-x" chart:style-name="ch4" chartooo:axis-type="text">
            <chart:categories table:cell-range-address="'RDATA2.mdb lokalowe'.H2:'RDATA2.mdb lokalowe'.H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DATA2.mdb lokalowe'.I2:'RDATA2.mdb lokalowe'.I11" chart:label-cell-address="'RDATA2.mdb lokalowe'.I1:'RDATA2.mdb lokalowe'.I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'RDATA2.mdb lokalowe'.I1:'RDATA2.mdb lokalowe'.I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RDATA2.mdb lokalowe'.H2:'RDATA2.mdb lokalowe'.H11</svg:desc>
                </draw:g>
              </table:table-cell>
              <table:table-cell office:value-type="float" office:value="8">
                <text:p>8</text:p>
                <draw:g>
                  <svg:desc>'RDATA2.mdb lokalowe'.I2:'RDATA2.mdb lokalowe'.I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361cm" svg:y="4.201cm" style:legend-expansion="high" chart:style-name="ch2"/>
        <chart:plot-area chart:style-name="ch3" table:cell-range-address="'RDATA2.mdb lokalowe'.F17:'RDATA2.mdb lokalowe'.G106 'RDATA2.mdb lokalowe'.G16:'RDATA2.mdb lokalowe'.G16" chart:data-source-has-labels="both" svg:x="0.32cm" svg:y="0.18cm" svg:width="11.721cm" svg:height="8.64cm">
          <chartooo:coordinate-region svg:x="0.941cm" svg:y="0.18cm" svg:width="11.1cm" svg:height="5.871cm"/>
          <chart:axis chart:dimension="x" chart:name="primary-x" chart:style-name="ch4" chartooo:axis-type="text">
            <chart:categories table:cell-range-address="'RDATA2.mdb lokalowe'.F17:'RDATA2.mdb lokalowe'.F10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DATA2.mdb lokalowe'.G17:'RDATA2.mdb lokalowe'.G106" chart:label-cell-address="'RDATA2.mdb lokalowe'.G16:'RDATA2.mdb lokalowe'.G16" chart:class="chart:bar">
            <chart:data-point chart:repeated="9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.64944747642665</text:p>
                <draw:g>
                  <svg:desc>'RDATA2.mdb lokalowe'.G16:'RDATA2.mdb lokalowe'.G16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'RDATA2.mdb lokalowe'.F17:'RDATA2.mdb lokalowe'.F106</svg:desc>
                </draw:g>
              </table:table-cell>
              <table:table-cell office:value-type="float" office:value="5.9721080192858">
                <text:p>5.9721080192858</text:p>
                <draw:g>
                  <svg:desc>'RDATA2.mdb lokalowe'.G17:'RDATA2.mdb lokalowe'.G106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6.30066407463949">
                <text:p>6.30066407463949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6.63409961825126">
                <text:p>6.6340996182512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6.9713139898037">
                <text:p>6.971313989803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7.31112638163056">
                <text:p>7.3111263816305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7.65228137540576">
                <text:p>7.6522813754057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7.9934555124731">
                <text:p>7.993455512473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8.33326486809263">
                <text:p>8.3332648680926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8.67027358420389">
                <text:p>8.6702735842038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.00300329963688">
                <text:p>9.00300329963688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9.329943401324">
                <text:p>9.329943401324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9.64956200527273">
                <text:p>9.64956200527273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9.96031756214386">
                <text:p>9.96031756214386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0.2606709695304">
                <text:p>10.2606709695304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0.5490980617223">
                <text:p>10.5490980617223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0.8241023381307">
                <text:p>10.8241023381307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1.0842277838562">
                <text:p>11.0842277838562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1.3280716303295">
                <text:p>11.328071630329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1.5542969006763">
                <text:p>11.55429690067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.7616445835994">
                <text:p>11.7616445835994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1.9489452811922">
                <text:p>11.9489452811922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2.115130180232">
                <text:p>12.115130180232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2.2592412031317">
                <text:p>12.2592412031317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2.3804402037706">
                <text:p>12.380440203770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2.4780170847726">
                <text:p>12.4780170847726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2.5513967262659">
                <text:p>12.5513967262659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12.6001446315495">
                <text:p>12.600144631549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12.6239712121287">
                <text:p>12.6239712121287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12.6227346529986">
                <text:p>12.62273465299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.5964423185102">
                <text:p>12.5964423185102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12.5452506793214">
                <text:p>12.5452506793214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12.4694637614456">
                <text:p>12.4694637614456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12.3695301389082">
                <text:p>12.3695301389082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2.2460385116268">
                <text:p>12.246038511626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2.0997119295098">
                <text:p>12.0997119295098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11.9314007420511">
                <text:p>11.9314007420511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11.7420743695952">
                <text:p>11.7420743695952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11.5328120076529">
                <text:p>11.5328120076529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11.3047923889164">
                <text:p>11.30479238891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.0592827387492">
                <text:p>11.0592827387492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10.7976270687347">
                <text:p>10.7976270687347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10.521233959254">
                <text:p>10.521233959254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10.23156398595">
                <text:p>10.2315639859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9.93011694631139">
                <text:p>9.9301169463113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9.61841904150362">
                <text:p>9.61841904150362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9.29801016507412">
                <text:p>9.29801016507412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8.97043144437742">
                <text:p>8.97043144437742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8.63721317268272">
                <text:p>8.63721317268272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8.29986326013453">
                <text:p>8.2998632601345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95985632027384">
                <text:p>7.95985632027384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7.61862349595061">
                <text:p>7.61862349595061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7.27754311444317">
                <text:p>7.27754311444317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6.93793224673668">
                <text:p>6.93793224673668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6.60103923049313">
                <text:p>6.60103923049313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6.26803720056255">
                <text:p>6.26803720056255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5.94001865522472">
                <text:p>5.94001865522472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5.61799107098236">
                <text:p>5.61799107098236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5.30287356390717">
                <text:p>5.30287356390717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4.99549458149645">
                <text:p>4.995494581496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69659059593731">
                <text:p>4.69659059593731</text:p>
              </table:table-cell>
            </table:table-row>
            <table:table-row>
              <table:table-cell office:value-type="float" office:value="6.09999999999999">
                <text:p>6.09999999999999</text:p>
              </table:table-cell>
              <table:table-cell office:value-type="float" office:value="4.40680575776944">
                <text:p>4.40680575776944</text:p>
              </table:table-cell>
            </table:table-row>
            <table:table-row>
              <table:table-cell office:value-type="float" office:value="6.19999999999999">
                <text:p>6.19999999999999</text:p>
              </table:table-cell>
              <table:table-cell office:value-type="float" office:value="4.12669245833125">
                <text:p>4.12669245833125</text:p>
              </table:table-cell>
            </table:table-row>
            <table:table-row>
              <table:table-cell office:value-type="float" office:value="6.29999999999999">
                <text:p>6.29999999999999</text:p>
              </table:table-cell>
              <table:table-cell office:value-type="float" office:value="3.8567127401751">
                <text:p>3.8567127401751</text:p>
              </table:table-cell>
            </table:table-row>
            <table:table-row>
              <table:table-cell office:value-type="float" office:value="6.39999999999999">
                <text:p>6.39999999999999</text:p>
              </table:table-cell>
              <table:table-cell office:value-type="float" office:value="3.59724048692423">
                <text:p>3.59724048692423</text:p>
              </table:table-cell>
            </table:table-row>
            <table:table-row>
              <table:table-cell office:value-type="float" office:value="6.49999999999999">
                <text:p>6.49999999999999</text:p>
              </table:table-cell>
              <table:table-cell office:value-type="float" office:value="3.34856431785729">
                <text:p>3.34856431785729</text:p>
              </table:table-cell>
            </table:table-row>
            <table:table-row>
              <table:table-cell office:value-type="float" office:value="6.59999999999999">
                <text:p>6.59999999999999</text:p>
              </table:table-cell>
              <table:table-cell office:value-type="float" office:value="3.11089110786028">
                <text:p>3.11089110786028</text:p>
              </table:table-cell>
            </table:table-row>
            <table:table-row>
              <table:table-cell office:value-type="float" office:value="6.69999999999999">
                <text:p>6.69999999999999</text:p>
              </table:table-cell>
              <table:table-cell office:value-type="float" office:value="2.88435005025834">
                <text:p>2.88435005025834</text:p>
              </table:table-cell>
            </table:table-row>
            <table:table-row>
              <table:table-cell office:value-type="float" office:value="6.79999999999999">
                <text:p>6.79999999999999</text:p>
              </table:table-cell>
              <table:table-cell office:value-type="float" office:value="2.6689971783868">
                <text:p>2.6689971783868</text:p>
              </table:table-cell>
            </table:table-row>
            <table:table-row>
              <table:table-cell office:value-type="float" office:value="6.89999999999999">
                <text:p>6.89999999999999</text:p>
              </table:table-cell>
              <table:table-cell office:value-type="float" office:value="2.46482026150863">
                <text:p>2.46482026150863</text:p>
              </table:table-cell>
            </table:table-row>
            <table:table-row>
              <table:table-cell office:value-type="float" office:value="6.99999999999999">
                <text:p>6.99999999999999</text:p>
              </table:table-cell>
              <table:table-cell office:value-type="float" office:value="2.27174399174121">
                <text:p>2.27174399174121</text:p>
              </table:table-cell>
            </table:table-row>
            <table:table-row>
              <table:table-cell office:value-type="float" office:value="7.09999999999999">
                <text:p>7.09999999999999</text:p>
              </table:table-cell>
              <table:table-cell office:value-type="float" office:value="2.08963538090662">
                <text:p>2.08963538090662</text:p>
              </table:table-cell>
            </table:table-row>
            <table:table-row>
              <table:table-cell office:value-type="float" office:value="7.19999999999999">
                <text:p>7.19999999999999</text:p>
              </table:table-cell>
              <table:table-cell office:value-type="float" office:value="1.91830928954012">
                <text:p>1.91830928954012</text:p>
              </table:table-cell>
            </table:table-row>
            <table:table-row>
              <table:table-cell office:value-type="float" office:value="7.29999999999999">
                <text:p>7.29999999999999</text:p>
              </table:table-cell>
              <table:table-cell office:value-type="float" office:value="1.75753401454292">
                <text:p>1.75753401454292</text:p>
              </table:table-cell>
            </table:table-row>
            <table:table-row>
              <table:table-cell office:value-type="float" office:value="7.39999999999999">
                <text:p>7.39999999999999</text:p>
              </table:table-cell>
              <table:table-cell office:value-type="float" office:value="1.60703686700407">
                <text:p>1.60703686700407</text:p>
              </table:table-cell>
            </table:table-row>
            <table:table-row>
              <table:table-cell office:value-type="float" office:value="7.49999999999999">
                <text:p>7.49999999999999</text:p>
              </table:table-cell>
              <table:table-cell office:value-type="float" office:value="1.46650967739215">
                <text:p>1.46650967739215</text:p>
              </table:table-cell>
            </table:table-row>
            <table:table-row>
              <table:table-cell office:value-type="float" office:value="7.59999999999999">
                <text:p>7.59999999999999</text:p>
              </table:table-cell>
              <table:table-cell office:value-type="float" office:value="1.33561417148366">
                <text:p>1.33561417148366</text:p>
              </table:table-cell>
            </table:table-row>
            <table:table-row>
              <table:table-cell office:value-type="float" office:value="7.69999999999999">
                <text:p>7.69999999999999</text:p>
              </table:table-cell>
              <table:table-cell office:value-type="float" office:value="1.21398716690377">
                <text:p>1.21398716690377</text:p>
              </table:table-cell>
            </table:table-row>
            <table:table-row>
              <table:table-cell office:value-type="float" office:value="7.79999999999999">
                <text:p>7.79999999999999</text:p>
              </table:table-cell>
              <table:table-cell office:value-type="float" office:value="1.10124554686847">
                <text:p>1.10124554686847</text:p>
              </table:table-cell>
            </table:table-row>
            <table:table-row>
              <table:table-cell office:value-type="float" office:value="7.89999999999999">
                <text:p>7.89999999999999</text:p>
              </table:table-cell>
              <table:table-cell office:value-type="float" office:value="0.996990974500582">
                <text:p>0.996990974500582</text:p>
              </table:table-cell>
            </table:table-row>
            <table:table-row>
              <table:table-cell office:value-type="float" office:value="7.99999999999999">
                <text:p>7.99999999999999</text:p>
              </table:table-cell>
              <table:table-cell office:value-type="float" office:value="0.900814317826488">
                <text:p>0.900814317826488</text:p>
              </table:table-cell>
            </table:table-row>
            <table:table-row>
              <table:table-cell office:value-type="float" office:value="8.09999999999999">
                <text:p>8.09999999999999</text:p>
              </table:table-cell>
              <table:table-cell office:value-type="float" office:value="0.812299762133188">
                <text:p>0.812299762133188</text:p>
              </table:table-cell>
            </table:table-row>
            <table:table-row>
              <table:table-cell office:value-type="float" office:value="8.19999999999999">
                <text:p>8.19999999999999</text:p>
              </table:table-cell>
              <table:table-cell office:value-type="float" office:value="0.73102859268154">
                <text:p>0.73102859268154</text:p>
              </table:table-cell>
            </table:table-row>
            <table:table-row>
              <table:table-cell office:value-type="float" office:value="8.29999999999999">
                <text:p>8.29999999999999</text:p>
              </table:table-cell>
              <table:table-cell office:value-type="float" office:value="0.656582636746648">
                <text:p>0.656582636746648</text:p>
              </table:table-cell>
            </table:table-row>
            <table:table-row>
              <table:table-cell office:value-type="float" office:value="8.39999999999999">
                <text:p>8.39999999999999</text:p>
              </table:table-cell>
              <table:table-cell office:value-type="float" office:value="0.588547359522325">
                <text:p>0.588547359522325</text:p>
              </table:table-cell>
            </table:table-row>
            <table:table-row>
              <table:table-cell office:value-type="float" office:value="8.49999999999999">
                <text:p>8.49999999999999</text:p>
              </table:table-cell>
              <table:table-cell office:value-type="float" office:value="0.526514613528467">
                <text:p>0.526514613528467</text:p>
              </table:table-cell>
            </table:table-row>
            <table:table-row>
              <table:table-cell office:value-type="float" office:value="8.59999999999999">
                <text:p>8.59999999999999</text:p>
              </table:table-cell>
              <table:table-cell office:value-type="float" office:value="0.470085045757794">
                <text:p>0.470085045757794</text:p>
              </table:table-cell>
            </table:table-row>
            <table:table-row>
              <table:table-cell office:value-type="float" office:value="8.69999999999999">
                <text:p>8.69999999999999</text:p>
              </table:table-cell>
              <table:table-cell office:value-type="float" office:value="0.418870170864623">
                <text:p>0.418870170864623</text:p>
              </table:table-cell>
            </table:table-row>
            <table:table-row>
              <table:table-cell office:value-type="float" office:value="8.79999999999999">
                <text:p>8.79999999999999</text:p>
              </table:table-cell>
              <table:table-cell office:value-type="float" office:value="0.372494122219157">
                <text:p>0.372494122219157</text:p>
              </table:table-cell>
            </table:table-row>
            <table:table-row>
              <table:table-cell office:value-type="float" office:value="8.89999999999998">
                <text:p>8.89999999999998</text:p>
              </table:table-cell>
              <table:table-cell office:value-type="float" office:value="0.33059509562349">
                <text:p>0.33059509562349</text:p>
              </table:table-cell>
            </table:table-row>
            <table:table-row>
              <table:table-cell office:value-type="float" office:value="8.99999999999998">
                <text:p>8.99999999999998</text:p>
              </table:table-cell>
              <table:table-cell office:value-type="float" office:value="0.292826502918354">
                <text:p>0.2928265029183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6cm" svg:height="9.034cm" xlink:href=".." xlink:type="simple" chart:class="chart:line" chart:style-name="ch1">
        <chart:legend chart:legend-position="end" svg:x="13.074cm" svg:y="4.218cm" style:legend-expansion="high" chart:style-name="ch2"/>
        <chart:plot-area chart:style-name="ch3" table:cell-range-address="Arkusz2.A3:Arkusz2.B101 Arkusz2.B2:Arkusz2.B2" chart:data-source-has-labels="both" svg:x="0.32cm" svg:y="0.18cm" svg:width="12.434cm" svg:height="8.674cm">
          <chartooo:coordinate-region svg:x="0.941cm" svg:y="0.18cm" svg:width="11.813cm" svg:height="7.084cm"/>
          <chart:axis chart:dimension="x" chart:name="primary-x" chart:style-name="ch4" chartooo:axis-type="text">
            <chart:categories table:cell-range-address="Arkusz2.A3:Arkusz2.A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2.B3:Arkusz2.B101" chart:label-cell-address="Arkusz2.B2:Arkusz2.B2" chart:class="chart:line"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.6494487</text:p>
                <draw:g>
                  <svg:desc>Arkusz2.B2:Arkusz2.B2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Arkusz2.A3:Arkusz2.A101</svg:desc>
                </draw:g>
              </table:table-cell>
              <table:table-cell office:value-type="float" office:value="5.9721082">
                <text:p>5.9721082</text:p>
                <draw:g>
                  <svg:desc>Arkusz2.B3:Arkusz2.B101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6.3006678">
                <text:p>6.300667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6.634098">
                <text:p>6.63409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6.9713125">
                <text:p>6.971312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7.311154">
                <text:p>7.31115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7.652309">
                <text:p>7.65230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7.993464">
                <text:p>7.99346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8.33327">
                <text:p>8.3332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8.670307">
                <text:p>8.67030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.003013">
                <text:p>9.003013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9.329968">
                <text:p>9.329968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9.649539">
                <text:p>9.649539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9.960306">
                <text:p>9.960306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0.260636">
                <text:p>10.260636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0.549109">
                <text:p>10.549109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0.824092">
                <text:p>10.824092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1.084236">
                <text:p>11.084236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1.32805">
                <text:p>11.3280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1.554327">
                <text:p>11.55432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.761647">
                <text:p>11.761647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1.948945">
                <text:p>11.94894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2.115156">
                <text:p>12.115156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2.259215">
                <text:p>12.25921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2.380412">
                <text:p>12.38041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2.478037">
                <text:p>12.478037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2.55138">
                <text:p>12.55138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12.600157">
                <text:p>12.600157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12.623942">
                <text:p>12.623942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12.622735">
                <text:p>12.6227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.596465">
                <text:p>12.59646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12.545274">
                <text:p>12.545274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12.469446">
                <text:p>12.469446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12.369549">
                <text:p>12.369549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2.246009">
                <text:p>12.24600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2.099678">
                <text:p>12.099678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11.931408">
                <text:p>11.931408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11.742051">
                <text:p>11.742051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11.532814">
                <text:p>11.532814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11.304762">
                <text:p>11.3047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.059315">
                <text:p>11.059315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10.797609">
                <text:p>10.797609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10.521206">
                <text:p>10.521206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10.231597">
                <text:p>10.231597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9.930131">
                <text:p>9.930131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9.618441">
                <text:p>9.618441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9.298018">
                <text:p>9.298018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8.970424">
                <text:p>8.970424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8.637221">
                <text:p>8.637221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8.2999">
                <text:p>8.299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959881">
                <text:p>7.959881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7.618655">
                <text:p>7.618655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7.277571">
                <text:p>7.277571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6.9379425">
                <text:p>6.9379425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6.6010475">
                <text:p>6.601047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6.2680433">
                <text:p>6.2680433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5.9400304">
                <text:p>5.9400304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5.6180028">
                <text:p>5.6180028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5.3028835">
                <text:p>5.3028835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4.9955032">
                <text:p>4.995503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6966003">
                <text:p>4.6966003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4.4068138">
                <text:p>4.4068138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4.1267046">
                <text:p>4.1267046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3.85672">
                <text:p>3.85672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3.5972505">
                <text:p>3.5972505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3.348573">
                <text:p>3.348573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3.1109005">
                <text:p>3.1109005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2.8843608">
                <text:p>2.8843608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2.6690036">
                <text:p>2.6690036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2.4648289">
                <text:p>2.464828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2717515">
                <text:p>2.2717515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2.0896436">
                <text:p>2.0896436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1.9183206">
                <text:p>1.9183206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1.7575411">
                <text:p>1.7575411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1.6070424">
                <text:p>1.6070424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.4665192">
                <text:p>1.4665192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1.3356236">
                <text:p>1.3356236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1.2139935">
                <text:p>1.2139935</text:p>
              </table:table-cell>
            </table:table-row>
            <table:table-row>
              <table:table-cell office:value-type="float" office:value="7.79999">
                <text:p>7.79999</text:p>
              </table:table-cell>
              <table:table-cell office:value-type="float" office:value="1.1012526">
                <text:p>1.1012526</text:p>
              </table:table-cell>
            </table:table-row>
            <table:table-row>
              <table:table-cell office:value-type="float" office:value="7.89999">
                <text:p>7.89999</text:p>
              </table:table-cell>
              <table:table-cell office:value-type="float" office:value="0.9969962">
                <text:p>0.9969962</text:p>
              </table:table-cell>
            </table:table-row>
            <table:table-row>
              <table:table-cell office:value-type="float" office:value="7.99999">
                <text:p>7.99999</text:p>
              </table:table-cell>
              <table:table-cell office:value-type="float" office:value="0.9008196">
                <text:p>0.9008196</text:p>
              </table:table-cell>
            </table:table-row>
            <table:table-row>
              <table:table-cell office:value-type="float" office:value="8.09999">
                <text:p>8.09999</text:p>
              </table:table-cell>
              <table:table-cell office:value-type="float" office:value="0.8123039">
                <text:p>0.8123039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0.7310302">
                <text:p>0.7310302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0.65658599">
                <text:p>0.65658599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0.58855024">
                <text:p>0.58855024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52651683">
                <text:p>0.52651683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0.47008745">
                <text:p>0.47008745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0.4188716">
                <text:p>0.4188716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0.37249582">
                <text:p>0.37249582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0.33059588">
                <text:p>0.330595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9282743">
                <text:p>0.29282743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0.25885819">
                <text:p>0.25885819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0.22837576">
                <text:p>0.22837576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0.20108265">
                <text:p>0.20108265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0.17669983">
                <text:p>0.17669983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.15496531">
                <text:p>0.15496531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0.13563485">
                <text:p>0.13563485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0.11847983">
                <text:p>0.11847983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0.10328867">
                <text:p>0.10328867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0.08986683">
                <text:p>0.089866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